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6.235cm"/>
    </style:style>
    <style:style style:name="co5" style:family="table-column">
      <style:table-column-properties fo:break-before="auto" style:column-width="6.417cm"/>
    </style:style>
    <style:style style:name="co6" style:family="table-column">
      <style:table-column-properties fo:break-before="auto" style:column-width="5.554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6.553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6.463cm"/>
    </style:style>
    <style:style style:name="co11" style:family="table-column">
      <style:table-column-properties fo:break-before="auto" style:column-width="5.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598cm"/>
    </style:style>
    <style:style style:name="co14" style:family="table-column">
      <style:table-column-properties fo:break-before="auto" style:column-width="6.824cm"/>
    </style:style>
    <style:style style:name="co15" style:family="table-column">
      <style:table-column-properties fo:break-before="auto" style:column-width="6.135cm"/>
    </style:style>
    <style:style style:name="co16" style:family="table-column">
      <style:table-column-properties fo:break-before="auto" style:column-width="0.753cm"/>
    </style:style>
    <style:style style:name="co17" style:family="table-column">
      <style:table-column-properties fo:break-before="auto" style:column-width="3.886cm"/>
    </style:style>
    <style:style style:name="co18" style:family="table-column">
      <style:table-column-properties fo:break-before="auto" style:column-width="4.101cm"/>
    </style:style>
    <style:style style:name="co19" style:family="table-column">
      <style:table-column-properties fo:break-before="auto" style:column-width="5.101cm"/>
    </style:style>
    <style:style style:name="co20" style:family="table-column">
      <style:table-column-properties fo:break-before="auto" style:column-width="5.394cm"/>
    </style:style>
    <style:style style:name="co21" style:family="table-column">
      <style:table-column-properties fo:break-before="auto" style:column-width="6.902cm"/>
    </style:style>
    <style:style style:name="co22" style:family="table-column">
      <style:table-column-properties fo:break-before="auto" style:column-width="5.184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4.623cm"/>
    </style:style>
    <style:style style:name="co25" style:family="table-column">
      <style:table-column-properties fo:break-before="auto" style:column-width="4.283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4.718cm"/>
    </style:style>
    <style:style style:name="co28" style:family="table-column">
      <style:table-column-properties fo:break-before="auto" style:column-width="4.773cm"/>
    </style:style>
    <style:style style:name="co29" style:family="table-column">
      <style:table-column-properties fo:break-before="auto" style:column-width="3.634cm"/>
    </style:style>
    <style:style style:name="co30" style:family="table-column">
      <style:table-column-properties fo:break-before="auto" style:column-width="4.223cm"/>
    </style:style>
    <style:style style:name="co31" style:family="table-column">
      <style:table-column-properties fo:break-before="auto" style:column-width="1.466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6.064cm"/>
    </style:style>
    <style:style style:name="co34" style:family="table-column">
      <style:table-column-properties fo:break-before="auto" style:column-width="8.368cm"/>
    </style:style>
    <style:style style:name="co35" style:family="table-column">
      <style:table-column-properties fo:break-before="auto" style:column-width="1.005cm"/>
    </style:style>
    <style:style style:name="co36" style:family="table-column">
      <style:table-column-properties fo:break-before="auto" style:column-width="5.644cm"/>
    </style:style>
    <style:style style:name="co37" style:family="table-column">
      <style:table-column-properties fo:break-before="auto" style:column-width="1.508cm"/>
    </style:style>
    <style:style style:name="co38" style:family="table-column">
      <style:table-column-properties fo:break-before="auto" style:column-width="5.918cm"/>
    </style:style>
    <style:style style:name="co39" style:family="table-column">
      <style:table-column-properties fo:break-before="auto" style:column-width="3.801cm"/>
    </style:style>
    <style:style style:name="co40" style:family="table-column">
      <style:table-column-properties fo:break-before="auto" style:column-width="5.729cm"/>
    </style:style>
    <style:style style:name="co41" style:family="table-column">
      <style:table-column-properties fo:break-before="auto" style:column-width="5.009cm"/>
    </style:style>
    <style:style style:name="co42" style:family="table-column">
      <style:table-column-properties fo:break-before="auto" style:column-width="3.702cm"/>
    </style:style>
    <style:style style:name="co43" style:family="table-column">
      <style:table-column-properties fo:break-before="auto" style:column-width="5.064cm"/>
    </style:style>
    <style:style style:name="co44" style:family="table-column">
      <style:table-column-properties fo:break-before="auto" style:column-width="4.556cm"/>
    </style:style>
    <style:style style:name="co45" style:family="table-column">
      <style:table-column-properties fo:break-before="auto" style:column-width="8.327cm"/>
    </style:style>
    <style:style style:name="co46" style:family="table-column">
      <style:table-column-properties fo:break-before="auto" style:column-width="6.567cm"/>
    </style:style>
    <style:style style:name="co47" style:family="table-column">
      <style:table-column-properties fo:break-before="auto" style:column-width="3.298cm"/>
    </style:style>
    <style:style style:name="co48" style:family="table-column">
      <style:table-column-properties fo:break-before="auto" style:column-width="1.633cm"/>
    </style:style>
    <style:style style:name="co49" style:family="table-column">
      <style:table-column-properties fo:break-before="auto" style:column-width="4.263cm"/>
    </style:style>
    <style:style style:name="co50" style:family="table-column">
      <style:table-column-properties fo:break-before="auto" style:column-width="9.005cm"/>
    </style:style>
    <style:style style:name="co51" style:family="table-column">
      <style:table-column-properties fo:break-before="auto" style:column-width="4.692cm"/>
    </style:style>
    <style:style style:name="co52" style:family="table-column">
      <style:table-column-properties fo:break-before="auto" style:column-width="7.098cm"/>
    </style:style>
    <style:style style:name="co53" style:family="table-column">
      <style:table-column-properties fo:break-before="auto" style:column-width="3.928cm"/>
    </style:style>
    <style:style style:name="co54" style:family="table-column">
      <style:table-column-properties fo:break-before="auto" style:column-width="3.424cm"/>
    </style:style>
    <style:style style:name="co55" style:family="table-column">
      <style:table-column-properties fo:break-before="auto" style:column-width="6.609cm"/>
    </style:style>
    <style:style style:name="co56" style:family="table-column">
      <style:table-column-properties fo:break-before="auto" style:column-width="4.738cm"/>
    </style:style>
    <style:style style:name="co57" style:family="table-column">
      <style:table-column-properties fo:break-before="auto" style:column-width="7.144cm"/>
    </style:style>
    <style:style style:name="co58" style:family="table-column">
      <style:table-column-properties fo:break-before="auto" style:column-width="1.549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5.73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e6ff00"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>
      <style:table-cell-properties fo:background-color="#cc6633"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47ff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8" style:family="table-cell" style:parent-style-name="Default">
      <style:table-cell-properties fo:background-color="#cc6633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6633" fo:border-left="0.06pt solid #000000" fo:border-right="none" fo:border-top="none"/>
    </style:style>
    <style:style style:name="ce20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47ff" fo:border="none"/>
    </style:style>
    <style:style style:name="ce23" style:family="table-cell" style:parent-style-name="Default">
      <style:table-cell-properties fo:border-bottom="none" fo:background-color="#0047ff" style:text-align-source="fix" style:repeat-content="false" fo:border-left="0.06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0047ff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cc6633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cc6633" fo:border="none"/>
    </style:style>
    <style:style style:name="ce28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29" style:family="table-cell" style:parent-style-name="Default">
      <style:table-cell-properties fo:background-color="#cc6633" style:text-align-source="fix" style:repeat-content="false" style:vertical-align="middle"/>
      <style:paragraph-properties fo:text-align="center" fo:margin-left="0cm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30" style:family="table-cell" style:parent-style-name="Default">
      <style:table-cell-properties fo:border-bottom="none" fo:background-color="#e6ff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1" style:family="table-cell" style:parent-style-name="Default">
      <style:table-cell-properties fo:background-color="#e6ff00" fo:border="none"/>
    </style:style>
    <style:style style:name="ce32" style:family="table-cell" style:parent-style-name="Default">
      <style:table-cell-properties fo:border-bottom="none" fo:background-color="#e6ff00" fo:border-left="0.06pt solid #000000" fo:border-right="none" fo:border-top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47ff" style:text-align-source="fix" style:repeat-content="false" fo:border="non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ff" style:font-name="Aria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cc6633" style:text-align-source="fix" style:repeat-content="false" fo:border="non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cc6633" style:text-align-source="fix" style:repeat-content="false" style:vertical-align="middle"/>
      <style:paragraph-properties fo:text-align="center" fo:margin-left="0c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cc6633"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44" style:family="table-cell" style:parent-style-name="Default">
      <style:table-cell-properties fo:background-color="#cc6633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2" style:family="table-cell" style:parent-style-name="Default"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order-bottom="0.06pt solid #000000" fo:border-left="none" fo:border-right="none" fo:border-top="none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7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71" style:family="table-cell" style:parent-style-name="Default">
      <style:table-cell-properties fo:border-bottom="none" fo:border-left="0.06pt solid #000000" fo:border-right="none" fo:border-top="0.06pt solid #000000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order-bottom="none" fo:border-left="0.06pt solid #000000" fo:border-right="none" fo:border-top="none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75" style:family="table-cell" style:parent-style-name="Default">
      <style:table-cell-properties fo:background-color="#e6ff00" style:text-align-source="fix" style:repeat-content="false" style:vertical-align="middl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76" style:family="table-cell" style:parent-style-name="Default">
      <style:table-cell-properties fo:border-bottom="0.06pt solid #000000" fo:background-color="#e6ff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77" style:family="table-cell" style:parent-style-name="Default">
      <style:table-cell-properties fo:border-bottom="none" fo:background-color="#cc6633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78" style:family="table-cell" style:parent-style-name="Default">
      <style:table-cell-properties fo:background-color="#cc6633" style:text-align-source="fix" style:repeat-content="false" style:vertical-align="middl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79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ackground-color="#0047ff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83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order-bottom="0.06pt solid #000000" fo:background-color="#e6ff00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fo:border-bottom="none" fo:background-color="#0047ff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8" style:family="table-cell" style:parent-style-name="Default">
      <style:table-cell-properties fo:background-color="#cc6633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order-bottom="none" fo:background-color="#cc6633" fo:border-left="0.06pt solid #000000" fo:border-right="none" fo:border-top="none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2pt" style:font-size-asian="12pt" style:font-size-complex="12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94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fo:border-bottom="none" fo:background-color="#cc6633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96" style:family="table-cell" style:parent-style-name="Default">
      <style:table-cell-properties fo:border-bottom="none" fo:background-color="#0047ff" fo:border-left="none" fo:border-right="0.06pt solid #000000" fo:border-top="none"/>
      <style:text-properties style:font-name="Arial" fo:font-size="12pt" style:font-size-asian="12pt" style:font-size-complex="12pt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ackground-color="#0047ff"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01" style:family="table-cell" style:parent-style-name="Default">
      <style:table-cell-properties fo:border-bottom="none" fo:background-color="#0047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Arial" fo:font-size="12pt" style:font-size-asian="12pt" style:font-size-complex="12pt"/>
    </style:style>
    <style:style style:name="ce104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105" style:family="table-cell" style:parent-style-name="Default">
      <style:table-cell-properties fo:border-bottom="0.06pt solid #000000" fo:background-color="#e6ff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06" style:family="table-cell" style:parent-style-name="Default">
      <style:table-cell-properties fo:background-color="#cc6633" fo:border="none"/>
      <style:text-properties style:font-name="Arial" fo:font-size="12pt" style:font-size-asian="12pt" style:font-size-complex="12pt"/>
    </style:style>
    <style:style style:name="ce107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108" style:family="table-cell" style:parent-style-name="Default">
      <style:table-cell-properties fo:background-color="#cc6633"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109" style:family="table-cell" style:parent-style-name="Default">
      <style:table-cell-properties fo:border-bottom="none" fo:background-color="#cc6633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111" style:family="table-cell" style:parent-style-name="Default">
      <style:table-cell-properties fo:border-bottom="none" fo:background-color="#e6ff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12" style:family="table-cell" style:parent-style-name="Default">
      <style:table-cell-properties fo:border-bottom="none" fo:background-color="#e6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13" style:family="table-cell" style:parent-style-name="Default">
      <style:table-cell-properties fo:border-bottom="none" fo:background-color="#e6ff00" fo:border-left="0.06pt solid #000000" fo:border-right="0.06pt solid #000000" fo:border-top="none"/>
    </style:style>
    <style:style style:name="ce114" style:family="table-cell" style:parent-style-name="Default">
      <style:table-cell-properties fo:border-bottom="0.06pt solid #000000" fo:background-color="#e6ff00" fo:border-left="0.06pt solid #000000" fo:border-right="none" fo:border-top="none"/>
    </style:style>
    <style:style style:name="ce115" style:family="table-cell" style:parent-style-name="Default">
      <style:table-cell-properties fo:background-color="#cc6633" style:text-align-source="fix" style:repeat-content="false" fo:border="none"/>
      <style:paragraph-properties fo:text-align="center" fo:margin-left="0cm"/>
      <style:text-properties style:font-name="Arial" fo:font-size="12pt" style:font-size-asian="12pt" style:font-size-complex="12pt"/>
    </style:style>
    <style:style style:name="ce116" style:family="table-cell" style:parent-style-name="Default">
      <style:table-cell-properties fo:border-bottom="none" fo:background-color="#e6ff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style:font-name="Arial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0047ff"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00ff" style:font-name="Arial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ff" style:font-name="Arial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ff00ff" style:font-name="Arial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00ff" style:font-name="Arial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order-bottom="none" fo:background-color="#0047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ff" style:font-name="Arial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fo:background-color="#0047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00ff" style:font-name="Arial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133" style:family="table-cell" style:parent-style-name="Default">
      <style:table-cell-properties fo:border-bottom="none" fo:border-left="0.06pt solid #000000" fo:border-right="0.06pt solid #000000" fo:border-top="none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36" style:family="table-cell" style:parent-style-name="Default">
      <style:table-cell-properties fo:border-bottom="none" fo:background-color="#e6ff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13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40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14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44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14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14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name-asian="Arial1" style:font-size-asian="12pt" style:font-name-complex="Arial1" style:font-size-complex="12pt"/>
    </style:style>
    <style:style style:name="ce147" style:family="table-cell" style:parent-style-name="Default">
      <style:table-cell-properties fo:border-bottom="none" fo:background-color="#0047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1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150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2pt" style:font-size-asian="12pt" style:font-size-complex="12pt"/>
    </style:style>
    <style:style style:name="ce151" style:family="table-cell" style:parent-style-name="Default">
      <style:table-cell-properties fo:border-bottom="none" fo:border-left="none" fo:border-right="0.06pt solid #000000" fo:border-top="0.06pt solid #000000"/>
      <style:text-properties style:font-name="Arial" fo:font-size="12pt" style:font-size-asian="12pt" style:font-size-complex="12pt"/>
    </style:style>
    <style:style style:name="ce152" style:family="table-cell" style:parent-style-name="Default">
      <style:table-cell-properties fo:border-bottom="none" fo:border-left="none" fo:border-right="0.06pt solid #000000" fo:border-top="none"/>
    </style:style>
    <style:style style:name="ce153" style:family="table-cell" style:parent-style-name="Default">
      <style:table-cell-properties fo:border-bottom="none" fo:border-left="none" fo:border-right="none" fo:border-top="0.06pt solid #000000"/>
      <style:text-properties style:font-name="Arial" fo:font-size="12pt" style:font-size-asian="12pt" style:font-size-complex="12pt"/>
    </style:style>
    <style:style style:name="ce15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7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start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fo:color="#ff00ff" style:font-name="Arial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name-asian="Arial1" style:font-size-asian="12pt" style:font-name-complex="Arial1" style:font-size-complex="12pt"/>
    </style:style>
    <style:style style:name="ce164" style:family="table-cell" style:parent-style-name="Default">
      <style:table-cell-properties fo:background-color="#9966cc"/>
      <style:text-properties fo:font-size="12pt" style:font-size-asian="12pt" style:font-size-complex="12pt"/>
    </style:style>
    <style:style style:name="ce165" style:family="table-cell" style:parent-style-name="Default">
      <style:text-properties style:font-name="Arial" fo:font-size="12pt" style:font-name-asian="WenQuanYi Zen Hei" style:font-size-asian="12pt" style:font-name-complex="Lohit Hindi" style:font-size-complex="12pt"/>
    </style:style>
    <style:style style:name="ce166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168" style:family="table-cell" style:parent-style-name="Default">
      <style:text-properties fo:font-size="12pt" style:font-name-asian="WenQuanYi Zen Hei" style:font-size-asian="12pt" style:font-name-complex="Lohit Hindi" style:font-size-complex="12pt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2pt" style:font-size-asian="12pt" style:font-size-complex="12pt"/>
    </style:style>
    <style:style style:name="ce170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7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173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style:font-name="Arial" fo:font-size="12pt" style:font-name-asian="WenQuanYi Zen Hei" style:font-size-asian="12pt" style:font-name-complex="Lohit Hindi" style:font-size-complex="12pt"/>
    </style:style>
    <style:style style:name="ce174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175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size="12pt" style:font-name-asian="WenQuanYi Zen Hei" style:font-size-asian="12pt" style:font-name-complex="Lohit Hindi" style:font-size-complex="12pt"/>
    </style:style>
  </office:automatic-styles>
  <office:body>
    <office:spreadsheet>
      <table:table table:name="Feuille1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2" table:number-columns-repeated="994" table:default-cell-style-name="ce2"/>
        <table:table-row table:style-name="ro1" table:number-rows-repeated="12">
          <table:table-cell table:style-name="ce1" table:number-columns-repeated="3"/>
          <table:table-cell table:number-columns-repeated="2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 table:number-columns-repeated="4"/>
          <table:table-cell table:style-name="Default" table:number-columns-repeated="7"/>
          <table:table-cell table:style-name="ce1" table:number-columns-repeated="3"/>
          <table:table-cell table:number-columns-repeated="5"/>
          <table:table-cell table:style-name="ce1" table:number-columns-repeated="2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 office:value-type="string">
            <text:p>anat:reg-cranial-vertebra-ant</text:p>
          </table:table-cell>
          <table:table-cell table:style-name="ce13" office:value-type="string" table:number-columns-spanned="2" table:number-rows-spanned="1">
            <text:p>↔</text:p>
          </table:table-cell>
          <table:covered-table-cell table:style-name="ce17"/>
          <table:table-cell table:style-name="ce1" office:value-type="string">
            <text:p>anat:reg-cranial-vertebra-moy</text:p>
          </table:table-cell>
          <table:table-cell table:style-name="ce13" office:value-type="string">
            <text:p>↔</text:p>
          </table:table-cell>
          <table:table-cell table:style-name="ce13"/>
          <table:table-cell table:style-name="ce17"/>
          <table:table-cell table:style-name="Default" table:number-columns-repeated="3"/>
          <table:table-cell/>
          <table:table-cell table:style-name="ce1" table:number-columns-repeated="2"/>
          <table:table-cell table:number-columns-repeated="6"/>
          <table:table-cell table:style-name="ce1" table:number-columns-repeated="2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ce7" office:value-type="string">
            <text:p>↓</text:p>
          </table:table-cell>
          <table:table-cell table:style-name="ce1"/>
          <table:table-cell table:style-name="Default"/>
          <table:table-cell table:style-name="ce7" office:value-type="string">
            <text:p>↓</text:p>
          </table:table-cell>
          <table:table-cell table:style-name="Default" table:number-columns-repeated="2"/>
          <table:table-cell table:style-name="ce31"/>
          <table:table-cell table:style-name="Default" table:number-columns-repeated="4"/>
          <table:table-cell table:style-name="ce1" table:number-columns-repeated="2"/>
          <table:table-cell table:number-columns-repeated="6"/>
          <table:table-cell table:style-name="ce1" table:number-columns-repeated="2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ce3" office:value-type="string">
            <text:p>anat:reg-base-crane-ant</text:p>
          </table:table-cell>
          <table:table-cell table:style-name="ce13" office:value-type="string" table:number-columns-spanned="2" table:number-rows-spanned="1">
            <text:p>↔</text:p>
          </table:table-cell>
          <table:covered-table-cell table:style-name="ce17"/>
          <table:table-cell table:style-name="ce1" office:value-type="string">
            <text:p>anat:reg-base-crane-moy</text:p>
          </table:table-cell>
          <table:table-cell table:style-name="ce13" office:value-type="string">
            <text:p>↔</text:p>
          </table:table-cell>
          <table:table-cell table:style-name="ce30"/>
          <table:table-cell table:style-name="ce32"/>
          <table:table-cell table:style-name="Default" table:number-columns-repeated="4"/>
          <table:table-cell table:style-name="ce1" table:number-columns-repeated="2"/>
          <table:table-cell table:number-columns-repeated="7"/>
          <table:table-cell table:style-name="ce1"/>
          <table:table-cell table:number-columns-repeated="994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style-name="ce8" office:value-type="string">
            <text:p>↑</text:p>
          </table:table-cell>
          <table:table-cell table:style-name="ce1"/>
          <table:table-cell table:style-name="Default"/>
          <table:table-cell table:style-name="ce8" office:value-type="string">
            <text:p>↑</text:p>
          </table:table-cell>
          <table:table-cell table:style-name="Default"/>
          <table:table-cell table:style-name="ce30"/>
          <table:table-cell table:style-name="ce13" office:value-type="string">
            <text:p>↔</text:p>
          </table:table-cell>
          <table:table-cell table:style-name="ce33" office:value-type="string" table:number-columns-spanned="4" table:number-rows-spanned="1">
            <text:p>anat:reg-cranial-vertebra-post</text:p>
          </table:table-cell>
          <table:covered-table-cell table:number-columns-repeated="3" table:style-name="ce1"/>
          <table:table-cell table:style-name="ce1" table:number-columns-repeated="3"/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2"/>
          <table:table-cell table:style-name="ce3" office:value-type="string">
            <text:p>anat:reg-cavite-orbitaire</text:p>
          </table:table-cell>
          <table:table-cell table:style-name="ce4" office:value-type="string" table:number-columns-spanned="2" table:number-rows-spanned="1">
            <text:p>←</text:p>
          </table:table-cell>
          <table:covered-table-cell table:style-name="ce6"/>
          <table:table-cell table:style-name="ce1" office:value-type="string">
            <text:p>anat:reg-crane-f-ant</text:p>
          </table:table-cell>
          <table:table-cell table:style-name="ce14"/>
          <table:table-cell table:style-name="ce15" office:value-type="string">
            <text:p>→</text:p>
          </table:table-cell>
          <table:table-cell table:style-name="ce3" office:value-type="string">
            <text:p>anat:reg-crane-f-moy</text:p>
          </table:table-cell>
          <table:table-cell table:style-name="ce25" office:value-type="string">
            <text:p>→</text:p>
          </table:table-cell>
          <table:table-cell table:style-name="ce31"/>
          <table:table-cell table:style-name="Default"/>
          <table:table-cell table:style-name="ce34" office:value-type="string" table:number-columns-spanned="4" table:number-rows-spanned="1">
            <text:p>↓</text:p>
          </table:table-cell>
          <table:covered-table-cell table:number-columns-repeated="3" table:style-name="ce1"/>
          <table:table-cell table:style-name="ce1" table:number-columns-repeated="3"/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ce7" office:value-type="string">
            <text:p>↓</text:p>
          </table:table-cell>
          <table:table-cell table:style-name="ce14" office:value-type="string">
            <text:p>→</text:p>
          </table:table-cell>
          <table:table-cell table:style-name="ce18"/>
          <table:table-cell table:style-name="ce7" office:value-type="string">
            <text:p>↓</text:p>
          </table:table-cell>
          <table:table-cell table:style-name="ce26"/>
          <table:table-cell table:style-name="ce31"/>
          <table:table-cell table:style-name="ce13" office:value-type="string">
            <text:p>↔</text:p>
          </table:table-cell>
          <table:table-cell table:style-name="ce33" office:value-type="string" table:number-columns-spanned="4" table:number-rows-spanned="1">
            <text:p>anat:reg-base-crane-post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style-name="ce3" office:value-type="string">
            <text:p>anat:reg-cavite-nasale</text:p>
          </table:table-cell>
          <table:table-cell table:style-name="ce15" office:value-type="string">
            <text:p>↔</text:p>
          </table:table-cell>
          <table:table-cell table:style-name="ce19"/>
          <table:table-cell table:style-name="ce21"/>
          <table:table-cell table:style-name="ce27"/>
          <table:table-cell table:style-name="ce26"/>
          <table:table-cell table:style-name="Default"/>
          <table:table-cell table:style-name="ce8" office:value-type="string">
            <text:p>↑</text:p>
          </table:table-cell>
          <table:table-cell table:number-columns-repeated="2"/>
          <table:table-cell table:style-name="ce17" office:value-type="string">
            <text:p>↕</text:p>
          </table:table-cell>
          <table:table-cell table:style-name="ce1" table:number-columns-repeated="2"/>
          <table:table-cell table:number-columns-repeated="7"/>
          <table:table-cell table:style-name="ce50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6"/>
          <table:table-cell table:style-name="ce15"/>
          <table:table-cell table:style-name="ce22"/>
          <table:table-cell table:style-name="ce15" office:value-type="string">
            <text:p>↔</text:p>
          </table:table-cell>
          <table:table-cell table:style-name="ce26"/>
          <table:table-cell table:style-name="ce26" office:value-type="string">
            <text:p>→</text:p>
          </table:table-cell>
          <table:table-cell table:style-name="ce35" office:value-type="string">
            <text:p>anat:reg-loge-sus-hyoide</text:p>
          </table:table-cell>
          <table:table-cell table:style-name="ce40" office:value-type="string" table:number-columns-spanned="2" table:number-rows-spanned="1">
            <text:p>←</text:p>
          </table:table-cell>
          <table:covered-table-cell/>
          <table:table-cell table:style-name="ce3" office:value-type="string">
            <text:p>anat:reg-cv-cervicale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8"/>
          <table:table-cell table:style-name="ce1" office:value-type="string">
            <text:p>anat:reg-cervi-sup</text:p>
          </table:table-cell>
          <table:table-cell table:number-columns-repeated="1001"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 office:value-type="string">
            <text:p>anat:reg-cavite-buccale</text:p>
          </table:table-cell>
          <table:table-cell table:style-name="ce15" office:value-type="string">
            <text:p>↔</text:p>
          </table:table-cell>
          <table:table-cell table:style-name="ce20" office:value-type="string">
            <text:p>←</text:p>
          </table:table-cell>
          <table:table-cell table:style-name="ce1" office:value-type="string">
            <text:p>anat:reg-machoire</text:p>
          </table:table-cell>
          <table:table-cell table:style-name="ce28" office:value-type="string">
            <text:p>→</text:p>
          </table:table-cell>
          <table:table-cell table:style-name="ce26"/>
          <table:table-cell table:style-name="Default"/>
          <table:table-cell table:style-name="ce36" office:value-type="string" table:number-columns-spanned="1" table:number-rows-spanned="2">
            <text:p>↕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36" office:value-type="string" table:number-columns-spanned="1" table:number-rows-spanned="2">
            <text:p>↕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 office:value-type="string">
            <text:p>anat:reg-articule-dentaire</text:p>
          </table:table-cell>
          <table:table-cell table:style-name="ce1"/>
          <table:table-cell table:style-name="ce6" office:value-type="string">
            <text:p>←</text:p>
          </table:table-cell>
          <table:table-cell table:style-name="Default" table:number-columns-repeated="4"/>
          <table:covered-table-cell table:style-name="Default"/>
          <table:table-cell table:style-name="Default" table:number-columns-repeated="5"/>
          <table:covered-table-cell table:style-name="Default"/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 table:number-columns-repeated="3"/>
          <table:table-cell table:style-name="ce23" office:value-type="string">
            <text:p>↕</text:p>
          </table:table-cell>
          <table:table-cell table:style-name="ce1"/>
          <table:table-cell table:style-name="Default"/>
          <table:table-cell table:style-name="ce1"/>
          <table:table-cell table:style-name="Default" table:number-columns-repeated="7"/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 table:number-columns-repeated="3"/>
          <table:table-cell table:style-name="ce1" office:value-type="string">
            <text:p>anat:reg-loge-ant-cou</text:p>
          </table:table-cell>
          <table:table-cell table:style-name="ce29" office:value-type="string" table:number-columns-spanned="3" table:number-rows-spanned="1">
            <text:p>→</text:p>
          </table:table-cell>
          <table:covered-table-cell table:number-columns-repeated="2" table:style-name="Default"/>
          <table:table-cell table:style-name="ce35" office:value-type="string">
            <text:p>anat:reg-loge-visc-cou</text:p>
          </table:table-cell>
          <table:table-cell table:style-name="ce40" office:value-type="string" table:number-columns-spanned="2" table:number-rows-spanned="1">
            <text:p>←</text:p>
          </table:table-cell>
          <table:covered-table-cell table:style-name="Default"/>
          <table:table-cell table:style-name="ce1" office:value-type="string">
            <text:p>|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8"/>
          <table:table-cell table:style-name="ce1" office:value-type="string">
            <text:p>anat:reg-C4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style-name="ce24" office:value-type="string">
            <text:p>↕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5"/>
          <table:table-cell table:style-name="Default" table:number-columns-repeated="3"/>
          <table:table-cell/>
          <table:table-cell table:style-name="ce35" office:value-type="string">
            <text:p>|</text:p>
          </table:table-cell>
          <table:table-cell table:style-name="ce40" office:value-type="string" table:number-columns-spanned="2" table:number-rows-spanned="1">
            <text:p>←</text:p>
          </table:table-cell>
          <table:covered-table-cell/>
          <table:table-cell table:style-name="ce1" office:value-type="string">
            <text:p>|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8"/>
          <table:table-cell table:style-name="ce1" office:value-type="string">
            <text:p>anat:reg-cervi-inf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2"/>
          <table:table-cell table:style-name="Default"/>
          <table:table-cell table:number-columns-repeated="5"/>
          <table:table-cell table:style-name="ce24" office:value-type="string">
            <text:p>↕</text:p>
          </table:table-cell>
          <table:table-cell/>
          <table:table-cell table:style-name="Default"/>
          <table:table-cell/>
          <table:table-cell table:style-name="ce24" office:value-type="string">
            <text:p>↕</text:p>
          </table:table-cell>
          <table:table-cell table:number-columns-repeated="2"/>
          <table:table-cell table:style-name="ce17" office:value-type="string">
            <text:p>↕</text:p>
          </table:table-cell>
          <table:table-cell table:style-name="ce1" table:number-columns-repeated="2"/>
          <table:table-cell table:style-name="ce24" office:value-type="string">
            <text:p>↕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2"/>
          <table:table-cell table:style-name="Default"/>
          <table:table-cell table:number-columns-repeated="5"/>
          <table:table-cell table:style-name="ce1" office:value-type="string">
            <text:p>anat:reg-paroi-thoraciq-sup</text:p>
          </table:table-cell>
          <table:table-cell table:style-name="ce29" office:value-type="string" table:number-columns-spanned="2" table:number-rows-spanned="1">
            <text:p>→</text:p>
          </table:table-cell>
          <table:covered-table-cell table:style-name="Default"/>
          <table:table-cell/>
          <table:table-cell table:style-name="ce35" office:value-type="string">
            <text:p>anat:reg-cavite-thoraciq</text:p>
          </table:table-cell>
          <table:table-cell table:style-name="ce40" office:value-type="string" table:number-columns-spanned="2" table:number-rows-spanned="1">
            <text:p>←</text:p>
          </table:table-cell>
          <table:covered-table-cell table:style-name="ce1"/>
          <table:table-cell table:style-name="ce3" office:value-type="string">
            <text:p>anat:reg-cv-thoraciq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8"/>
          <table:table-cell table:style-name="ce1" office:value-type="string">
            <text:p>anat:reg-dorsale-thoraciq-sup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2"/>
          <table:table-cell table:style-name="Default"/>
          <table:table-cell table:number-columns-repeated="5"/>
          <table:table-cell table:style-name="ce24" office:value-type="string">
            <text:p>↕</text:p>
          </table:table-cell>
          <table:table-cell/>
          <table:table-cell table:style-name="Default"/>
          <table:table-cell/>
          <table:table-cell table:style-name="ce1"/>
          <table:table-cell table:number-columns-repeated="3"/>
          <table:table-cell table:style-name="ce1" table:number-columns-repeated="2"/>
          <table:table-cell table:style-name="ce24" office:value-type="string">
            <text:p>↕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5"/>
          <table:table-cell table:style-name="ce1" office:value-type="string">
            <text:p>anat:reg-paroi-thoraciq-moy</text:p>
          </table:table-cell>
          <table:table-cell table:style-name="ce29" office:value-type="string" table:number-columns-spanned="2" table:number-rows-spanned="1">
            <text:p>→</text:p>
          </table:table-cell>
          <table:covered-table-cell table:style-name="Default"/>
          <table:table-cell/>
          <table:table-cell table:style-name="ce35" office:value-type="string">
            <text:p>|</text:p>
          </table:table-cell>
          <table:table-cell table:style-name="ce40" office:value-type="string" table:number-columns-spanned="2" table:number-rows-spanned="1">
            <text:p>←</text:p>
          </table:table-cell>
          <table:covered-table-cell table:style-name="ce1"/>
          <table:table-cell table:style-name="ce1" office:value-type="string">
            <text:p>|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8"/>
          <table:table-cell table:style-name="ce1" office:value-type="string">
            <text:p>anat:reg-dorsale-thoraciq-moy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Default"/>
          <table:table-cell table:style-name="ce1" table:number-columns-repeated="2"/>
          <table:table-cell table:number-columns-repeated="5"/>
          <table:table-cell table:style-name="ce24" office:value-type="string">
            <text:p>↕</text:p>
          </table:table-cell>
          <table:table-cell/>
          <table:table-cell table:style-name="Default"/>
          <table:table-cell/>
          <table:table-cell table:style-name="ce1"/>
          <table:table-cell table:number-columns-repeated="3"/>
          <table:table-cell table:style-name="ce1" table:number-columns-repeated="2"/>
          <table:table-cell table:style-name="ce24" office:value-type="string">
            <text:p>↕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5"/>
          <table:table-cell table:style-name="ce1" office:value-type="string">
            <text:p>anat:reg-paroi-thoraciq-inf</text:p>
          </table:table-cell>
          <table:table-cell table:style-name="ce29" office:value-type="string" table:number-columns-spanned="2" table:number-rows-spanned="1">
            <text:p>→</text:p>
          </table:table-cell>
          <table:covered-table-cell table:style-name="Default"/>
          <table:table-cell/>
          <table:table-cell table:style-name="ce35" office:value-type="string">
            <text:p>|</text:p>
          </table:table-cell>
          <table:table-cell table:style-name="ce40" office:value-type="string" table:number-columns-spanned="2" table:number-rows-spanned="1">
            <text:p>←</text:p>
          </table:table-cell>
          <table:covered-table-cell table:style-name="ce1"/>
          <table:table-cell table:style-name="ce1" office:value-type="string">
            <text:p>|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8"/>
          <table:table-cell table:style-name="ce3" office:value-type="string">
            <text:p>anat:reg-dorsale-thoraciq-inf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5"/>
          <table:table-cell table:style-name="ce24" office:value-type="string">
            <text:p>↕</text:p>
          </table:table-cell>
          <table:table-cell table:style-name="ce1"/>
          <table:table-cell table:style-name="Default"/>
          <table:table-cell/>
          <table:table-cell table:style-name="ce24" office:value-type="string">
            <text:p>↕</text:p>
          </table:table-cell>
          <table:table-cell table:number-columns-repeated="2"/>
          <table:table-cell table:style-name="ce17" office:value-type="string">
            <text:p>↕</text:p>
          </table:table-cell>
          <table:table-cell table:number-columns-repeated="2"/>
          <table:table-cell table:style-name="ce24" office:value-type="string">
            <text:p>↕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 table:number-columns-repeated="2"/>
          <table:table-cell table:style-name="ce1" office:value-type="string">
            <text:p>anat:reg-paroi-abdo</text:p>
          </table:table-cell>
          <table:table-cell table:style-name="ce29" office:value-type="string" table:number-columns-spanned="2" table:number-rows-spanned="1">
            <text:p>→</text:p>
          </table:table-cell>
          <table:covered-table-cell table:style-name="Default"/>
          <table:table-cell/>
          <table:table-cell table:style-name="ce35" office:value-type="string">
            <text:p>anat:reg-cavite-abdo-sup</text:p>
          </table:table-cell>
          <table:table-cell table:style-name="ce20" office:value-type="string">
            <text:p>←</text:p>
          </table:table-cell>
          <table:table-cell table:style-name="ce1"/>
          <table:table-cell table:style-name="ce3" office:value-type="string">
            <text:p>anat:reg-cv-lombaire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8"/>
          <table:table-cell table:style-name="ce3" office:value-type="string">
            <text:p>anat:reg-lombaire-sup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style-name="Default" table:number-columns-repeated="5"/>
          <table:table-cell table:style-name="ce1"/>
          <table:table-cell/>
          <table:table-cell table:style-name="Default" table:number-columns-repeated="3"/>
          <table:table-cell/>
          <table:table-cell table:style-name="ce18"/>
          <table:table-cell/>
          <table:table-cell table:style-name="ce1" table:number-columns-repeated="2"/>
          <table:table-cell table:style-name="ce24" office:value-type="string">
            <text:p>↕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style-name="Default" table:number-columns-repeated="9"/>
          <table:table-cell table:style-name="ce36" office:value-type="string">
            <text:p>↕</text:p>
          </table:table-cell>
          <table:table-cell table:style-name="Default"/>
          <table:table-cell table:style-name="ce20" office:value-type="string">
            <text:p>←</text:p>
          </table:table-cell>
          <table:table-cell table:style-name="ce1" office:value-type="string">
            <text:p>|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8"/>
          <table:table-cell table:style-name="ce1" office:value-type="string">
            <text:p>anat:reg-L3</text:p>
          </table:table-cell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style-name="ce44"/>
          <table:table-cell table:style-name="Default" table:number-columns-repeated="3"/>
          <table:table-cell table:style-name="ce24" office:value-type="string">
            <text:p>↕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5"/>
          <table:table-cell table:style-name="ce1" office:value-type="string">
            <text:p>|</text:p>
          </table:table-cell>
          <table:table-cell table:style-name="ce29" office:value-type="string" table:number-columns-spanned="2" table:number-rows-spanned="1">
            <text:p>→</text:p>
          </table:table-cell>
          <table:covered-table-cell table:style-name="Default"/>
          <table:table-cell/>
          <table:table-cell table:style-name="ce35" office:value-type="string">
            <text:p>anat:reg-cavite-abdo-inf</text:p>
          </table:table-cell>
          <table:table-cell table:style-name="ce20" office:value-type="string">
            <text:p>←</text:p>
          </table:table-cell>
          <table:table-cell table:style-name="ce1"/>
          <table:table-cell table:style-name="ce1" office:value-type="string">
            <text:p>|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8"/>
          <table:table-cell table:style-name="ce3" office:value-type="string">
            <text:p>anat:reg-lombaire-inf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6"/>
          <table:table-cell table:style-name="ce1"/>
          <table:table-cell table:style-name="Default"/>
          <table:table-cell table:style-name="ce1"/>
          <table:table-cell table:style-name="ce24" office:value-type="string">
            <text:p>↕</text:p>
          </table:table-cell>
          <table:table-cell table:number-columns-repeated="2"/>
          <table:table-cell table:style-name="ce17" office:value-type="string">
            <text:p>↕</text:p>
          </table:table-cell>
          <table:table-cell table:style-name="ce1" table:number-columns-repeated="3"/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style-name="ce37" office:value-type="string">
            <text:p>anat:reg-pt-bassin</text:p>
          </table:table-cell>
          <table:table-cell table:style-name="ce41" office:value-type="string" table:number-columns-spanned="2" table:number-rows-spanned="1">
            <text:p>←</text:p>
          </table:table-cell>
          <table:covered-table-cell table:style-name="ce45"/>
          <table:table-cell table:style-name="ce46" office:value-type="string">
            <text:p>anat:reg-ceint-pelvi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1"/>
          <table:table-cell table:style-name="ce3" office:value-type="string">
            <text:p>anat:reg-dorsale-pelvi</text:p>
          </table:table-cell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style-name="ce38" office:value-type="string">
            <text:p>↑</text:p>
          </table:table-cell>
          <table:table-cell table:style-name="ce42"/>
          <table:table-cell table:style-name="ce45"/>
          <table:table-cell table:style-name="ce46"/>
          <table:table-cell table:style-name="Default" table:number-columns-repeated="3"/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5"/>
          <table:table-cell table:style-name="Default" table:number-columns-repeated="4"/>
          <table:table-cell table:style-name="ce39" office:value-type="string">
            <text:p>anat:reg-plancher-pelvi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5"/>
          <table:table-cell table:style-name="ce47" office:value-type="string">
            <text:p>|</text:p>
          </table:table-cell>
          <table:table-cell table:style-name="Default" table:number-columns-repeated="3"/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Default" table:number-columns-repeated="5"/>
          <table:table-cell table:style-name="ce1" table:number-columns-repeated="2"/>
          <table:table-cell table:style-name="Default" table:number-columns-repeated="4"/>
          <table:table-cell table:number-columns-repeated="6"/>
          <table:table-cell table:style-name="ce1"/>
          <table:table-cell table:number-columns-repeated="994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 table:number-columns-repeated="9"/>
          <table:table-cell/>
          <table:table-cell table:style-name="ce1" table:number-columns-repeated="3"/>
          <table:table-cell/>
          <table:table-cell table:style-name="ce1"/>
          <table:table-cell table:number-columns-repeated="4"/>
          <table:table-cell table:style-name="ce1"/>
          <table:table-cell table:number-columns-repeated="994"/>
        </table:table-row>
        <table:table-row table:style-name="ro1">
          <table:table-cell table:number-columns-repeated="6"/>
          <table:table-cell table:style-name="ce1" table:number-columns-repeated="13"/>
          <table:table-cell table:number-columns-repeated="1001"/>
        </table:table-row>
        <table:table-row table:style-name="ro1">
          <table:table-cell table:number-columns-repeated="6"/>
          <table:table-cell table:style-name="ce1" table:number-columns-repeated="12"/>
          <table:table-cell table:style-name="ce49"/>
          <table:table-cell table:number-columns-repeated="1001"/>
        </table:table-row>
        <table:table-row table:style-name="ro1">
          <table:table-cell table:number-columns-repeated="6"/>
          <table:table-cell table:style-name="ce3" table:number-columns-repeated="2"/>
          <table:table-cell table:style-name="ce1"/>
          <table:table-cell table:style-name="ce3" table:number-columns-repeated="10"/>
          <table:table-cell table:number-columns-repeated="1001"/>
        </table:table-row>
        <table:table-row table:style-name="ro1">
          <table:table-cell table:number-columns-repeated="6"/>
          <table:table-cell table:style-name="ce1" table:number-columns-repeated="13"/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5"/>
          <table:table-cell table:style-name="ce10"/>
          <table:table-cell table:number-columns-repeated="1014"/>
        </table:table-row>
        <table:table-row table:style-name="ro1">
          <table:table-cell table:number-columns-repeated="5"/>
          <table:table-cell table:style-name="ce11"/>
          <table:table-cell table:number-columns-repeated="14"/>
          <table:table-cell table:style-name="Default"/>
          <table:table-cell table:number-columns-repeated="999"/>
        </table:table-row>
        <table:table-row table:style-name="ro1">
          <table:table-cell table:number-columns-repeated="5"/>
          <table:table-cell table:style-name="ce11"/>
          <table:table-cell table:number-columns-repeated="14"/>
          <table:table-cell table:style-name="ce1"/>
          <table:table-cell table:number-columns-repeated="999"/>
        </table:table-row>
        <table:table-row table:style-name="ro1">
          <table:table-cell table:number-columns-repeated="5"/>
          <table:table-cell table:style-name="ce12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1"/>
          <table:table-cell table:number-columns-repeated="3"/>
          <table:table-cell table:style-name="ce1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8"/>
          <table:table-cell table:style-name="ce1"/>
          <table:table-cell table:number-columns-repeated="3"/>
          <table:table-cell table:style-name="ce1" table:number-columns-repeated="3"/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8"/>
          <table:table-cell table:style-name="ce1"/>
          <table:table-cell table:number-columns-repeated="11"/>
          <table:table-cell table:style-name="Default"/>
          <table:table-cell table:number-columns-repeated="999"/>
        </table:table-row>
        <table:table-row table:style-name="ro1">
          <table:table-cell table:number-columns-repeated="20"/>
          <table:table-cell table:style-name="Default"/>
          <table:table-cell table:number-columns-repeated="999"/>
        </table:table-row>
        <table:table-row table:style-name="ro1">
          <table:table-cell table:number-columns-repeated="20"/>
          <table:table-cell table:style-name="ce1"/>
          <table:table-cell table:number-columns-repeated="999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5"/>
          <table:table-cell table:style-name="ce1" office:value-type="string">
            <text:p>anat:reg-cranial-vertebra-ant</text:p>
          </table:table-cell>
          <table:table-cell table:style-name="ce13" office:value-type="string" table:number-columns-spanned="2" table:number-rows-spanned="1">
            <text:p>↔</text:p>
          </table:table-cell>
          <table:covered-table-cell table:style-name="ce17"/>
          <table:table-cell table:style-name="ce1" office:value-type="string">
            <text:p>anat:reg-cranial-vertebra-moy</text:p>
          </table:table-cell>
          <table:table-cell table:style-name="ce13" office:value-type="string" table:number-columns-spanned="3" table:number-rows-spanned="1">
            <text:p>↔</text:p>
          </table:table-cell>
          <table:covered-table-cell table:style-name="ce13"/>
          <table:covered-table-cell table:style-name="ce17"/>
          <table:table-cell table:style-name="ce33" office:value-type="string" table:number-columns-spanned="4" table:number-rows-spanned="1">
            <text:p>anat:reg-cranial-vertebra-post</text:p>
          </table:table-cell>
          <table:covered-table-cell table:number-columns-repeated="3" table:style-name="ce1"/>
          <table:table-cell table:number-columns-repeated="1004"/>
        </table:table-row>
        <table:table-row table:style-name="ro1">
          <table:table-cell table:number-columns-repeated="5"/>
          <table:table-cell table:style-name="ce7" office:value-type="string">
            <text:p>↓</text:p>
          </table:table-cell>
          <table:table-cell table:style-name="ce1"/>
          <table:table-cell table:style-name="Default"/>
          <table:table-cell table:style-name="ce7" office:value-type="string">
            <text:p>↓</text:p>
          </table:table-cell>
          <table:table-cell table:style-name="Default" table:number-columns-repeated="3"/>
          <table:table-cell table:style-name="ce34" office:value-type="string" table:number-columns-spanned="4" table:number-rows-spanned="1">
            <text:p>↓</text:p>
          </table:table-cell>
          <table:covered-table-cell table:number-columns-repeated="3" table:style-name="ce1"/>
          <table:table-cell table:number-columns-repeated="1004"/>
        </table:table-row>
        <table:table-row table:style-name="ro1">
          <table:table-cell table:number-columns-repeated="5"/>
          <table:table-cell table:style-name="ce3" office:value-type="string">
            <text:p>anat:reg-base-crane-ant</text:p>
          </table:table-cell>
          <table:table-cell table:style-name="ce13" office:value-type="string" table:number-columns-spanned="2" table:number-rows-spanned="1">
            <text:p>↔</text:p>
          </table:table-cell>
          <table:covered-table-cell table:style-name="ce17"/>
          <table:table-cell table:style-name="ce1" office:value-type="string">
            <text:p>anat:reg-base-crane-moy</text:p>
          </table:table-cell>
          <table:table-cell table:style-name="ce13" office:value-type="string" table:number-columns-spanned="3" table:number-rows-spanned="1">
            <text:p>↔</text:p>
          </table:table-cell>
          <table:covered-table-cell table:style-name="ce30"/>
          <table:covered-table-cell table:style-name="Default"/>
          <table:table-cell table:style-name="ce33" office:value-type="string" table:number-columns-spanned="4" table:number-rows-spanned="1">
            <text:p>anat:reg-base-crane-post</text:p>
          </table:table-cell>
          <table:covered-table-cell table:number-columns-repeated="3" table:style-name="ce1"/>
          <table:table-cell table:number-columns-repeated="1004"/>
        </table:table-row>
        <table:table-row table:style-name="ro1">
          <table:table-cell table:number-columns-repeated="5"/>
          <table:table-cell table:style-name="ce8" office:value-type="string">
            <text:p>↑</text:p>
          </table:table-cell>
          <table:table-cell table:style-name="ce1"/>
          <table:table-cell table:style-name="Default"/>
          <table:table-cell table:style-name="ce8" office:value-type="string">
            <text:p>↑</text:p>
          </table:table-cell>
          <table:table-cell/>
          <table:table-cell table:style-name="Default" table:number-columns-repeated="2"/>
          <table:table-cell table:style-name="ce8" office:value-type="string">
            <text:p>↑</text:p>
          </table:table-cell>
          <table:table-cell table:style-name="Default" table:number-columns-repeated="2"/>
          <table:table-cell table:style-name="ce17" office:value-type="string">
            <text:p>↕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>
            <text:p>anat:reg-cavite-orbitaire</text:p>
          </table:table-cell>
          <table:table-cell table:style-name="ce5" office:value-type="string" table:number-columns-spanned="2" table:number-rows-spanned="1">
            <text:p>←</text:p>
          </table:table-cell>
          <table:covered-table-cell table:style-name="ce6" office:value-type="string">
            <text:p>←</text:p>
          </table:covered-table-cell>
          <table:table-cell table:style-name="ce1" office:value-type="string">
            <text:p>anat:reg-crane-f-ant</text:p>
          </table:table-cell>
          <table:table-cell table:style-name="Default" table:number-columns-repeated="2"/>
          <table:table-cell table:style-name="ce3" office:value-type="string">
            <text:p>anat:reg-crane-f-moy</text:p>
          </table:table-cell>
          <table:table-cell table:style-name="Default" table:number-columns-repeated="3"/>
          <table:table-cell table:style-name="ce1" office:value-type="string">
            <text:p>anat:reg-loge-sus-hyoide</text:p>
          </table:table-cell>
          <table:table-cell table:style-name="Default" table:number-columns-repeated="2"/>
          <table:table-cell table:style-name="ce3" office:value-type="string">
            <text:p>anat:reg-cv-cervicale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7" office:value-type="string">
            <text:p>↓</text:p>
          </table:table-cell>
          <table:table-cell table:style-name="Default" table:number-columns-repeated="2"/>
          <table:table-cell table:style-name="ce7" office:value-type="string">
            <text:p>↓</text:p>
          </table:table-cell>
          <table:table-cell table:style-name="Default" table:number-columns-repeated="7"/>
          <table:table-cell table:number-columns-repeated="1004"/>
        </table:table-row>
        <table:table-row table:style-name="ro1">
          <table:table-cell table:number-columns-repeated="5"/>
          <table:table-cell table:style-name="ce3" office:value-type="string">
            <text:p>anat:reg-cavite-nasale</text:p>
          </table:table-cell>
          <table:table-cell table:style-name="Default" table:number-columns-repeated="10"/>
          <table:table-cell table:number-columns-repeated="1004"/>
        </table:table-row>
        <table:table-row table:style-name="ro1">
          <table:table-cell table:number-columns-repeated="1020"/>
        </table:table-row>
        <table:table-row table:style-name="ro1">
          <table:table-cell table:style-name="Default" table:number-columns-repeated="19"/>
          <table:table-cell table:number-columns-repeated="1001"/>
        </table:table-row>
        <table:table-row table:style-name="ro1" table:number-rows-repeated="104850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euille17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2" table:number-columns-repeated="2" table:default-cell-style-name="ce52"/>
        <table:table-column table:style-name="co4" table:default-cell-style-name="ce52"/>
        <table:table-column table:style-name="co2" table:number-columns-repeated="2" table:default-cell-style-name="ce52"/>
        <table:table-column table:style-name="co5" table:default-cell-style-name="ce52"/>
        <table:table-column table:style-name="co2" table:number-columns-repeated="3" table:default-cell-style-name="ce52"/>
        <table:table-column table:style-name="co6" table:default-cell-style-name="ce52"/>
        <table:table-column table:style-name="co2" table:number-columns-repeated="2" table:default-cell-style-name="ce52"/>
        <table:table-column table:style-name="co7" table:default-cell-style-name="ce52"/>
        <table:table-column table:style-name="co2" table:number-columns-repeated="2" table:default-cell-style-name="ce52"/>
        <table:table-column table:style-name="co8" table:default-cell-style-name="ce52"/>
        <table:table-column table:style-name="co2" table:default-cell-style-name="ce52"/>
        <table:table-column table:style-name="co9" table:default-cell-style-name="ce52"/>
        <table:table-column table:style-name="co10" table:default-cell-style-name="ce52"/>
        <table:table-column table:style-name="co2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ce52"/>
        <table:table-column table:style-name="co12" table:number-columns-repeated="994" table:default-cell-style-name="ce52"/>
        <table:table-column table:style-name="co12" table:number-columns-repeated="4" table:default-cell-style-name="ce2"/>
        <table:table-row table:style-name="ro1" table:number-rows-repeated="11">
          <table:table-cell table:style-name="ce45" table:number-columns-repeated="4"/>
          <table:table-cell/>
          <table:table-cell table:style-name="ce45" table:number-columns-repeated="18"/>
          <table:table-cell table:number-columns-repeated="1001"/>
        </table:table-row>
        <table:table-row table:style-name="ro1">
          <table:table-cell table:style-name="ce45"/>
          <table:table-cell table:style-name="ce51" office:value-type="string">
            <text:p>anat:reg-crane-v</text:p>
          </table:table-cell>
          <table:table-cell table:style-name="ce2" table:number-columns-repeated="2"/>
          <table:table-cell table:style-name="ce53"/>
          <table:table-cell table:style-name="ce68" table:number-columns-repeated="11"/>
          <table:table-cell table:style-name="ce100"/>
          <table:table-cell table:style-name="ce47"/>
          <table:table-cell table:style-name="ce45" table:number-columns-repeated="5"/>
          <table:table-cell table:number-columns-repeated="1001"/>
        </table:table-row>
        <table:table-row table:style-name="ro1">
          <table:table-cell table:style-name="ce45" table:number-columns-repeated="2"/>
          <table:table-cell table:style-name="ce56"/>
          <table:table-cell table:style-name="ce2"/>
          <table:table-cell table:style-name="ce54"/>
          <table:table-cell table:style-name="ce45" table:number-columns-repeated="4"/>
          <table:table-cell table:number-columns-repeated="7"/>
          <table:table-cell table:style-name="ce97"/>
          <table:table-cell table:style-name="ce47"/>
          <table:table-cell table:style-name="ce45"/>
          <table:table-cell table:number-columns-repeated="5"/>
          <table:table-cell table:style-name="ce45" table:number-columns-repeated="2"/>
          <table:table-cell table:number-columns-repeated="998"/>
        </table:table-row>
        <table:table-row table:style-name="ro1">
          <table:table-cell table:style-name="ce45"/>
          <table:table-cell table:style-name="ce2"/>
          <table:table-cell table:style-name="ce57" table:number-columns-repeated="2"/>
          <table:table-cell table:style-name="ce54"/>
          <table:table-cell table:style-name="ce45" office:value-type="string">
            <text:p>anat:reg-cranial-vertebra-ant</text:p>
          </table:table-cell>
          <table:table-cell table:style-name="ce75" office:value-type="string" table:number-columns-spanned="2" table:number-rows-spanned="1">
            <text:p>↔</text:p>
          </table:table-cell>
          <table:covered-table-cell table:style-name="ce83"/>
          <table:table-cell table:style-name="ce45" office:value-type="string">
            <text:p>anat:reg-cranial-vertebra-moy</text:p>
          </table:table-cell>
          <table:table-cell table:style-name="ce13" office:value-type="string">
            <text:p>↔</text:p>
          </table:table-cell>
          <table:table-cell table:style-name="ce13"/>
          <table:table-cell table:style-name="ce17"/>
          <table:table-cell table:number-columns-repeated="4"/>
          <table:table-cell table:style-name="ce97"/>
          <table:table-cell table:style-name="ce47"/>
          <table:table-cell table:number-columns-repeated="6"/>
          <table:table-cell table:style-name="ce45" table:number-columns-repeated="2"/>
          <table:table-cell table:number-columns-repeated="998"/>
        </table:table-row>
        <table:table-row table:style-name="ro1">
          <table:table-cell table:style-name="ce45"/>
          <table:table-cell table:style-name="ce51" office:value-type="string">
            <text:p>anat:reg-base-crane</text:p>
          </table:table-cell>
          <table:table-cell table:style-name="ce2" table:number-columns-repeated="2"/>
          <table:table-cell table:style-name="ce54"/>
          <table:table-cell table:style-name="ce67" office:value-type="string">
            <text:p>↓</text:p>
          </table:table-cell>
          <table:table-cell table:style-name="ce45"/>
          <table:table-cell table:style-name="ce84"/>
          <table:table-cell table:style-name="ce67" office:value-type="string">
            <text:p>↓</text:p>
          </table:table-cell>
          <table:table-cell table:style-name="Default" table:number-columns-repeated="2"/>
          <table:table-cell table:style-name="ce31"/>
          <table:table-cell table:number-columns-repeated="4"/>
          <table:table-cell table:style-name="ce97"/>
          <table:table-cell table:style-name="ce47"/>
          <table:table-cell table:number-columns-repeated="6"/>
          <table:table-cell table:style-name="ce45" table:number-columns-repeated="2"/>
          <table:table-cell table:number-columns-repeated="998"/>
        </table:table-row>
        <table:table-row table:style-name="ro1">
          <table:table-cell table:style-name="ce45" table:number-columns-repeated="2"/>
          <table:table-cell table:style-name="ce58"/>
          <table:table-cell table:style-name="ce61"/>
          <table:table-cell table:style-name="ce63"/>
          <table:table-cell table:style-name="ce69" office:value-type="string">
            <text:p>anat:reg-base-crane-ant</text:p>
          </table:table-cell>
          <table:table-cell table:style-name="ce76" office:value-type="string" table:number-columns-spanned="2" table:number-rows-spanned="1">
            <text:p>↔</text:p>
          </table:table-cell>
          <table:covered-table-cell table:style-name="ce85"/>
          <table:table-cell table:style-name="ce92" office:value-type="string">
            <text:p>anat:reg-base-crane-moy</text:p>
          </table:table-cell>
          <table:table-cell table:style-name="ce105" office:value-type="string">
            <text:p>↔</text:p>
          </table:table-cell>
          <table:table-cell table:style-name="ce111"/>
          <table:table-cell table:style-name="ce32"/>
          <table:table-cell table:number-columns-repeated="4"/>
          <table:table-cell table:style-name="ce97"/>
          <table:table-cell table:style-name="ce47"/>
          <table:table-cell table:number-columns-repeated="7"/>
          <table:table-cell table:style-name="ce45"/>
          <table:table-cell table:number-columns-repeated="998"/>
        </table:table-row>
        <table:table-row table:style-name="ro1">
          <table:table-cell table:style-name="ce45"/>
          <table:table-cell table:number-columns-repeated="4"/>
          <table:table-cell table:style-name="ce70" office:value-type="string">
            <text:p>↑</text:p>
          </table:table-cell>
          <table:table-cell table:style-name="ce45"/>
          <table:table-cell table:style-name="ce86"/>
          <table:table-cell table:style-name="ce70" office:value-type="string">
            <text:p>↑</text:p>
          </table:table-cell>
          <table:table-cell table:style-name="Default"/>
          <table:table-cell table:style-name="ce112"/>
          <table:table-cell table:style-name="ce13" office:value-type="string">
            <text:p>↔</text:p>
          </table:table-cell>
          <table:table-cell table:style-name="ce117" office:value-type="string" table:number-columns-spanned="4" table:number-rows-spanned="1">
            <text:p>anat:reg-cranial-vertebra-post</text:p>
          </table:table-cell>
          <table:covered-table-cell table:number-columns-repeated="3" table:style-name="ce45"/>
          <table:table-cell table:style-name="ce97"/>
          <table:table-cell table:style-name="ce47"/>
          <table:table-cell table:style-name="ce45"/>
          <table:table-cell table:number-columns-repeated="6"/>
          <table:table-cell table:style-name="ce45"/>
          <table:table-cell table:number-columns-repeated="998"/>
        </table:table-row>
        <table:table-row table:style-name="ro1">
          <table:table-cell table:style-name="ce45"/>
          <table:table-cell table:style-name="ce53"/>
          <table:table-cell table:style-name="ce59" office:value-type="string">
            <text:p>anat:reg-cavite-orbitaire</text:p>
          </table:table-cell>
          <table:table-cell table:style-name="ce62" office:value-type="string" table:number-columns-spanned="2" table:number-rows-spanned="1">
            <text:p>←</text:p>
          </table:table-cell>
          <table:covered-table-cell table:style-name="ce64"/>
          <table:table-cell table:style-name="ce68" office:value-type="string">
            <text:p>anat:reg-crane-f-ant</text:p>
          </table:table-cell>
          <table:table-cell table:style-name="ce77"/>
          <table:table-cell table:style-name="ce87" office:value-type="string">
            <text:p>→</text:p>
          </table:table-cell>
          <table:table-cell table:style-name="ce93" office:value-type="string">
            <text:p>anat:reg-crane-f-moy</text:p>
          </table:table-cell>
          <table:table-cell table:style-name="ce25" office:value-type="string">
            <text:p>→</text:p>
          </table:table-cell>
          <table:table-cell table:style-name="ce113"/>
          <table:table-cell table:style-name="Default"/>
          <table:table-cell table:style-name="ce118" office:value-type="string" table:number-columns-spanned="4" table:number-rows-spanned="1">
            <text:p>↓</text:p>
          </table:table-cell>
          <table:covered-table-cell table:number-columns-repeated="3" table:style-name="ce45"/>
          <table:table-cell table:style-name="ce97"/>
          <table:table-cell table:style-name="ce47"/>
          <table:table-cell table:style-name="ce45"/>
          <table:table-cell table:number-columns-repeated="6"/>
          <table:table-cell table:style-name="ce45"/>
          <table:table-cell table:number-columns-repeated="998"/>
        </table:table-row>
        <table:table-row table:style-name="ro1">
          <table:table-cell table:style-name="ce45"/>
          <table:table-cell table:style-name="ce54"/>
          <table:table-cell table:style-name="ce45" table:number-columns-repeated="2"/>
          <table:table-cell/>
          <table:table-cell table:style-name="ce67" office:value-type="string">
            <text:p>↓</text:p>
          </table:table-cell>
          <table:table-cell table:style-name="ce78" office:value-type="string">
            <text:p>→</text:p>
          </table:table-cell>
          <table:table-cell table:style-name="ce88"/>
          <table:table-cell table:style-name="ce94" office:value-type="string">
            <text:p>↓</text:p>
          </table:table-cell>
          <table:table-cell table:style-name="ce26"/>
          <table:table-cell table:style-name="ce114"/>
          <table:table-cell table:style-name="ce105" office:value-type="string">
            <text:p>↔</text:p>
          </table:table-cell>
          <table:table-cell table:style-name="ce119" office:value-type="string" table:number-columns-spanned="4" table:number-rows-spanned="1">
            <text:p>anat:reg-base-crane-post</text:p>
          </table:table-cell>
          <table:covered-table-cell table:number-columns-repeated="3" table:style-name="ce92"/>
          <table:table-cell table:style-name="ce139" table:number-columns-repeated="2"/>
          <table:table-cell table:number-columns-repeated="3"/>
          <table:table-cell table:style-name="ce2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/>
          <table:table-cell table:style-name="ce54"/>
          <table:table-cell table:style-name="ce45" table:number-columns-repeated="2"/>
          <table:table-cell/>
          <table:table-cell table:style-name="ce3" office:value-type="string">
            <text:p>anat:reg-cavite-nasale</text:p>
          </table:table-cell>
          <table:table-cell table:style-name="ce79" office:value-type="string">
            <text:p>↔</text:p>
          </table:table-cell>
          <table:table-cell table:style-name="ce89"/>
          <table:table-cell table:style-name="ce95"/>
          <table:table-cell table:style-name="ce106"/>
          <table:table-cell table:style-name="ce115"/>
          <table:table-cell/>
          <table:table-cell table:style-name="ce70" office:value-type="string">
            <text:p>↑</text:p>
          </table:table-cell>
          <table:table-cell table:number-columns-repeated="2"/>
          <table:table-cell table:style-name="ce83" office:value-type="string">
            <text:p>↕</text:p>
          </table:table-cell>
          <table:table-cell table:style-name="ce45" table:number-columns-repeated="2"/>
          <table:table-cell table:number-columns-repeated="3"/>
          <table:table-cell table:style-name="ce143"/>
          <table:table-cell table:number-columns-repeated="3"/>
          <table:table-cell table:style-name="ce86"/>
          <table:table-cell table:number-columns-repeated="998"/>
        </table:table-row>
        <table:table-row table:style-name="ro1">
          <table:table-cell table:style-name="ce45"/>
          <table:table-cell table:style-name="ce54"/>
          <table:table-cell table:style-name="ce45" table:number-columns-repeated="2"/>
          <table:table-cell table:number-columns-repeated="2"/>
          <table:table-cell table:style-name="ce80"/>
          <table:table-cell table:style-name="ce79"/>
          <table:table-cell table:style-name="ce96"/>
          <table:table-cell table:style-name="ce79" office:value-type="string">
            <text:p>↔</text:p>
          </table:table-cell>
          <table:table-cell table:style-name="ce115"/>
          <table:table-cell table:style-name="ce115" office:value-type="string">
            <text:p>→</text:p>
          </table:table-cell>
          <table:table-cell table:style-name="ce120" office:value-type="string">
            <text:p>anat:reg-loge-sus-hyoide</text:p>
          </table:table-cell>
          <table:table-cell table:style-name="ce41" office:value-type="string" table:number-columns-spanned="2" table:number-rows-spanned="1">
            <text:p>←</text:p>
          </table:table-cell>
          <table:covered-table-cell/>
          <table:table-cell table:style-name="ce132" office:value-type="string">
            <text:p>anat:reg-cv-cervicale</text:p>
          </table:table-cell>
          <table:table-cell table:style-name="ce140" office:value-type="string" table:number-columns-spanned="2" table:number-rows-spanned="1">
            <text:p>↔</text:p>
          </table:table-cell>
          <table:covered-table-cell table:style-name="ce144"/>
          <table:table-cell table:style-name="ce100" office:value-type="string">
            <text:p>anat:reg-cervi-sup</text:p>
          </table:table-cell>
          <table:table-cell table:style-name="ce151"/>
          <table:table-cell/>
          <table:table-cell table:style-name="Default"/>
          <table:table-cell table:number-columns-repeated="1002"/>
        </table:table-row>
        <table:table-row table:style-name="ro1">
          <table:table-cell table:style-name="ce45"/>
          <table:table-cell table:style-name="ce54"/>
          <table:table-cell table:style-name="ce45" table:number-columns-repeated="2"/>
          <table:table-cell/>
          <table:table-cell table:style-name="ce45" office:value-type="string">
            <text:p>anat:reg-cavite-buccale</text:p>
          </table:table-cell>
          <table:table-cell table:style-name="ce79" office:value-type="string">
            <text:p>↔</text:p>
          </table:table-cell>
          <table:table-cell table:style-name="ce67" office:value-type="string">
            <text:p>←</text:p>
          </table:table-cell>
          <table:table-cell table:style-name="ce97" office:value-type="string">
            <text:p>anat:reg-machoire</text:p>
          </table:table-cell>
          <table:table-cell table:style-name="ce107" office:value-type="string">
            <text:p>→</text:p>
          </table:table-cell>
          <table:table-cell table:style-name="ce115"/>
          <table:table-cell/>
          <table:table-cell table:style-name="ce121" office:value-type="string" table:number-columns-spanned="1" table:number-rows-spanned="2">
            <text:p>↕</text:p>
          </table:table-cell>
          <table:table-cell table:style-name="ce45" table:number-columns-repeated="2"/>
          <table:table-cell table:style-name="ce126"/>
          <table:table-cell table:style-name="ce45" table:number-columns-repeated="2"/>
          <table:table-cell table:style-name="ce147" office:value-type="string" table:number-columns-spanned="1" table:number-rows-spanned="2">
            <text:p>↕</text:p>
          </table:table-cell>
          <table:table-cell table:style-name="ce103"/>
          <table:table-cell table:style-name="Default"/>
          <table:table-cell table:style-name="ce143" office:value-type="string">
            <text:p>anat:reg-cervi</text:p>
          </table:table-cell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/>
          <table:table-cell table:style-name="ce55"/>
          <table:table-cell table:style-name="ce60" table:number-columns-repeated="2"/>
          <table:table-cell table:style-name="ce65"/>
          <table:table-cell table:style-name="ce60" office:value-type="string">
            <text:p>anat:reg-articule-dentaire</text:p>
          </table:table-cell>
          <table:table-cell table:style-name="ce60"/>
          <table:table-cell table:style-name="ce90" office:value-type="string">
            <text:p>←</text:p>
          </table:table-cell>
          <table:table-cell table:style-name="ce98"/>
          <table:table-cell table:style-name="Default" table:number-columns-repeated="3"/>
          <table:covered-table-cell table:style-name="Default"/>
          <table:table-cell table:style-name="Default" table:number-columns-repeated="2"/>
          <table:table-cell table:style-name="ce133"/>
          <table:table-cell table:style-name="Default" table:number-columns-repeated="2"/>
          <table:covered-table-cell table:style-name="Default"/>
          <table:table-cell table:style-name="ce152"/>
          <table:table-cell table:style-name="ce103"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/>
          <table:table-cell table:style-name="ce54"/>
          <table:table-cell table:style-name="ce47" table:number-columns-repeated="2"/>
          <table:table-cell table:style-name="ce66" table:number-columns-repeated="4"/>
          <table:table-cell table:style-name="ce99" office:value-type="string">
            <text:p>↕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126"/>
          <table:table-cell table:number-columns-repeated="2"/>
          <table:table-cell table:style-name="ce103" table:number-columns-repeated="3"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/>
          <table:table-cell table:style-name="ce54"/>
          <table:table-cell table:style-name="ce45" table:number-columns-repeated="2"/>
          <table:table-cell table:number-columns-repeated="4"/>
          <table:table-cell table:style-name="ce47" office:value-type="string">
            <text:p>anat:reg-loge-ant-cou</text:p>
          </table:table-cell>
          <table:table-cell table:style-name="ce108" office:value-type="string" table:number-columns-spanned="3" table:number-rows-spanned="1">
            <text:p>→</text:p>
          </table:table-cell>
          <table:covered-table-cell table:number-columns-repeated="2"/>
          <table:table-cell table:style-name="ce120" office:value-type="string">
            <text:p>anat:reg-loge-visc-cou</text:p>
          </table:table-cell>
          <table:table-cell table:style-name="ce41" office:value-type="string" table:number-columns-spanned="2" table:number-rows-spanned="1">
            <text:p>←</text:p>
          </table:table-cell>
          <table:covered-table-cell/>
          <table:table-cell table:style-name="ce134" office:value-type="string">
            <text:p>|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145"/>
          <table:table-cell table:style-name="ce97" office:value-type="string">
            <text:p>anat:reg-C4</text:p>
          </table:table-cell>
          <table:table-cell table:style-name="ce103"/>
          <table:table-cell table:style-name="ce153"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51" office:value-type="string">
            <text:p>anat:reg-crane-f</text:p>
          </table:table-cell>
          <table:table-cell table:style-name="ce54"/>
          <table:table-cell table:style-name="ce45" table:number-columns-repeated="2"/>
          <table:table-cell table:number-columns-repeated="2"/>
          <table:table-cell table:style-name="ce45" table:number-columns-repeated="2"/>
          <table:table-cell table:number-columns-repeated="7"/>
          <table:table-cell table:style-name="ce126"/>
          <table:table-cell table:number-columns-repeated="2"/>
          <table:table-cell table:style-name="ce101" office:value-type="string">
            <text:p>↕</text:p>
          </table:table-cell>
          <table:table-cell table:style-name="ce103"/>
          <table:table-cell table:style-name="Default" table:number-columns-repeated="2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Default"/>
          <table:table-cell table:style-name="ce45" table:number-columns-repeated="3"/>
          <table:table-cell table:number-columns-repeated="8"/>
          <table:table-cell table:style-name="ce120" office:value-type="string">
            <text:p>|</text:p>
          </table:table-cell>
          <table:table-cell table:style-name="ce41" office:value-type="string" table:number-columns-spanned="2" table:number-rows-spanned="1">
            <text:p>←</text:p>
          </table:table-cell>
          <table:covered-table-cell/>
          <table:table-cell table:style-name="ce135" office:value-type="string">
            <text:p>|</text:p>
          </table:table-cell>
          <table:table-cell table:style-name="ce141" office:value-type="string" table:number-columns-spanned="2" table:number-rows-spanned="1">
            <text:p>↔</text:p>
          </table:table-cell>
          <table:covered-table-cell table:style-name="ce146"/>
          <table:table-cell table:style-name="ce102" office:value-type="string">
            <text:p>anat:reg-cervi-inf</text:p>
          </table:table-cell>
          <table:table-cell table:style-name="ce150"/>
          <table:table-cell/>
          <table:table-cell table:style-name="ce2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Default"/>
          <table:table-cell table:style-name="ce45"/>
          <table:table-cell table:style-name="Default" table:number-columns-repeated="6"/>
          <table:table-cell table:style-name="ce99" office:value-type="string">
            <text:p>↕</text:p>
          </table:table-cell>
          <table:table-cell table:number-columns-repeated="3"/>
          <table:table-cell table:style-name="ce99" office:value-type="string">
            <text:p>↕</text:p>
          </table:table-cell>
          <table:table-cell table:number-columns-repeated="2"/>
          <table:table-cell table:style-name="ce136" office:value-type="string">
            <text:p>↕</text:p>
          </table:table-cell>
          <table:table-cell table:style-name="ce45" table:number-columns-repeated="2"/>
          <table:table-cell table:style-name="ce101" office:value-type="string">
            <text:p>↕</text:p>
          </table:table-cell>
          <table:table-cell/>
          <table:table-cell table:style-name="ce66"/>
          <table:table-cell table:style-name="ce143" office:value-type="string">
            <text:p>anat:reg-dorsale-thoraciq</text:p>
          </table:table-cell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2"/>
          <table:table-cell table:number-columns-repeated="5"/>
          <table:table-cell table:style-name="ce71"/>
          <table:table-cell table:style-name="ce100" office:value-type="string">
            <text:p>anat:reg-paroi-thoraciq-sup</text:p>
          </table:table-cell>
          <table:table-cell table:style-name="ce108" office:value-type="string" table:number-columns-spanned="2" table:number-rows-spanned="1">
            <text:p>→</text:p>
          </table:table-cell>
          <table:covered-table-cell/>
          <table:table-cell table:style-name="ce71"/>
          <table:table-cell table:style-name="ce122" office:value-type="string">
            <text:p>anat:reg-cavite-thoraciq</text:p>
          </table:table-cell>
          <table:table-cell table:style-name="ce41" office:value-type="string" table:number-columns-spanned="2" table:number-rows-spanned="1">
            <text:p>←</text:p>
          </table:table-cell>
          <table:covered-table-cell table:style-name="ce45"/>
          <table:table-cell table:style-name="ce132" office:value-type="string">
            <text:p>anat:reg-cv-thoraciq</text:p>
          </table:table-cell>
          <table:table-cell table:style-name="ce140" office:value-type="string" table:number-columns-spanned="2" table:number-rows-spanned="1">
            <text:p>↔</text:p>
          </table:table-cell>
          <table:covered-table-cell table:style-name="ce144"/>
          <table:table-cell table:style-name="ce100" office:value-type="string">
            <text:p>anat:reg-dorsale-thoraciq-sup</text:p>
          </table:table-cell>
          <table:table-cell table:style-name="ce151"/>
          <table:table-cell table:style-name="ce103"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2"/>
          <table:table-cell table:number-columns-repeated="5"/>
          <table:table-cell table:style-name="ce72"/>
          <table:table-cell table:style-name="ce101" office:value-type="string">
            <text:p>↕</text:p>
          </table:table-cell>
          <table:table-cell table:number-columns-repeated="2"/>
          <table:table-cell table:style-name="ce72"/>
          <table:table-cell table:style-name="ce97"/>
          <table:table-cell table:number-columns-repeated="2"/>
          <table:table-cell table:style-name="ce126"/>
          <table:table-cell table:style-name="ce45" table:number-columns-repeated="2"/>
          <table:table-cell table:style-name="ce101" office:value-type="string">
            <text:p>↕</text:p>
          </table:table-cell>
          <table:table-cell table:style-name="ce103" table:number-columns-repeated="2"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2"/>
          <table:table-cell table:number-columns-repeated="3"/>
          <table:table-cell table:style-name="ce2"/>
          <table:table-cell table:style-name="ce65"/>
          <table:table-cell table:style-name="ce72"/>
          <table:table-cell table:style-name="ce97" office:value-type="string">
            <text:p>anat:reg-paroi-thoraciq-moy</text:p>
          </table:table-cell>
          <table:table-cell table:style-name="ce108" office:value-type="string" table:number-columns-spanned="2" table:number-rows-spanned="1">
            <text:p>→</text:p>
          </table:table-cell>
          <table:covered-table-cell/>
          <table:table-cell table:style-name="ce72"/>
          <table:table-cell table:style-name="ce123" office:value-type="string">
            <text:p>|</text:p>
          </table:table-cell>
          <table:table-cell table:style-name="ce41" office:value-type="string" table:number-columns-spanned="2" table:number-rows-spanned="1">
            <text:p>←</text:p>
          </table:table-cell>
          <table:covered-table-cell table:style-name="ce45"/>
          <table:table-cell table:style-name="ce134" office:value-type="string">
            <text:p>|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145"/>
          <table:table-cell table:style-name="ce97" office:value-type="string">
            <text:p>anat:reg-dorsale-thoraciq-moy</text:p>
          </table:table-cell>
          <table:table-cell table:style-name="ce103"/>
          <table:table-cell table:style-name="ce153"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/>
          <table:table-cell table:style-name="ce45" table:number-columns-repeated="3"/>
          <table:table-cell/>
          <table:table-cell table:style-name="ce71"/>
          <table:table-cell/>
          <table:table-cell table:style-name="ce72"/>
          <table:table-cell table:style-name="ce101" office:value-type="string">
            <text:p>↕</text:p>
          </table:table-cell>
          <table:table-cell table:number-columns-repeated="2"/>
          <table:table-cell table:style-name="ce72"/>
          <table:table-cell table:style-name="ce97"/>
          <table:table-cell table:number-columns-repeated="2"/>
          <table:table-cell table:style-name="ce126"/>
          <table:table-cell table:style-name="ce45" table:number-columns-repeated="2"/>
          <table:table-cell table:style-name="ce101" office:value-type="string">
            <text:p>↕</text:p>
          </table:table-cell>
          <table:table-cell table:style-name="ce103"/>
          <table:table-cell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/>
          <table:table-cell table:style-name="ce72"/>
          <table:table-cell/>
          <table:table-cell table:style-name="ce91"/>
          <table:table-cell table:style-name="ce102" office:value-type="string">
            <text:p>anat:reg-paroi-thoraciq-inf</text:p>
          </table:table-cell>
          <table:table-cell table:style-name="ce108" office:value-type="string" table:number-columns-spanned="2" table:number-rows-spanned="1">
            <text:p>→</text:p>
          </table:table-cell>
          <table:covered-table-cell/>
          <table:table-cell table:style-name="ce91"/>
          <table:table-cell table:style-name="ce124" office:value-type="string">
            <text:p>|</text:p>
          </table:table-cell>
          <table:table-cell table:style-name="ce41" office:value-type="string" table:number-columns-spanned="2" table:number-rows-spanned="1">
            <text:p>←</text:p>
          </table:table-cell>
          <table:covered-table-cell table:style-name="ce45"/>
          <table:table-cell table:style-name="ce135" office:value-type="string">
            <text:p>|</text:p>
          </table:table-cell>
          <table:table-cell table:style-name="ce141" office:value-type="string" table:number-columns-spanned="2" table:number-rows-spanned="1">
            <text:p>↔</text:p>
          </table:table-cell>
          <table:covered-table-cell table:style-name="ce146"/>
          <table:table-cell table:style-name="ce148" office:value-type="string">
            <text:p>anat:reg-dorsale-thoraciq-inf</text:p>
          </table:table-cell>
          <table:table-cell table:style-name="ce150"/>
          <table:table-cell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style-name="ce51" office:value-type="string">
            <text:p>anat:reg-paroi-thoraciq</text:p>
          </table:table-cell>
          <table:table-cell table:number-columns-repeated="3"/>
          <table:table-cell table:style-name="ce99" office:value-type="string">
            <text:p>↕</text:p>
          </table:table-cell>
          <table:table-cell table:style-name="ce45"/>
          <table:table-cell table:style-name="ce103"/>
          <table:table-cell/>
          <table:table-cell table:style-name="ce99" office:value-type="string">
            <text:p>↕</text:p>
          </table:table-cell>
          <table:table-cell table:number-columns-repeated="2"/>
          <table:table-cell table:style-name="ce136" office:value-type="string">
            <text:p>↕</text:p>
          </table:table-cell>
          <table:table-cell table:number-columns-repeated="2"/>
          <table:table-cell table:style-name="ce101" office:value-type="string">
            <text:p>↕</text:p>
          </table:table-cell>
          <table:table-cell table:number-columns-repeated="2"/>
          <table:table-cell table:style-name="ce143" office:value-type="string">
            <text:p>anat:reg-lombaire</text:p>
          </table:table-cell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3"/>
          <table:table-cell table:style-name="ce71"/>
          <table:table-cell table:style-name="ce100" office:value-type="string">
            <text:p>anat:reg-paroi-abdo</text:p>
          </table:table-cell>
          <table:table-cell table:style-name="ce109" office:value-type="string" table:number-columns-spanned="2" table:number-rows-spanned="1">
            <text:p>→</text:p>
          </table:table-cell>
          <table:covered-table-cell table:style-name="ce103"/>
          <table:table-cell/>
          <table:table-cell table:style-name="ce125" office:value-type="string">
            <text:p>anat:reg-cavite-abdo-sup</text:p>
          </table:table-cell>
          <table:table-cell table:style-name="ce131" office:value-type="string">
            <text:p>←</text:p>
          </table:table-cell>
          <table:table-cell table:style-name="ce45"/>
          <table:table-cell table:style-name="ce132" office:value-type="string">
            <text:p>anat:reg-cv-lombaire</text:p>
          </table:table-cell>
          <table:table-cell table:style-name="ce140" office:value-type="string" table:number-columns-spanned="2" table:number-rows-spanned="1">
            <text:p>↔</text:p>
          </table:table-cell>
          <table:covered-table-cell table:style-name="ce144"/>
          <table:table-cell table:style-name="ce93" office:value-type="string">
            <text:p>anat:reg-lombaire-sup</text:p>
          </table:table-cell>
          <table:table-cell table:style-name="ce151"/>
          <table:table-cell table:style-name="ce103"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style-name="ce2" table:number-columns-repeated="2"/>
          <table:table-cell/>
          <table:table-cell table:style-name="ce72"/>
          <table:table-cell table:style-name="ce97"/>
          <table:table-cell/>
          <table:table-cell table:style-name="ce103"/>
          <table:table-cell/>
          <table:table-cell table:style-name="ce126"/>
          <table:table-cell/>
          <table:table-cell table:style-name="ce88"/>
          <table:table-cell table:style-name="ce126"/>
          <table:table-cell table:style-name="ce45" table:number-columns-repeated="2"/>
          <table:table-cell table:style-name="ce101" office:value-type="string">
            <text:p>↕</text:p>
          </table:table-cell>
          <table:table-cell table:style-name="ce103" table:number-columns-repeated="2"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3"/>
          <table:table-cell table:style-name="ce72"/>
          <table:table-cell table:style-name="ce103"/>
          <table:table-cell/>
          <table:table-cell table:style-name="ce103"/>
          <table:table-cell/>
          <table:table-cell table:style-name="ce127" office:value-type="string">
            <text:p>↕</text:p>
          </table:table-cell>
          <table:table-cell/>
          <table:table-cell table:style-name="ce131" office:value-type="string">
            <text:p>←</text:p>
          </table:table-cell>
          <table:table-cell table:style-name="ce134" office:value-type="string">
            <text:p>|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145"/>
          <table:table-cell table:style-name="ce97" office:value-type="string">
            <text:p>anat:reg-L3</text:p>
          </table:table-cell>
          <table:table-cell table:style-name="ce103"/>
          <table:table-cell table:style-name="ce153"/>
          <table:table-cell table:style-name="ce143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3"/>
          <table:table-cell table:style-name="ce72"/>
          <table:table-cell table:style-name="ce103"/>
          <table:table-cell/>
          <table:table-cell table:style-name="ce103"/>
          <table:table-cell/>
          <table:table-cell table:style-name="ce126"/>
          <table:table-cell/>
          <table:table-cell table:style-name="ce88"/>
          <table:table-cell table:style-name="ce126"/>
          <table:table-cell table:number-columns-repeated="2"/>
          <table:table-cell table:style-name="ce101" office:value-type="string">
            <text:p>↕</text:p>
          </table:table-cell>
          <table:table-cell table:style-name="ce103"/>
          <table:table-cell/>
          <table:table-cell table:style-name="ce2"/>
          <table:table-cell table:number-columns-repeated="3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3"/>
          <table:table-cell table:style-name="ce91"/>
          <table:table-cell table:style-name="ce102" office:value-type="string">
            <text:p>|</text:p>
          </table:table-cell>
          <table:table-cell table:style-name="ce109" office:value-type="string" table:number-columns-spanned="2" table:number-rows-spanned="1">
            <text:p>→</text:p>
          </table:table-cell>
          <table:covered-table-cell table:style-name="ce103"/>
          <table:table-cell/>
          <table:table-cell table:style-name="ce128" office:value-type="string">
            <text:p>anat:reg-cavite-abdo-inf</text:p>
          </table:table-cell>
          <table:table-cell table:style-name="ce131" office:value-type="string">
            <text:p>←</text:p>
          </table:table-cell>
          <table:table-cell table:style-name="ce45"/>
          <table:table-cell table:style-name="ce135" office:value-type="string">
            <text:p>|</text:p>
          </table:table-cell>
          <table:table-cell table:style-name="ce141" office:value-type="string" table:number-columns-spanned="2" table:number-rows-spanned="1">
            <text:p>↔</text:p>
          </table:table-cell>
          <table:covered-table-cell table:style-name="ce146"/>
          <table:table-cell table:style-name="ce148" office:value-type="string">
            <text:p>anat:reg-lombaire-inf</text:p>
          </table:table-cell>
          <table:table-cell table:style-name="ce150"/>
          <table:table-cell table:number-columns-repeated="5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5"/>
          <table:table-cell table:style-name="ce45"/>
          <table:table-cell table:style-name="ce103"/>
          <table:table-cell table:style-name="ce45"/>
          <table:table-cell table:style-name="ce129" office:value-type="string">
            <text:p>↕</text:p>
          </table:table-cell>
          <table:table-cell table:number-columns-repeated="2"/>
          <table:table-cell table:style-name="ce136" office:value-type="string">
            <text:p>↕</text:p>
          </table:table-cell>
          <table:table-cell table:style-name="ce45" table:number-columns-repeated="2"/>
          <table:table-cell table:style-name="ce97"/>
          <table:table-cell table:number-columns-repeated="6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6"/>
          <table:table-cell table:style-name="ce103"/>
          <table:table-cell/>
          <table:table-cell table:style-name="ce130" office:value-type="string">
            <text:p>anat:reg-pt-bassin</text:p>
          </table:table-cell>
          <table:table-cell table:style-name="ce41" office:value-type="string" table:number-columns-spanned="2" table:number-rows-spanned="1">
            <text:p>←</text:p>
          </table:table-cell>
          <table:covered-table-cell table:style-name="ce45"/>
          <table:table-cell table:style-name="ce137" office:value-type="string">
            <text:p>anat:reg-ceint-pelvi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5"/>
          <table:table-cell table:style-name="ce149" office:value-type="string">
            <text:p>anat:reg-dorsale-pelvi</text:p>
          </table:table-cell>
          <table:table-cell table:number-columns-repeated="6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6"/>
          <table:table-cell table:style-name="ce103" table:number-columns-repeated="2"/>
          <table:table-cell table:style-name="ce115" office:value-type="string">
            <text:p>↑</text:p>
          </table:table-cell>
          <table:table-cell table:style-name="ce42"/>
          <table:table-cell table:style-name="ce45"/>
          <table:table-cell table:style-name="ce137"/>
          <table:table-cell table:style-name="ce142"/>
          <table:table-cell table:style-name="ce45"/>
          <table:table-cell table:style-name="ce149"/>
          <table:table-cell table:number-columns-repeated="6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6"/>
          <table:table-cell table:style-name="ce103" table:number-columns-repeated="2"/>
          <table:table-cell table:style-name="ce39" office:value-type="string">
            <text:p>anat:reg-plancher-pelvi</text:p>
          </table:table-cell>
          <table:table-cell table:style-name="ce43" office:value-type="string" table:number-columns-spanned="2" table:number-rows-spanned="1">
            <text:p>↔</text:p>
          </table:table-cell>
          <table:covered-table-cell table:style-name="ce45"/>
          <table:table-cell table:style-name="ce134" office:value-type="string">
            <text:p>|</text:p>
          </table:table-cell>
          <table:table-cell table:style-name="ce142"/>
          <table:table-cell table:style-name="ce45"/>
          <table:table-cell table:style-name="ce149"/>
          <table:table-cell table:number-columns-repeated="6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6"/>
          <table:table-cell table:style-name="ce103" table:number-columns-repeated="2"/>
          <table:table-cell table:style-name="ce66"/>
          <table:table-cell table:number-columns-repeated="2"/>
          <table:table-cell table:style-name="ce138"/>
          <table:table-cell table:style-name="ce65" table:number-columns-repeated="2"/>
          <table:table-cell table:style-name="ce150"/>
          <table:table-cell table:number-columns-repeated="6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6"/>
          <table:table-cell table:style-name="ce103" table:number-columns-repeated="2"/>
          <table:table-cell/>
          <table:table-cell table:style-name="ce45" table:number-columns-repeated="2"/>
          <table:table-cell table:style-name="ce138"/>
          <table:table-cell table:number-columns-repeated="3"/>
          <table:table-cell table:style-name="ce72"/>
          <table:table-cell table:number-columns-repeated="5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2"/>
          <table:table-cell table:style-name="ce45" table:number-columns-repeated="2"/>
          <table:table-cell table:number-columns-repeated="2"/>
          <table:table-cell table:style-name="ce103" table:number-columns-repeated="2"/>
          <table:table-cell table:style-name="ce120" office:value-type="string">
            <text:p>AXE</text:p>
          </table:table-cell>
          <table:table-cell table:number-columns-repeated="2"/>
          <table:table-cell table:style-name="ce72"/>
          <table:table-cell table:style-name="ce2" table:number-columns-repeated="2"/>
          <table:table-cell/>
          <table:table-cell table:style-name="ce72"/>
          <table:table-cell table:number-columns-repeated="5"/>
          <table:table-cell table:style-name="ce45"/>
          <table:table-cell table:number-columns-repeated="998"/>
        </table:table-row>
        <table:table-row table:style-name="ro1">
          <table:table-cell table:style-name="ce45" table:number-columns-repeated="4"/>
          <table:table-cell table:number-columns-repeated="2"/>
          <table:table-cell table:style-name="ce45" table:number-columns-repeated="2"/>
          <table:table-cell table:number-columns-repeated="2"/>
          <table:table-cell table:style-name="ce103" table:number-columns-repeated="2"/>
          <table:table-cell table:style-name="ce120" office:value-type="string">
            <text:p>ORGANO</text:p>
          </table:table-cell>
          <table:table-cell table:style-name="ce45" table:number-columns-repeated="2"/>
          <table:table-cell table:style-name="ce72"/>
          <table:table-cell table:style-name="ce2" table:number-columns-repeated="2"/>
          <table:table-cell/>
          <table:table-cell table:style-name="ce72"/>
          <table:table-cell table:number-columns-repeated="5"/>
          <table:table-cell table:style-name="ce45"/>
          <table:table-cell table:number-columns-repeated="998"/>
        </table:table-row>
        <table:table-row table:style-name="ro1">
          <table:table-cell table:number-columns-repeated="6"/>
          <table:table-cell table:style-name="ce45" table:number-columns-repeated="4"/>
          <table:table-cell table:style-name="ce97" table:number-columns-repeated="2"/>
          <table:table-cell table:style-name="ce120" office:value-type="string">
            <text:p>VISCERAL</text:p>
          </table:table-cell>
          <table:table-cell/>
          <table:table-cell table:style-name="ce45"/>
          <table:table-cell table:style-name="ce54"/>
          <table:table-cell table:style-name="ce2" table:number-columns-repeated="2"/>
          <table:table-cell table:style-name="ce45"/>
          <table:table-cell table:style-name="ce91"/>
          <table:table-cell table:style-name="ce143" office:value-type="string">
            <text:p>anat:reg-dos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45" table:number-columns-repeated="2"/>
          <table:table-cell table:style-name="ce51" office:value-type="string">
            <text:p>anat:reg-cavite-thoraco-abdo</text:p>
          </table:table-cell>
          <table:table-cell table:style-name="ce110"/>
          <table:table-cell table:style-name="ce102"/>
          <table:table-cell table:style-name="ce97"/>
          <table:table-cell table:style-name="Default"/>
          <table:table-cell table:style-name="ce45" table:number-columns-repeated="2"/>
          <table:table-cell table:style-name="ce54"/>
          <table:table-cell table:style-name="ce2" table:number-columns-repeated="2"/>
          <table:table-cell table:style-name="ce45"/>
          <table:table-cell table:number-columns-repeated="1005"/>
        </table:table-row>
        <table:table-row table:style-name="ro1">
          <table:table-cell table:number-columns-repeated="6"/>
          <table:table-cell table:style-name="ce45" table:number-columns-repeated="2"/>
          <table:table-cell table:style-name="ce45" office:value-type="string">
            <text:p><text:s text:c="21"/>|</text:p>
          </table:table-cell>
          <table:table-cell table:style-name="ce45" table:number-columns-repeated="2"/>
          <table:table-cell table:style-name="ce97"/>
          <table:table-cell/>
          <table:table-cell table:style-name="ce45" table:number-columns-repeated="2"/>
          <table:table-cell table:style-name="ce55"/>
          <table:table-cell table:style-name="ce143" office:value-type="string">
            <text:p>anat:reg-colone-v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ce51" office:value-type="string">
            <text:p>anat:reg-cavite-abdo-pelvi</text:p>
          </table:table-cell>
          <table:table-cell table:style-name="ce60"/>
          <table:table-cell table:style-name="ce102"/>
          <table:table-cell table:style-name="ce45" table:number-columns-repeated="5"/>
          <table:table-cell table:style-name="ce2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2"/>
          <table:table-cell table:style-name="ce45"/>
          <table:table-cell table:number-columns-repeated="1005"/>
        </table:table-row>
        <table:table-row table:style-name="ro1">
          <table:table-cell table:number-columns-repeated="5"/>
          <table:table-cell table:style-name="ce73"/>
          <table:table-cell table:number-columns-repeated="1018"/>
        </table:table-row>
        <table:table-row table:style-name="ro1">
          <table:table-cell table:number-columns-repeated="5"/>
          <table:table-cell table:style-name="ce74"/>
          <table:table-cell table:number-columns-repeated="1018"/>
        </table:table-row>
        <table:table-row table:style-name="ro1">
          <table:table-cell table:number-columns-repeated="5"/>
          <table:table-cell table:style-name="ce74"/>
          <table:table-cell table:number-columns-repeated="14"/>
          <table:table-cell table:style-name="ce45"/>
          <table:table-cell table:number-columns-repeated="1003"/>
        </table:table-row>
        <table:table-row table:style-name="ro1">
          <table:table-cell table:number-columns-repeated="5"/>
          <table:table-cell table:style-name="ce73"/>
          <table:table-cell table:number-columns-repeated="1018"/>
        </table:table-row>
        <table:table-row table:style-name="ro1" table:number-rows-repeated="2">
          <table:table-cell table:number-columns-repeated="8"/>
          <table:table-cell table:style-name="ce45"/>
          <table:table-cell table:number-columns-repeated="3"/>
          <table:table-cell table:style-name="ce45" table:number-columns-repeated="3"/>
          <table:table-cell table:number-columns-repeated="1009"/>
        </table:table-row>
        <table:table-row table:style-name="ro1">
          <table:table-cell table:number-columns-repeated="8"/>
          <table:table-cell table:style-name="ce4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4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45" office:value-type="string">
            <text:p>anat:reg-cranial-vertebra-ant</text:p>
          </table:table-cell>
          <table:table-cell table:style-name="ce75" office:value-type="string" table:number-columns-spanned="2" table:number-rows-spanned="1">
            <text:p>↔</text:p>
          </table:table-cell>
          <table:covered-table-cell table:style-name="ce83"/>
          <table:table-cell table:style-name="ce45" office:value-type="string">
            <text:p>anat:reg-cranial-vertebra-moy</text:p>
          </table:table-cell>
          <table:table-cell table:style-name="ce75" office:value-type="string" table:number-columns-spanned="3" table:number-rows-spanned="1">
            <text:p>↔</text:p>
          </table:table-cell>
          <table:covered-table-cell table:style-name="ce75"/>
          <table:covered-table-cell table:style-name="ce83"/>
          <table:table-cell table:style-name="ce117" office:value-type="string" table:number-columns-spanned="4" table:number-rows-spanned="1">
            <text:p>anat:reg-cranial-vertebra-post</text:p>
          </table:table-cell>
          <table:covered-table-cell table:number-columns-repeated="3" table:style-name="ce45"/>
          <table:table-cell table:number-columns-repeated="1008"/>
        </table:table-row>
        <table:table-row table:style-name="ro1">
          <table:table-cell table:number-columns-repeated="5"/>
          <table:table-cell table:style-name="ce67" office:value-type="string">
            <text:p>↓</text:p>
          </table:table-cell>
          <table:table-cell table:style-name="ce45"/>
          <table:table-cell/>
          <table:table-cell table:style-name="ce67" office:value-type="string">
            <text:p>↓</text:p>
          </table:table-cell>
          <table:table-cell table:number-columns-repeated="3"/>
          <table:table-cell table:style-name="ce118" office:value-type="string" table:number-columns-spanned="4" table:number-rows-spanned="1">
            <text:p>↓</text:p>
          </table:table-cell>
          <table:covered-table-cell table:number-columns-repeated="3" table:style-name="ce45"/>
          <table:table-cell table:number-columns-repeated="1008"/>
        </table:table-row>
        <table:table-row table:style-name="ro1">
          <table:table-cell table:number-columns-repeated="5"/>
          <table:table-cell table:style-name="ce3" office:value-type="string">
            <text:p>anat:reg-base-crane-ant</text:p>
          </table:table-cell>
          <table:table-cell table:style-name="ce75" office:value-type="string" table:number-columns-spanned="2" table:number-rows-spanned="1">
            <text:p>↔</text:p>
          </table:table-cell>
          <table:covered-table-cell table:style-name="ce83"/>
          <table:table-cell table:style-name="ce45" office:value-type="string">
            <text:p>anat:reg-base-crane-moy</text:p>
          </table:table-cell>
          <table:table-cell table:style-name="ce75" office:value-type="string" table:number-columns-spanned="3" table:number-rows-spanned="1">
            <text:p>↔</text:p>
          </table:table-cell>
          <table:covered-table-cell table:style-name="ce116"/>
          <table:covered-table-cell/>
          <table:table-cell table:style-name="ce117" office:value-type="string" table:number-columns-spanned="4" table:number-rows-spanned="1">
            <text:p>anat:reg-base-crane-post</text:p>
          </table:table-cell>
          <table:covered-table-cell table:number-columns-repeated="3" table:style-name="ce45"/>
          <table:table-cell table:number-columns-repeated="1008"/>
        </table:table-row>
        <table:table-row table:style-name="ro1">
          <table:table-cell table:number-columns-repeated="5"/>
          <table:table-cell table:style-name="ce70" office:value-type="string">
            <text:p>↑</text:p>
          </table:table-cell>
          <table:table-cell table:style-name="ce45"/>
          <table:table-cell/>
          <table:table-cell table:style-name="ce70" office:value-type="string">
            <text:p>↑</text:p>
          </table:table-cell>
          <table:table-cell table:number-columns-repeated="3"/>
          <table:table-cell table:style-name="ce70" office:value-type="string">
            <text:p>↑</text:p>
          </table:table-cell>
          <table:table-cell table:number-columns-repeated="2"/>
          <table:table-cell table:style-name="ce83" office:value-type="string">
            <text:p>↕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>
            <text:p>anat:reg-cavite-orbitaire</text:p>
          </table:table-cell>
          <table:table-cell table:style-name="ce62" office:value-type="string" table:number-columns-spanned="2" table:number-rows-spanned="1">
            <text:p>←</text:p>
          </table:table-cell>
          <table:covered-table-cell table:style-name="ce67" office:value-type="string">
            <text:p>←</text:p>
          </table:covered-table-cell>
          <table:table-cell table:style-name="ce45" office:value-type="string">
            <text:p>anat:reg-crane-f-ant</text:p>
          </table:table-cell>
          <table:table-cell table:style-name="ce81" office:value-type="string">
            <text:p>→</text:p>
          </table:table-cell>
          <table:table-cell table:style-name="ce88"/>
          <table:table-cell table:style-name="ce18"/>
          <table:table-cell table:style-name="ce88" table:number-columns-repeated="2"/>
          <table:table-cell table:style-name="ce81" office:value-type="string">
            <text:p>→</text:p>
          </table:table-cell>
          <table:table-cell table:style-name="ce45" office:value-type="string">
            <text:p>anat:reg-loge-sus-hyoide</text:p>
          </table:table-cell>
          <table:table-cell table:number-columns-repeated="2"/>
          <table:table-cell table:style-name="ce3" office:value-type="string">
            <text:p>anat:reg-cv-cervicale</text:p>
          </table:table-cell>
          <table:table-cell table:style-name="ce88"/>
          <table:table-cell/>
          <table:table-cell table:style-name="ce47" office:value-type="string">
            <text:p>anat:reg-cervi-sup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7" office:value-type="string">
            <text:p>↓</text:p>
          </table:table-cell>
          <table:table-cell table:number-columns-repeated="2"/>
          <table:table-cell table:style-name="ce70" office:value-type="string">
            <text:p>↑</text:p>
          </table:table-cell>
          <table:table-cell/>
          <table:table-cell table:style-name="ce88"/>
          <table:table-cell table:style-name="ce2"/>
          <table:table-cell table:number-columns-repeated="6"/>
          <table:table-cell table:style-name="ce2"/>
          <table:table-cell table:number-columns-repeated="1005"/>
        </table:table-row>
        <table:table-row table:style-name="ro1">
          <table:table-cell table:number-columns-repeated="5"/>
          <table:table-cell table:style-name="ce3" office:value-type="string">
            <text:p>anat:reg-cavite-nasale</text:p>
          </table:table-cell>
          <table:table-cell table:style-name="ce82" office:value-type="string">
            <text:p>→</text:p>
          </table:table-cell>
          <table:table-cell/>
          <table:table-cell table:style-name="ce3" office:value-type="string">
            <text:p>anat:reg-crane-f-moy</text:p>
          </table:table-cell>
          <table:table-cell table:style-name="ce81" office:value-type="string">
            <text:p>→</text:p>
          </table:table-cell>
          <table:table-cell table:style-name="ce88"/>
          <table:table-cell table:style-name="ce2"/>
          <table:table-cell table:number-columns-repeated="6"/>
          <table:table-cell table:style-name="ce2"/>
          <table:table-cell table:number-columns-repeated="1005"/>
        </table:table-row>
        <table:table-row table:style-name="ro1">
          <table:table-cell table:number-columns-repeated="6"/>
          <table:table-cell table:style-name="ce80"/>
          <table:table-cell/>
          <table:table-cell table:style-name="ce67" office:value-type="string">
            <text:p>↓</text:p>
          </table:table-cell>
          <table:table-cell table:style-name="ce2"/>
          <table:table-cell table:style-name="ce18"/>
          <table:table-cell table:style-name="ce2"/>
          <table:table-cell table:number-columns-repeated="6"/>
          <table:table-cell table:style-name="ce2"/>
          <table:table-cell table:number-columns-repeated="1005"/>
        </table:table-row>
        <table:table-row table:style-name="ro1">
          <table:table-cell table:number-columns-repeated="5"/>
          <table:table-cell table:style-name="ce2"/>
          <table:table-cell table:style-name="ce16" table:number-columns-repeated="2"/>
          <table:table-cell table:style-name="ce104" office:value-type="string">
            <text:p>↔</text:p>
          </table:table-cell>
          <table:table-cell table:style-name="ce16"/>
          <table:table-cell table:style-name="ce18"/>
          <table:table-cell table:style-name="ce82" office:value-type="string">
            <text:p>←</text:p>
          </table:table-cell>
          <table:table-cell table:number-columns-repeated="6"/>
          <table:table-cell table:style-name="ce2"/>
          <table:table-cell table:number-columns-repeated="1005"/>
        </table:table-row>
        <table:table-row table:style-name="ro1">
          <table:table-cell table:number-columns-repeated="5"/>
          <table:table-cell table:style-name="ce2"/>
          <table:table-cell table:style-name="ce79"/>
          <table:table-cell table:style-name="ce2"/>
          <table:table-cell table:style-name="ce67" office:value-type="string">
            <text:p>↓</text:p>
          </table:table-cell>
          <table:table-cell/>
          <table:table-cell table:style-name="ce88"/>
          <table:table-cell table:style-name="ce2"/>
          <table:table-cell table:number-columns-repeated="6"/>
          <table:table-cell table:style-name="ce2"/>
          <table:table-cell table:number-columns-repeated="1005"/>
        </table:table-row>
        <table:table-row table:style-name="ro1">
          <table:table-cell table:number-columns-repeated="5"/>
          <table:table-cell table:style-name="ce45" office:value-type="string">
            <text:p>anat:reg-cavite-buccale</text:p>
          </table:table-cell>
          <table:table-cell table:style-name="ce82" office:value-type="string">
            <text:p>→</text:p>
          </table:table-cell>
          <table:table-cell table:style-name="ce67" office:value-type="string">
            <text:p>←</text:p>
          </table:table-cell>
          <table:table-cell table:style-name="ce47" office:value-type="string">
            <text:p>anat:reg-machoire</text:p>
          </table:table-cell>
          <table:table-cell table:style-name="ce81" office:value-type="string">
            <text:p>→</text:p>
          </table:table-cell>
          <table:table-cell table:style-name="ce88"/>
          <table:table-cell table:style-name="ce2"/>
          <table:table-cell table:number-columns-repeated="1012"/>
        </table:table-row>
        <table:table-row table:style-name="ro1">
          <table:table-cell table:number-columns-repeated="8"/>
          <table:table-cell table:style-name="ce67" office:value-type="string">
            <text:p>↓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5" office:value-type="string">
            <text:p>anat:reg-articule-dentaire</text:p>
          </table:table-cell>
          <table:table-cell table:number-columns-repeated="3"/>
          <table:table-cell table:style-name="ce121" office:value-type="string" table:number-columns-spanned="1" table:number-rows-spanned="2">
            <text:p>↕</text:p>
          </table:table-cell>
          <table:table-cell table:number-columns-repeated="5"/>
          <table:table-cell table:style-name="ce121" office:value-type="string" table:number-columns-spanned="1" table:number-rows-spanned="2">
            <text:p>↕</text:p>
          </table:table-cell>
          <table:table-cell table:number-columns-repeated="1005"/>
        </table:table-row>
        <table:table-row table:style-name="ro1">
          <table:table-cell table:number-columns-repeated="12"/>
          <table:covered-table-cell/>
          <table:table-cell table:number-columns-repeated="5"/>
          <table:covered-table-cell table:style-name="ce66"/>
          <table:table-cell table:number-columns-repeated="1005"/>
        </table:table-row>
        <table:table-row table:style-name="ro1">
          <table:table-cell table:number-columns-repeated="12"/>
          <table:table-cell table:style-name="ce45" office:value-type="string">
            <text:p>anat:reg-loge-visc-cou</text:p>
          </table:table-cell>
          <table:table-cell table:number-columns-repeated="5"/>
          <table:table-cell table:style-name="ce47" office:value-type="string">
            <text:p>anat:reg-C4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99" office:value-type="string">
            <text:p>↕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47" office:value-type="string">
            <text:p>anat:reg-cervi-inf</text:p>
          </table:table-cell>
          <table:table-cell table:number-columns-repeated="1005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" table:style-name="ta1">
        <table:table-column table:style-name="co8" table:default-cell-style-name="ce2"/>
        <table:table-column table:style-name="co13" table:default-cell-style-name="ce2"/>
        <table:table-column table:style-name="co14" table:default-cell-style-name="ce160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0" table:default-cell-style-name="ce2"/>
        <table:table-column table:style-name="co18" table:default-cell-style-name="ce2"/>
        <table:table-column table:style-name="co19" table:default-cell-style-name="ce2"/>
        <table:table-column table:style-name="co16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6" table:default-cell-style-name="ce2"/>
        <table:table-column table:style-name="co28" table:default-cell-style-name="ce2"/>
        <table:table-column table:style-name="co12" table:number-columns-repeated="1001" table:default-cell-style-name="ce2"/>
        <table:table-row table:style-name="ro1">
          <table:table-cell table:style-name="ce154" office:value-type="string">
            <text:p>#General</text:p>
          </table:table-cell>
          <table:table-cell/>
          <table:table-cell table:style-name="ce1"/>
          <table:table-cell table:style-name="Default"/>
          <table:table-cell table:number-columns-repeated="4"/>
          <table:table-cell table:style-name="ce49"/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sys-appendi .</text:p>
          </table:table-cell>
          <table:table-cell table:style-name="Default"/>
          <table:table-cell table:number-columns-repeated="2"/>
          <table:table-cell office:value-type="string">
            <text:p>anat:reg-cranial-vertebra-post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mb-inf .</text:p>
          </table:table-cell>
          <table:table-cell table:style-name="Default"/>
          <table:table-cell table:number-columns-repeated="2"/>
          <table:table-cell office:value-type="string">
            <text:p>anat:reg-base-crane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mb-inf .</text:p>
          </table:table-cell>
          <table:table-cell table:style-name="Default"/>
          <table:table-cell table:number-columns-repeated="2"/>
          <table:table-cell office:value-type="string">
            <text:p>anat:reg-crane-v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hanche .</text:p>
          </table:table-cell>
          <table:table-cell table:style-name="Default"/>
          <table:table-cell table:number-columns-repeated="2"/>
          <table:table-cell office:value-type="string">
            <text:p>anat:reg-cervi-sup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hanche .</text:p>
          </table:table-cell>
          <table:table-cell table:style-name="Default"/>
          <table:table-cell table:number-columns-repeated="2"/>
          <table:table-cell office:value-type="string">
            <text:p>anat:reg-cervi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cuisse .</text:p>
          </table:table-cell>
          <table:table-cell table:style-name="Default"/>
          <table:table-cell table:number-columns-repeated="2"/>
          <table:table-cell office:value-type="string">
            <text:p>anat:reg-cv-cervicale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cuisse .</text:p>
          </table:table-cell>
          <table:table-cell table:style-name="Default"/>
          <table:table-cell table:number-columns-repeated="2"/>
          <table:table-cell office:value-type="string">
            <text:p>anat:reg-colone-v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mb-sup .</text:p>
          </table:table-cell>
          <table:table-cell table:style-name="Default"/>
          <table:table-cell table:number-columns-repeated="2"/>
          <table:table-cell office:value-type="string">
            <text:p>anat:reg-tete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mb-sup .</text:p>
          </table:table-cell>
          <table:table-cell table:style-name="Default"/>
          <table:table-cell table:number-columns-repeated="2"/>
          <table:table-cell office:value-type="string">
            <text:p>anat:reg-cou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epaule .</text:p>
          </table:table-cell>
          <table:table-cell table:style-name="Default"/>
          <table:table-cell table:number-columns-repeated="2"/>
          <table:table-cell office:value-type="string">
            <text:p>anat:reg-tronc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xe-central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epaule .</text:p>
          </table:table-cell>
          <table:table-cell table:style-name="Default"/>
          <table:table-cell table:number-columns-repeated="2"/>
          <table:table-cell office:value-type="string">
            <text:p>anat:reg-dos</text:p>
          </table:table-cell>
          <table:table-cell office:value-type="string">
            <text:p>anat:part-contains</text:p>
          </table:table-cell>
          <table:table-cell office:value-type="string">
            <text:p>anat:reg-C0-C1-C2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tet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tet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tronc .</text:p>
          </table:table-cell>
          <table:table-cell table:style-name="Default"/>
          <table:table-cell table:number-columns-repeated="2"/>
          <table:table-cell office:value-type="string">
            <text:p>anat:reg-dos</text:p>
          </table:table-cell>
          <table:table-cell office:value-type="string">
            <text:p>anat:contains</text:p>
          </table:table-cell>
          <table:table-cell office:value-type="string">
            <text:p>anat:reg-charn-C-D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tet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dos .</text:p>
          </table:table-cell>
          <table:table-cell table:style-name="Default"/>
          <table:table-cell table:number-columns-repeated="2"/>
          <table:table-cell office:value-type="string">
            <text:p>anat:reg-colone-v</text:p>
          </table:table-cell>
          <table:table-cell office:value-type="string">
            <text:p>anat:contains</text:p>
          </table:table-cell>
          <table:table-cell office:value-type="string">
            <text:p>anat:reg-charn-C-D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tete-cou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tronc .</text:p>
          </table:table-cell>
          <table:table-cell table:style-name="Default"/>
          <table:table-cell table:number-columns-repeated="2"/>
          <table:table-cell office:value-type="string">
            <text:p>anat:reg-cervi</text:p>
          </table:table-cell>
          <table:table-cell office:value-type="string">
            <text:p>anat:part-contains</text:p>
          </table:table-cell>
          <table:table-cell office:value-type="string">
            <text:p>anat:reg-charn-C-D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tete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thorax .</text:p>
          </table:table-cell>
          <table:table-cell table:style-name="Default"/>
          <table:table-cell table:number-columns-repeated="2"/>
          <table:table-cell office:value-type="string">
            <text:p>anat:reg-cervi-inf</text:p>
          </table:table-cell>
          <table:table-cell office:value-type="string">
            <text:p>anat:part-contains</text:p>
          </table:table-cell>
          <table:table-cell office:value-type="string">
            <text:p>anat:reg-charn-C-D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tete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epaule .</text:p>
          </table:table-cell>
          <table:table-cell table:style-name="Default"/>
          <table:table-cell table:style-name="ce50"/>
          <table:table-cell/>
          <table:table-cell office:value-type="string">
            <text:p>anat:reg-cv-cervicale</text:p>
          </table:table-cell>
          <table:table-cell office:value-type="string">
            <text:p>anat:part-contains</text:p>
          </table:table-cell>
          <table:table-cell office:value-type="string">
            <text:p>anat:reg-charn-C-D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tete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epaule .</text:p>
          </table:table-cell>
          <table:table-cell table:style-name="Default"/>
          <table:table-cell table:number-columns-repeated="2"/>
          <table:table-cell office:value-type="string">
            <text:p>anat:reg-dorsale-thoraciq</text:p>
          </table:table-cell>
          <table:table-cell office:value-type="string">
            <text:p>anat:part-contains</text:p>
          </table:table-cell>
          <table:table-cell office:value-type="string">
            <text:p>anat:reg-charn-C-D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tete-cou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dos .</text:p>
          </table:table-cell>
          <table:table-cell table:style-name="Default"/>
          <table:table-cell table:number-columns-repeated="2"/>
          <table:table-cell office:value-type="string">
            <text:p>anat:reg-dorsale-thoraciq-sup</text:p>
          </table:table-cell>
          <table:table-cell office:value-type="string">
            <text:p>anat:part-contains</text:p>
          </table:table-cell>
          <table:table-cell office:value-type="string">
            <text:p>anat:reg-charn-C-D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thorax .</text:p>
          </table:table-cell>
          <table:table-cell table:style-name="Default"/>
          <table:table-cell table:number-columns-repeated="2"/>
          <table:table-cell office:value-type="string">
            <text:p>anat:reg-cv-thoraciq</text:p>
          </table:table-cell>
          <table:table-cell office:value-type="string">
            <text:p>anat:part-contains</text:p>
          </table:table-cell>
          <table:table-cell office:value-type="string">
            <text:p>anat:reg-charn-C-D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epau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epaule .</text:p>
          </table:table-cell>
          <table:table-cell table:style-name="Default"/>
          <table:table-cell table:number-columns-repeated="2"/>
          <table:table-cell office:value-type="string">
            <text:p>anat:reg-dos</text:p>
          </table:table-cell>
          <table:table-cell office:value-type="string">
            <text:p>anat:contains</text:p>
          </table:table-cell>
          <table:table-cell office:value-type="string">
            <text:p>anat:reg-charn-D-L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cou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dos .</text:p>
          </table:table-cell>
          <table:table-cell table:style-name="Default"/>
          <table:table-cell table:number-columns-repeated="2"/>
          <table:table-cell office:value-type="string">
            <text:p>anat:reg-colone-v</text:p>
          </table:table-cell>
          <table:table-cell office:value-type="string">
            <text:p>anat:contains</text:p>
          </table:table-cell>
          <table:table-cell office:value-type="string">
            <text:p>anat:reg-charn-D-L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thorax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dos .</text:p>
          </table:table-cell>
          <table:table-cell table:style-name="Default"/>
          <table:table-cell table:number-columns-repeated="2"/>
          <table:table-cell office:value-type="string">
            <text:p>anat:reg-dorsale-thoraciq</text:p>
          </table:table-cell>
          <table:table-cell office:value-type="string">
            <text:p>anat:part-contains</text:p>
          </table:table-cell>
          <table:table-cell office:value-type="string">
            <text:p>anat:reg-charn-D-L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bdo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dos .</text:p>
          </table:table-cell>
          <table:table-cell table:style-name="Default"/>
          <table:table-cell table:number-columns-repeated="2"/>
          <table:table-cell office:value-type="string">
            <text:p>anat:reg-dorsale-thoraciq-inf</text:p>
          </table:table-cell>
          <table:table-cell office:value-type="string">
            <text:p>anat:part-contains</text:p>
          </table:table-cell>
          <table:table-cell office:value-type="string">
            <text:p>anat:reg-charn-D-L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pelvi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dos .</text:p>
          </table:table-cell>
          <table:table-cell table:style-name="Default"/>
          <table:table-cell table:number-columns-repeated="2"/>
          <table:table-cell office:value-type="string">
            <text:p>anat:reg-cv-thoraciq</text:p>
          </table:table-cell>
          <table:table-cell office:value-type="string">
            <text:p>anat:part-contains</text:p>
          </table:table-cell>
          <table:table-cell office:value-type="string">
            <text:p>anat:reg-charn-D-L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epaule .</text:p>
          </table:table-cell>
          <table:table-cell table:style-name="Default"/>
          <table:table-cell table:number-columns-repeated="2"/>
          <table:table-cell office:value-type="string">
            <text:p>anat:reg-lombaire</text:p>
          </table:table-cell>
          <table:table-cell office:value-type="string">
            <text:p>anat:part-contains</text:p>
          </table:table-cell>
          <table:table-cell office:value-type="string">
            <text:p>anat:reg-charn-D-L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epaule .</text:p>
          </table:table-cell>
          <table:table-cell table:style-name="Default"/>
          <table:table-cell table:number-columns-repeated="2"/>
          <table:table-cell office:value-type="string">
            <text:p>anat:reg-lombaire-sup</text:p>
          </table:table-cell>
          <table:table-cell office:value-type="string">
            <text:p>anat:part-contains</text:p>
          </table:table-cell>
          <table:table-cell office:value-type="string">
            <text:p>anat:reg-charn-D-L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mb-sup .</text:p>
          </table:table-cell>
          <table:table-cell table:style-name="Default"/>
          <table:table-cell table:number-columns-repeated="2"/>
          <table:table-cell office:value-type="string">
            <text:p>anat:reg-cv-lombaire</text:p>
          </table:table-cell>
          <table:table-cell office:value-type="string">
            <text:p>anat:part-contains</text:p>
          </table:table-cell>
          <table:table-cell office:value-type="string">
            <text:p>anat:reg-charn-D-L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mb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mb-inf .</text:p>
          </table:table-cell>
          <table:table-cell table:style-name="Default"/>
          <table:table-cell table:number-columns-repeated="2"/>
          <table:table-cell office:value-type="string">
            <text:p>anat:reg-dos</text:p>
          </table:table-cell>
          <table:table-cell office:value-type="string">
            <text:p>anat:contains</text:p>
          </table:table-cell>
          <table:table-cell office:value-type="string">
            <text:p>anat:reg-charn-L-S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mb-inf .</text:p>
          </table:table-cell>
          <table:table-cell table:style-name="Default"/>
          <table:table-cell table:number-columns-repeated="2"/>
          <table:table-cell office:value-type="string">
            <text:p>anat:reg-colone-v</text:p>
          </table:table-cell>
          <table:table-cell office:value-type="string">
            <text:p>anat:contains</text:p>
          </table:table-cell>
          <table:table-cell office:value-type="string">
            <text:p>anat:reg-charn-L-S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hanche .</text:p>
          </table:table-cell>
          <table:table-cell table:style-name="Default"/>
          <table:table-cell table:number-columns-repeated="2"/>
          <table:table-cell office:value-type="string">
            <text:p>anat:reg-lombaire</text:p>
          </table:table-cell>
          <table:table-cell office:value-type="string">
            <text:p>anat:part-contains</text:p>
          </table:table-cell>
          <table:table-cell office:value-type="string">
            <text:p>anat:reg-charn-L-S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hanche .</text:p>
          </table:table-cell>
          <table:table-cell table:style-name="Default"/>
          <table:table-cell table:number-columns-repeated="2"/>
          <table:table-cell office:value-type="string">
            <text:p>anat:reg-lombaire-inf</text:p>
          </table:table-cell>
          <table:table-cell office:value-type="string">
            <text:p>anat:part-contains</text:p>
          </table:table-cell>
          <table:table-cell office:value-type="string">
            <text:p>anat:reg-charn-L-S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thorax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abdo .</text:p>
          </table:table-cell>
          <table:table-cell table:style-name="Default"/>
          <table:table-cell table:number-columns-repeated="2"/>
          <table:table-cell office:value-type="string">
            <text:p>anat:reg-cv-lombaire</text:p>
          </table:table-cell>
          <table:table-cell office:value-type="string">
            <text:p>anat:part-contains</text:p>
          </table:table-cell>
          <table:table-cell office:value-type="string">
            <text:p>anat:reg-charn-L-S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abdo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elvis .</text:p>
          </table:table-cell>
          <table:table-cell table:style-name="Default"/>
          <table:table-cell table:number-columns-repeated="2"/>
          <table:table-cell office:value-type="string">
            <text:p>anat:reg-ceint-pelvien</text:p>
          </table:table-cell>
          <table:table-cell office:value-type="string">
            <text:p>anat:part-contains</text:p>
          </table:table-cell>
          <table:table-cell office:value-type="string">
            <text:p>anat:reg-charn-L-S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pelvi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hanche .</text:p>
          </table:table-cell>
          <table:table-cell table:style-name="Default"/>
          <table:table-cell table:number-columns-repeated="2"/>
          <table:table-cell office:value-type="string">
            <text:p>anat:reg-dorsale-pelvien</text:p>
          </table:table-cell>
          <table:table-cell office:value-type="string">
            <text:p>anat:part-contains</text:p>
          </table:table-cell>
          <table:table-cell office:value-type="string">
            <text:p>anat:reg-charn-L-S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R-cuiss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hanch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R-cuiss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genou .</text:p>
          </table:table-cell>
          <table:table-cell table:style-name="Default"/>
          <table:table-cell table:number-columns-repeated="2"/>
          <table:table-cell office:value-type="string">
            <text:p>#anat:reg-ceint-pelvien-sup</text:p>
          </table:table-cell>
          <table:table-cell office:value-type="string">
            <text:p>anat:contains</text:p>
          </table:table-cell>
          <table:table-cell office:value-type="string">
            <text:p>anat:reg-ceint-pelvien .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anat:reg-R-jamb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genou .</text:p>
          </table:table-cell>
          <table:table-cell table:style-name="Default"/>
          <table:table-cell table:number-columns-repeated="2"/>
          <table:table-cell office:value-type="string">
            <text:p>#anat:reg-ceint-pelvien-sup</text:p>
          </table:table-cell>
          <table:table-cell office:value-type="string">
            <text:p>anat:contains</text:p>
          </table:table-cell>
          <table:table-cell office:value-type="string">
            <text:p>anat:reg-charn-L-S .</text:p>
          </table:table-cell>
          <table:table-cell table:style-name="ce50"/>
          <table:table-cell table:number-columns-repeated="1014"/>
        </table:table-row>
        <table:table-row table:style-name="ro1">
          <table:table-cell table:style-name="ce3" office:value-type="string">
            <text:p>anat:reg-R-jamb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cheville .</text:p>
          </table:table-cell>
          <table:table-cell table:style-name="Default"/>
          <table:table-cell table:number-columns-repeated="2"/>
          <table:table-cell office:value-type="string">
            <text:p>#anat:reg-ceint-pelvien-sup</text:p>
          </table:table-cell>
          <table:table-cell office:value-type="string">
            <text:p>anat:contains</text:p>
          </table:table-cell>
          <table:table-cell table:style-name="ce3" office:value-type="string">
            <text:p>anat:reg-dorsale-pelvien .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anat:reg-R-pied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cheville .</text:p>
          </table:table-cell>
          <table:table-cell table:style-name="Default"/>
          <table:table-cell table:number-columns-repeated="2"/>
          <table:table-cell office:value-type="string">
            <text:p>#anat:reg-ceint-pelvien-inf</text:p>
          </table:table-cell>
          <table:table-cell office:value-type="string">
            <text:p>anat:contains</text:p>
          </table:table-cell>
          <table:table-cell office:value-type="string">
            <text:p>anat:reg-ceint-pelvien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R-cuiss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jambe .</text:p>
          </table:table-cell>
          <table:table-cell table:style-name="Default"/>
          <table:table-cell table:number-columns-repeated="2"/>
          <table:table-cell office:value-type="string">
            <text:p>#anat:reg-ceint-pelvien-inf</text:p>
          </table:table-cell>
          <table:table-cell office:value-type="string">
            <text:p>anat:contains</text:p>
          </table:table-cell>
          <table:table-cell office:value-type="string">
            <text:p>anat:reg-R-hanche .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anat:reg-R-jamb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pied .</text:p>
          </table:table-cell>
          <table:table-cell table:style-name="Default"/>
          <table:table-cell table:number-columns-repeated="2"/>
          <table:table-cell office:value-type="string">
            <text:p>#anat:reg-ceint-pelvien-inf</text:p>
          </table:table-cell>
          <table:table-cell office:value-type="string">
            <text:p>anat:contains</text:p>
          </table:table-cell>
          <table:table-cell office:value-type="string">
            <text:p>anat:reg-L-hanche .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anat:reg-R-pied-pos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arche-int .</text:p>
          </table:table-cell>
          <table:table-cell table:style-name="Default"/>
          <table:table-cell table:number-columns-repeated="2"/>
          <table:table-cell office:value-type="string">
            <text:p>#anat:reg-ceint-pelvien-inf</text:p>
          </table:table-cell>
          <table:table-cell office:value-type="string">
            <text:p>anat:contains</text:p>
          </table:table-cell>
          <table:table-cell table:style-name="ce3" office:value-type="string">
            <text:p>anat:reg-dorsale-pelvien .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anat:reg-R-pied-pos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arche-ext .</text:p>
          </table:table-cell>
          <table:table-cell table:style-name="Default"/>
          <table:table-cell table:number-columns-repeated="2"/>
          <table:table-cell office:value-type="string">
            <text:p>#anat:reg-ceint-pelvien-sup</text:p>
          </table:table-cell>
          <table:table-cell office:value-type="string">
            <text:p>anat:part-contains</text:p>
          </table:table-cell>
          <table:table-cell office:value-type="string">
            <text:p>anat:reg-dos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R-medio-pied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arche-int .</text:p>
          </table:table-cell>
          <table:table-cell table:style-name="Default"/>
          <table:table-cell table:number-columns-repeated="2"/>
          <table:table-cell office:value-type="string">
            <text:p>#anat:reg-ceint-pelvien-inf</text:p>
          </table:table-cell>
          <table:table-cell office:value-type="string">
            <text:p>anat:part-contains</text:p>
          </table:table-cell>
          <table:table-cell office:value-type="string">
            <text:p>anat:reg-dos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R-medio-pied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arche-ext .</text:p>
          </table:table-cell>
          <table:table-cell table:style-name="Default"/>
          <table:table-cell table:number-columns-repeated="2"/>
          <table:table-cell office:value-type="string">
            <text:p>#anat:reg-ceint-pelvien-sup</text:p>
          </table:table-cell>
          <table:table-cell office:value-type="string">
            <text:p>anat:part-contains</text:p>
          </table:table-cell>
          <table:table-cell table:style-name="ce49" office:value-type="string">
            <text:p>anat:reg-colone-v .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anat:reg-R-pied-an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arche-int .</text:p>
          </table:table-cell>
          <table:table-cell table:style-name="Default"/>
          <table:table-cell table:number-columns-repeated="2"/>
          <table:table-cell office:value-type="string">
            <text:p>#anat:reg-ceint-pelvien-inf</text:p>
          </table:table-cell>
          <table:table-cell office:value-type="string">
            <text:p>anat:part-contains</text:p>
          </table:table-cell>
          <table:table-cell table:style-name="ce49" office:value-type="string">
            <text:p>anat:reg-colone-v .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anat:reg-R-pied-an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arche-ext .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anat:reg-R-arche-in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tarse .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anat:reg-R-arche-in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tarse-post .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anat:reg-R-arche-in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tarse-ant .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anat:reg-R-arche-ex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tarse .</text:p>
          </table:table-cell>
          <table:table-cell table:style-name="Default"/>
          <table:table-cell table:number-columns-repeated="2"/>
          <table:table-cell office:value-type="string">
            <text:p>#anat:reg-ceint-pelvien-sup</text:p>
          </table:table-cell>
          <table:table-cell office:value-type="string">
            <text:p>anat:part-contains</text:p>
          </table:table-cell>
          <table:table-cell table:style-name="ce1" office:value-type="string">
            <text:p>anat:reg-plancher-pelvien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R-arche-ex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tarse-post .</text:p>
          </table:table-cell>
          <table:table-cell table:style-name="Default"/>
          <table:table-cell table:number-columns-repeated="2"/>
          <table:table-cell office:value-type="string">
            <text:p>#anat:reg-ceint-pelvien-inf</text:p>
          </table:table-cell>
          <table:table-cell office:value-type="string">
            <text:p>anat:part-contains</text:p>
          </table:table-cell>
          <table:table-cell table:style-name="ce1" office:value-type="string">
            <text:p>anat:reg-plancher-pelvien 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nat:reg-R-arche-ex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tarse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R-arche-in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R-arche-ex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R-tarse-pos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R-tarse-ant .</text:p>
          </table:table-cell>
          <table:table-cell table:style-name="Default"/>
          <table:table-cell table:number-columns-repeated="2"/>
          <table:table-cell table:style-name="ce143" office:value-type="string">
            <text:p>anat:reg-cavite-thoraco-abdo</text:p>
          </table:table-cell>
          <table:table-cell table:style-name="ce161" office:value-type="string">
            <text:p>←</text:p>
          </table:table-cell>
          <table:table-cell table:style-name="ce162" office:value-type="string">
            <text:p>anat:reg-cavite-thoraciq</text:p>
          </table:table-cell>
          <table:table-cell table:style-name="ce163"/>
          <table:table-cell table:number-columns-repeated="1014"/>
        </table:table-row>
        <table:table-row table:style-name="ro1">
          <table:table-cell table:style-name="ce1" office:value-type="string">
            <text:p>anat:reg-pelvi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hanche .</text:p>
          </table:table-cell>
          <table:table-cell table:style-name="Default"/>
          <table:table-cell table:number-columns-repeated="2"/>
          <table:table-cell table:style-name="ce143" table:number-columns-repeated="2"/>
          <table:table-cell table:style-name="ce143" office:value-type="string">
            <text:p>anat:reg-cavite-abdo-pelvi</text:p>
          </table:table-cell>
          <table:table-cell table:style-name="Default"/>
          <table:table-cell table:style-name="ce143" office:value-type="string">
            <text:p>anat:reg-cavite-abdo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cuiss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hanche .</text:p>
          </table:table-cell>
          <table:table-cell table:style-name="Default"/>
          <table:table-cell table:number-columns-repeated="6"/>
          <table:table-cell table:style-name="ce143" office:value-type="string">
            <text:p>anat:reg-cavite-pelvi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cuiss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gen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jamb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gen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jamb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chevil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pied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chevil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-cuiss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jamb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jambe</text:p>
          </table:table-cell>
          <table:table-cell table:style-name="ce15" office:value-type="string">
            <text:p>anat:is-continuity-of</text:p>
          </table:table-cell>
          <table:table-cell table:style-name="ce50" office:value-type="string">
            <text:p>anat:reg-L-pied .</text:p>
          </table:table-cell>
          <table:table-cell table:style-name="Default"/>
          <table:table-cell table:style-name="ce160"/>
          <table:table-cell table:number-columns-repeated="4"/>
          <table:table-cell table:style-name="ce160"/>
          <table:table-cell table:number-columns-repeated="3"/>
          <table:table-cell table:style-name="ce160" table:number-columns-repeated="1011"/>
        </table:table-row>
        <table:table-row table:style-name="ro1">
          <table:table-cell table:style-name="ce3" office:value-type="string">
            <text:p>anat:reg-L-pied-post</text:p>
          </table:table-cell>
          <table:table-cell table:style-name="ce156" office:value-type="string">
            <text:p>anat:part-contains</text:p>
          </table:table-cell>
          <table:table-cell table:style-name="ce50" office:value-type="string">
            <text:p>anat:reg-L-arche-int .</text:p>
          </table:table-cell>
          <table:table-cell table:style-name="Default"/>
          <table:table-cell table:style-name="ce160"/>
          <table:table-cell table:number-columns-repeated="4"/>
          <table:table-cell table:style-name="ce160"/>
          <table:table-cell table:number-columns-repeated="3"/>
          <table:table-cell table:style-name="ce160" table:number-columns-repeated="1011"/>
        </table:table-row>
        <table:table-row table:style-name="ro1">
          <table:table-cell table:style-name="ce3" office:value-type="string">
            <text:p>anat:reg-L-pied-post</text:p>
          </table:table-cell>
          <table:table-cell table:style-name="ce156" office:value-type="string">
            <text:p>anat:part-contains</text:p>
          </table:table-cell>
          <table:table-cell table:style-name="ce50" office:value-type="string">
            <text:p>anat:reg-L-arche-ext .</text:p>
          </table:table-cell>
          <table:table-cell table:style-name="Default"/>
          <table:table-cell table:style-name="ce160"/>
          <table:table-cell table:number-columns-repeated="4"/>
          <table:table-cell table:style-name="ce160"/>
          <table:table-cell table:number-columns-repeated="3"/>
          <table:table-cell table:style-name="ce160" table:number-columns-repeated="1011"/>
        </table:table-row>
        <table:table-row table:style-name="ro1">
          <table:table-cell table:style-name="ce1" office:value-type="string">
            <text:p>anat:reg-L-medio-pied</text:p>
          </table:table-cell>
          <table:table-cell table:style-name="ce156" office:value-type="string">
            <text:p>anat:part-contains</text:p>
          </table:table-cell>
          <table:table-cell table:style-name="ce50" office:value-type="string">
            <text:p>anat:reg-L-arche-int .</text:p>
          </table:table-cell>
          <table:table-cell table:style-name="Default"/>
          <table:table-cell table:style-name="ce160"/>
          <table:table-cell table:number-columns-repeated="4"/>
          <table:table-cell table:style-name="ce160"/>
          <table:table-cell table:number-columns-repeated="3"/>
          <table:table-cell table:style-name="ce160" table:number-columns-repeated="1011"/>
        </table:table-row>
        <table:table-row table:style-name="ro1">
          <table:table-cell table:style-name="ce1" office:value-type="string">
            <text:p>anat:reg-L-medio-pied</text:p>
          </table:table-cell>
          <table:table-cell table:style-name="ce156" office:value-type="string">
            <text:p>anat:part-contains</text:p>
          </table:table-cell>
          <table:table-cell table:style-name="ce50" office:value-type="string">
            <text:p>anat:reg-L-arche-ext .</text:p>
          </table:table-cell>
          <table:table-cell table:style-name="Default"/>
          <table:table-cell table:style-name="ce160"/>
          <table:table-cell table:number-columns-repeated="4"/>
          <table:table-cell table:style-name="ce160"/>
          <table:table-cell table:number-columns-repeated="3"/>
          <table:table-cell table:style-name="ce160" table:number-columns-repeated="1011"/>
        </table:table-row>
        <table:table-row table:style-name="ro1">
          <table:table-cell table:style-name="ce3" office:value-type="string">
            <text:p>anat:reg-L-pied-ant</text:p>
          </table:table-cell>
          <table:table-cell table:style-name="ce156" office:value-type="string">
            <text:p>anat:part-contains</text:p>
          </table:table-cell>
          <table:table-cell table:style-name="ce50" office:value-type="string">
            <text:p>anat:reg-L-arche-int .</text:p>
          </table:table-cell>
          <table:table-cell table:style-name="Default"/>
          <table:table-cell table:style-name="ce160"/>
          <table:table-cell table:number-columns-repeated="4"/>
          <table:table-cell table:style-name="ce160"/>
          <table:table-cell table:number-columns-repeated="3"/>
          <table:table-cell table:style-name="ce160" table:number-columns-repeated="1011"/>
        </table:table-row>
        <table:table-row table:style-name="ro1">
          <table:table-cell table:style-name="ce3" office:value-type="string">
            <text:p>anat:reg-L-pied-ant</text:p>
          </table:table-cell>
          <table:table-cell table:style-name="ce156" office:value-type="string">
            <text:p>anat:part-contains</text:p>
          </table:table-cell>
          <table:table-cell table:style-name="ce50" office:value-type="string">
            <text:p>anat:reg-L-arche-ext .</text:p>
          </table:table-cell>
          <table:table-cell table:style-name="Default"/>
          <table:table-cell table:style-name="ce160"/>
          <table:table-cell table:number-columns-repeated="4"/>
          <table:table-cell table:style-name="ce160"/>
          <table:table-cell table:number-columns-repeated="3"/>
          <table:table-cell table:style-name="ce160" table:number-columns-repeated="1011"/>
        </table:table-row>
        <table:table-row table:style-name="ro1">
          <table:table-cell table:style-name="ce1" office:value-type="string">
            <text:p>anat:reg-L-arche-in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tars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-arche-in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tarse-pos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-arche-in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tarse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-arche-ex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tars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-arche-ex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tarse-pos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-arche-ex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tarse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-arche-in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L-arche-ex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tarse-pos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L-tarse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R-bra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epau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R-bra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coud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R-avt-bra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coud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R-avt-bra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poigne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R-main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poigne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R-rang-I-carpe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R-rang-II-carp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R-rang-I-carp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colone-pouc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R-rang-II-carp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colone-pouc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bra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epau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bra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coud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avt-bra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coud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avt-bra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poigne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main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poigne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rang-I-carpe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L-rang-II-carp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rang-I-carp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colone-pouc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-rang-II-carp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colone-pouc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54" office:value-type="string">
            <text:p>#Tete Cou</text:p>
          </table:table-cell>
          <table:table-cell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ial-vertebra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ial-vertebra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ranial-vertebra-pos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-an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rane-f-moy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sus-hyoid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ra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-an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ial-vertebra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rane-f-moy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ial-vertebra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sus-hyoid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ranial-vertebra-pos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</text:p>
          </table:table-cell>
          <table:table-cell table:style-name="ce158" office:value-type="string">
            <text:p>anat:is-pending-to</text:p>
          </table:table-cell>
          <table:table-cell table:style-name="ce1" office:value-type="string">
            <text:p>anat:reg-base-cran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-ant</text:p>
          </table:table-cell>
          <table:table-cell table:style-name="ce158" office:value-type="string">
            <text:p>anat:is-pending-to</text:p>
          </table:table-cell>
          <table:table-cell table:style-name="ce1" office:value-type="string">
            <text:p>anat:reg-base-cran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rane-f-moy</text:p>
          </table:table-cell>
          <table:table-cell table:style-name="ce158" office:value-type="string">
            <text:p>anat:is-pending-to</text:p>
          </table:table-cell>
          <table:table-cell table:style-name="ce1" office:value-type="string">
            <text:p>anat:reg-base-cran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sus-hyoide</text:p>
          </table:table-cell>
          <table:table-cell table:style-name="ce158" office:value-type="string">
            <text:p>anat:is-pending-to</text:p>
          </table:table-cell>
          <table:table-cell table:style-name="ce1" office:value-type="string">
            <text:p>anat:reg-base-cran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-ant</text:p>
          </table:table-cell>
          <table:table-cell table:style-name="ce158" office:value-type="string">
            <text:p>anat:is-pending-to</text:p>
          </table:table-cell>
          <table:table-cell table:style-name="ce1" office:value-type="string">
            <text:p>anat:reg-base-crane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rane-f-moy</text:p>
          </table:table-cell>
          <table:table-cell table:style-name="ce158" office:value-type="string">
            <text:p>anat:is-pending-to</text:p>
          </table:table-cell>
          <table:table-cell table:style-name="ce1" office:value-type="string">
            <text:p>anat:reg-base-crane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sus-hyoide</text:p>
          </table:table-cell>
          <table:table-cell table:style-name="ce158" office:value-type="string">
            <text:p>anat:is-pending-to</text:p>
          </table:table-cell>
          <table:table-cell table:style-name="ce1" office:value-type="string">
            <text:p>anat:reg-base-crane-pos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base-crane-pos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base-crane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base-crane-moy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base-crane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ial-vertebra-pos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ial-vertebra-moy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ial-vertebra-moy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ial-vertebra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rane-f-moy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rane-f-ant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rane-f-moy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loge-sus-hyoid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sup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loge-sus-hyoide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cervi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loge-sus-hyoide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machoire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buccale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crane-v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ervi-sup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crane-v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ervi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crane-v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crane-v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v-cervicale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base-crane-post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ervi-sup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base-crane-post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ervi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base-crane-pos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base-crane-pos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v-cervicale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cranial-vertebra-post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ervi-sup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cranial-vertebra-post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ervi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cranial-vertebra-pos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9"/>
          <table:table-cell table:style-name="ce49"/>
          <table:table-cell table:number-columns-repeated="1010"/>
        </table:table-row>
        <table:table-row table:style-name="ro1">
          <table:table-cell table:style-name="ce1" office:value-type="string">
            <text:p>anat:reg-cranial-vertebra-post</text:p>
          </table:table-cell>
          <table:table-cell table:style-name="ce157" office:value-type="string">
            <text:p>anat:is-articulated-with</text:p>
          </table:table-cell>
          <table:table-cell table:style-name="ce1" office:value-type="string">
            <text:p>anat:reg-cv-cervica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54" office:value-type="string">
            <text:p># Pharynx = region ?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nat:reg-loge-sus-hyoid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sus-hyoide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nas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sus-hyoide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or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visc-cou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visc-cou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laryng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loge-visc-c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inf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loge-visc-c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ant-cou</text:p>
          </table:table-cell>
          <table:table-cell table:style-name="ce21" office:value-type="string">
            <text:p>anat:limits</text:p>
          </table:table-cell>
          <table:table-cell table:style-name="ce50" office:value-type="string">
            <text:p>anat:reg-loge-visc-cou .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nat:reg-pharynx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nas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harynx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or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harynx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laryng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buccal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or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buccal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avite-nasal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nas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avite-nasal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naso-pharynx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or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oro-pharynx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aryngo-pharynx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54" office:value-type="string">
            <text:p># Crane + Global</text:p>
          </table:table-cell>
          <table:table-cell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machoir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ge-ant-c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rane-f-moy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ge-ant-c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f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ge-ant-c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ant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aroi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ant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mb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ant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mb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ant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epau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ant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epau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mb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mb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R-epau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-epau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aroi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abdo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eint-pelvi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ge-ant-c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aroi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aroi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ge-ant-c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aroi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-sup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aroi-thoraciq-sup .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anat:reg-dorsale-thoraciq-moy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aroi-thoraciq-moy .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anat:reg-dorsale-thoraciq-inf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aroi-thoraciq-inf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mbair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aroi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inf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dorsale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dorsale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inf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dorsale-thoraciq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dorsale-thoraciq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-sup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dorsale-thoraciq-moy .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anat:reg-dorsale-thoraciq-moy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dorsale-thoraciq-inf .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anat:reg-dorsale-thoraciq-inf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mbaire .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anat:reg-dorsale-thoraciq-inf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mbaire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mbair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mbaire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ombaire-inf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dorsale-pelvi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ombair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dorsale-pelvi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v-cervica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v-cervical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v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-moy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v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dorsale-thoraciq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v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ombaire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v-lombair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ombaire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v-lombair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-moy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dorsale-thoraciq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ombaire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6"/>
          <table:table-cell table:style-name="ce49"/>
          <table:table-cell table:number-columns-repeated="1013"/>
        </table:table-row>
        <table:table-row table:style-name="ro1">
          <table:table-cell table:style-name="ce3" office:value-type="string">
            <text:p>anat:reg-lombaire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dorsale-pelvi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olone-v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55" office:value-type="string">
            <text:p># Axe Visceral</text:p>
          </table:table-cell>
          <table:table-cell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sus-hyoide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loge-visc-cou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visc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avite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ge-visc-cou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avite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thoraciq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avite-abdo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abdo-sup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cavite-abdo-inf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abdo-inf</text:p>
          </table:table-cell>
          <table:table-cell table:style-name="ce15" office:value-type="string">
            <text:p>anat:is-continuity-of</text:p>
          </table:table-cell>
          <table:table-cell table:style-name="ce1" office:value-type="string">
            <text:p>anat:reg-pt-bassin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thoraciq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abdo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mbaire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pelvi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ombaire-sup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lombaire-inf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-inf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pt-bassin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pelvi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pt-bassin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msc-diaphragme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msc-diaphragme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msc-diaphragme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lancher-pelvien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lancher-pelvien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lancher-pelvien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abdo-inf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thorax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abdo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elvi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thoraco-abdo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avite-thoraciq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thoraco-abdo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avite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thoraco-abdo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avite-abdo-sup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avite-thoraco-abdo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avite-abdo-inf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thoraciq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paroi-abdo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mbaire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en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pelvien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21" office:value-type="string">
            <text:p>anat:limits</text:p>
          </table:table-cell>
          <table:table-cell table:style-name="ce1" office:value-type="string">
            <text:p>anat:reg-cavite-thoraco-abdo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55" office:value-type="string">
            <text:p># Sinus Aeriens</text:p>
          </table:table-cell>
          <table:table-cell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55" office:value-type="string">
            <text:p># Zones de Transition</text:p>
          </table:table-cell>
          <table:table-cell table:style-name="ce1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ial-vertebra-post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base-cran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rane-v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v-cervical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olone-v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tet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ou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tronc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0-C1-C2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harn-C-D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olone-v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harn-C-D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C-D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rvi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C-D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v-cervical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C-D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C-D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C-D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v-thoraciq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C-D .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harn-D-L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olone-v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harn-D-L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D-L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thoraciq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D-L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v-thoraciq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D-L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mbair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D-L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mbaire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D-L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v-lombair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D-L .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s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harn-L-S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olone-v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harn-L-S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mbair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L-S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lombaire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L-S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v-lombaire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L-S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en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L-S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dorsale-pelvien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charn-L-S .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eint-pelvien-sup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eint-pelvien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eint-pelvien-sup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harn-L-S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en-inf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ceint-pelvien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en-inf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R-hanch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en-inf</text:p>
          </table:table-cell>
          <table:table-cell table:style-name="ce159" office:value-type="string">
            <text:p>anat:contains</text:p>
          </table:table-cell>
          <table:table-cell table:style-name="ce1" office:value-type="string">
            <text:p>anat:reg-L-hanche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anat:reg-ceint-pelvien-sup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dos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en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dos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en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R-mb-inf .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anat:reg-ceint-pelvien-inf</text:p>
          </table:table-cell>
          <table:table-cell table:style-name="ce156" office:value-type="string">
            <text:p>anat:part-contains</text:p>
          </table:table-cell>
          <table:table-cell table:style-name="ce1" office:value-type="string">
            <text:p>anat:reg-L-mb-inf .</text:p>
          </table:table-cell>
          <table:table-cell table:style-name="Default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14">
          <table:table-cell table:style-name="ce1" table:number-columns-repeated="2"/>
          <table:table-cell table:style-name="ce50"/>
          <table:table-cell table:style-name="ce1"/>
          <table:table-cell table:number-columns-repeated="1020"/>
        </table:table-row>
        <table:table-row table:style-name="ro1" table:number-rows-repeated="104825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0monculus" table:style-name="ta1">
        <table:table-column table:style-name="co29" table:default-cell-style-name="Default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1" table:default-cell-style-name="ce2"/>
        <table:table-column table:style-name="co33" table:default-cell-style-name="ce2"/>
        <table:table-column table:style-name="co12" table:default-cell-style-name="ce2"/>
        <table:table-column table:style-name="co34" table:default-cell-style-name="ce2"/>
        <table:table-column table:style-name="co12" table:number-columns-repeated="983" table:default-cell-style-name="ce2"/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abdo .</text:p>
          </table:table-cell>
          <table:table-cell table:style-name="ce166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articule-dentair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axe-central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base-cran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base-crane-an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base-crane-moy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base-crane-pos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pelvi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paroi-thoraciq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avite-abd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avite-buccal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avite-nasale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avite-orbitaire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avite-thoraciq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eint-pelvien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er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ervi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ervi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ou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rane-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rane-f-a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rane-f-moy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rane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ranial-vertebra-a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ranial-vertebra-moy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ranial-vertebra-pos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dorsale-pelvien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ombair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dorsale-thoraciq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do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paroi-abdo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arche-ex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arche-i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avt-bras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bras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canal-carp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carpe .</text:p>
          </table:table-cell>
          <table:table-cell table:style-name="ce168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cheville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coude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cuisse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epaule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genou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hanch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jambe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main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mb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mb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m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medio-pi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pied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pied-an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pied-pos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poignet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rang-I-carpe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rang-II-carpe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tars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tarse-an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tarse-pos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oge-ant-cou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machoir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oge-sus-hyoide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pt-bassin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arche-ex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arche-i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avt-bras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bras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canal-carp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carpe .</text:p>
          </table:table-cell>
          <table:table-cell table:style-name="ce168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cheville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coude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cuisse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epaule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genou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hanch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jambe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main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mb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mb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m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medio-pi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pied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pied-an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pied-pos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poignet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rang-I-carpe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rang-II-carpe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tars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tarse-an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tarse-post .</text:p>
          </table:table-cell>
          <table:table-cell table:style-name="ce165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sys-append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tet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tete-cou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thorax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tronc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avite-thoraco-abdo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oge-visc-cou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dorsale-thoraciq-sup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dorsale-thoraciq-inf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ombaire-sup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ombaire-inf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dorsale-thoraciq-moy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plancher-pelvien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R-colone-pouce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L-colone-pouce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paroi-thoraciq-sup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paroi-thoraciq-moy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paroi-thoraciq-inf .</text:p>
          </table:table-cell>
          <table:table-cell table:style-name="ce49"/>
          <table:table-cell table:style-name="ce164" office:value-type="string">
            <text:p>anat:pharynx .</text:p>
          </table:table-cell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olone-v .</text:p>
          </table:table-cell>
          <table:table-cell table:style-name="ce49"/>
          <table:table-cell table:style-name="ce164" office:value-type="string">
            <text:p>anat:naso-pharynx .</text:p>
          </table:table-cell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v-cervicale .</text:p>
          </table:table-cell>
          <table:table-cell table:style-name="ce167"/>
          <table:table-cell table:style-name="ce164" office:value-type="string">
            <text:p>anat:oro-pharynx .</text:p>
          </table:table-cell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v-thoraciq .</text:p>
          </table:table-cell>
          <table:table-cell table:style-name="ce167"/>
          <table:table-cell table:style-name="ce164" office:value-type="string">
            <text:p>anat:laryngo-pharynx .</text:p>
          </table:table-cell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v-lombaire .</text:p>
          </table:table-cell>
          <table:table-cell table:style-name="ce167"/>
          <table:table-cell table:style-name="ce164" office:value-type="string">
            <text:p>anat:msc-diaphragme .</text:p>
          </table:table-cell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avite-abdo-sup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avite-abdo-inf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0-C1-C2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harn-C-D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harn-D-L .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harn-L-S .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eint-pelvien-sup</text:p>
          </table:table-cell>
          <table:table-cell table:style-name="ce167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table:style-name="ce164" office:value-type="string">
            <text:p>anat:homonculus-sq</text:p>
          </table:table-cell>
          <table:table-cell table:style-name="ce164"/>
          <table:table-cell table:style-name="ce164" office:value-type="string">
            <text:p>anat:contains</text:p>
          </table:table-cell>
          <table:table-cell table:style-name="ce164"/>
          <table:table-cell table:style-name="ce164" office:value-type="string">
            <text:p>anat:reg-ceint-pelvien-inf</text:p>
          </table:table-cell>
          <table:table-cell table:style-name="ce49"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iliaqu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ileon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ubi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ischion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ubT-iliaq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sacre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acetabulum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labrum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semi-lunair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ubienn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iliaqu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ileon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ubi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ischion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ubT-iliaq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table:style-name="Default" office:value-type="string">
            <text:p>anat:L-surf-arti-sacre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acetabulum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labrum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semi-lunair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ubienne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emur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fem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l-femur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ete-femur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gd-troc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t-troc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fem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fem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fem-iliaq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fem-tib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fem-tib-l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fem-p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ndyle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ndyle-l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emur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em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l-femur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ete-femur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gd-troc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t-troc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fem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em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iliaq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tib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tib-l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p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ndyle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ndyle-l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atell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rps-patell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at-fem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atell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at-fem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at-fem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ibi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t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ubercule-tib-a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tib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tib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alleole-tib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ib-fem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ib-fem-l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ib-f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ib-tal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ib-tal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nisque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nisque-l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ibi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t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table:style-name="ce165" office:value-type="string">
            <text:p>anat:L-tubercule-tib-a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tib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tib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alleole-tib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fem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fem-l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f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tal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tal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nisque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nisque-la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ibul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f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fib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fib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fib-t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fib-tal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ibul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fib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ib-inf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ib-t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ib-tal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alu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ete-talu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l-talu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rps-talu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t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tib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fib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calca-pos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calca-moy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calca-a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na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alu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ete-talu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l-talu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rps-talus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tib-sup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tib-med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fib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calca-pos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calca-moy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calca-a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na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lat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tal-a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tal-moy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tal-pos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lat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alca-tal-an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alca-tal-moy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alca-tal-post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alca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iale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iale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calca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bord-plantaire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bord-med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bord-lat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tal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bord-plantaire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bord-med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bord-lat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tal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lat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lat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lat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lat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lat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lat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nav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-cune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-cune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phal-proxi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I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I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II-phal-proxi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phal-proxi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V-cune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V-meta-I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V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V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IV-phal-proxi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ubercule-du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V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V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V-phal-proxi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ubercule-du-meta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V-meta-I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V-cubo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meta-V-phal-proxi-V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I-meta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I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dist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dist-I-phal-proxi-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-phal-moy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proxi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II-meta-II .</text:p>
          </table:table-cell>
          <table:table-cell/>
          <table:table-cell table:style-name="Default"/>
          <table:table-cell table:number-columns-repeated="983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II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-phal-proxi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moy-II-phal-proxi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moy-II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I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dist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dist-II-phal-moy-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I-meta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I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III-meta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III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I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I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moy-III-phal-proxi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moy-III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II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dist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dist-III-phal-moy-III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V-meta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V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IV-meta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IV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V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V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moy-IV-phal-proxi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moy-IV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V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dist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dist-IV-phal-moy-I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V-meta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V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V-meta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proxi-V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V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V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moy-V-phal-proxi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moy-V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V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proxi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ise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dist-phal-dist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hal-dist-V-phal-moy-V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 table:style-name="Default"/>
          <table:table-cell office:value-type="string">
            <text:p>anat:contains</text:p>
          </table:table-cell>
          <table:table-cell/>
          <table:table-cell office:value-type="string">
            <text:p>anat:v-C1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C2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C2-C3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C3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C3-C4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C4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C4-C5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C5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C5-C6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C6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C6-C7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C7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C7-T1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1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1-T2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2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2-T3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3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3-T4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4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4-T5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5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5-T6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6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6-T7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7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7-T8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8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8-T9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9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9-T10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10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10-T11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11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11-T12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T12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T12-L1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L1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L1-L2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L2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L2-L3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L3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L3-L4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L4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L4-L5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v-L5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div-L5-S1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sacrum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table:style-name="ce49" office:value-type="string">
            <text:p>anat:contains</text:p>
          </table:table-cell>
          <table:table-cell table:style-name="Default"/>
          <table:table-cell office:value-type="string">
            <text:p>anat:R-arti-chopart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table:style-name="ce49" office:value-type="string">
            <text:p>anat:contains</text:p>
          </table:table-cell>
          <table:table-cell table:style-name="Default"/>
          <table:table-cell table:style-name="ce49" office:value-type="string">
            <text:p>anat:R-arti-lisfranc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table:style-name="ce49" office:value-type="string">
            <text:p>anat:contains</text:p>
          </table:table-cell>
          <table:table-cell table:style-name="Default"/>
          <table:table-cell office:value-type="string">
            <text:p>anat:L-arti-chopart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office:value-type="string">
            <text:p>anat:homonculus</text:p>
          </table:table-cell>
          <table:table-cell/>
          <table:table-cell table:style-name="ce49" office:value-type="string">
            <text:p>anat:contains</text:p>
          </table:table-cell>
          <table:table-cell table:style-name="Default"/>
          <table:table-cell table:style-name="ce49" office:value-type="string">
            <text:p>anat:L-arti-lisfranc .</text:p>
          </table:table-cell>
          <table:table-cell table:number-columns-repeated="985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>
          <table:table-cell office:value-type="string">
            <text:p>#</text:p>
          </table:table-cell>
          <table:table-cell table:number-columns-repeated="990"/>
        </table:table-row>
        <table:table-row table:style-name="ro1" table:number-rows-repeated="1047581">
          <table:table-cell table:number-columns-repeated="991"/>
        </table:table-row>
        <table:table-row table:style-name="ro1">
          <table:table-cell table:number-columns-repeated="991"/>
        </table:table-row>
      </table:table>
      <table:table table:name="tronc" table:style-name="ta1">
        <table:table-column table:style-name="co35" table:default-cell-style-name="ce2"/>
        <table:table-column table:style-name="co8" table:default-cell-style-name="ce49"/>
        <table:table-column table:style-name="co31" table:default-cell-style-name="ce1"/>
        <table:table-column table:style-name="co18" table:default-cell-style-name="ce49"/>
        <table:table-column table:style-name="co31" table:default-cell-style-name="ce1"/>
        <table:table-column table:style-name="co14" table:default-cell-style-name="ce49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8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12" table:default-cell-style-name="ce2"/>
        <table:table-column table:style-name="co40" table:default-cell-style-name="ce2"/>
        <table:table-column table:style-name="co12" table:number-columns-repeated="1009" table:default-cell-style-name="ce2"/>
        <table:table-row table:style-name="ro1">
          <table:table-cell table:style-name="ce160"/>
          <table:table-cell table:style-name="ce169"/>
          <table:table-cell table:style-name="ce50"/>
          <table:table-cell table:style-name="ce169"/>
          <table:table-cell table:style-name="ce50"/>
          <table:table-cell table:style-name="ce169"/>
          <table:table-cell table:style-name="ce160"/>
          <table:table-cell table:style-name="ce169"/>
          <table:table-cell table:style-name="ce50"/>
          <table:table-cell table:style-name="ce169"/>
          <table:table-cell table:style-name="ce50"/>
          <table:table-cell table:style-name="ce169"/>
          <table:table-cell table:style-name="ce160"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ou .</text:p>
          </table:table-cell>
          <table:table-cell/>
          <table:table-cell table:style-name="ce170" office:value-type="string">
            <text:p>anat:reg-pelvis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t-bassi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thorax .</text:p>
          </table:table-cell>
          <table:table-cell/>
          <table:table-cell table:style-name="ce170" office:value-type="string">
            <text:p>anat:reg-pelvis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eint-pelvie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abdo .</text:p>
          </table:table-cell>
          <table:table-cell/>
          <table:table-cell table:style-name="ce170" office:value-type="string">
            <text:p>anat:reg-pelvis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lancher-pelvie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pelvis .</text:p>
          </table:table-cell>
          <table:table-cell/>
          <table:table-cell table:style-name="ce170" office:value-type="string">
            <text:p>anat:reg-pelvis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dorsale-pelvie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dos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 table:style-name="ce49"/>
          <table:table-cell office:value-type="string">
            <text:p>anat:R-iliaque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loge-ant-cou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 table:style-name="ce49"/>
          <table:table-cell office:value-type="string">
            <text:p>anat:R-ileo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ervi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 table:style-name="ce49"/>
          <table:table-cell office:value-type="string">
            <text:p>anat:R-pubis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pharynx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R-ischio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ervi-sup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R-tubT-iliaq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ervi-inf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R-surf-arti-sacre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naso-pharynx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R-acetabulum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oro-pharynx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R-labrum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laryngo-pharynx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R-surf-semi-lunair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loge-visc-cou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R-surf-arti-pubienn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v-cervicale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L-iliaque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thorax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L-ileo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paroi-thoraciq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L-pubis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avite-thoraciq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L-ischio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dorsale-thoraciq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L-tubT-iliaq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paroi-thoraciq-sup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L-surf-arti-sacre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paroi-thoraciq-moy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L-acetabulum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paroi-thoraciq-inf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L-labrum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dorsale-thoraciq-sup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L-surf-semi-lunair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dorsale-thoraciq-moy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 table:style-name="ce1"/>
          <table:table-cell office:value-type="string">
            <text:p>anat:L-surf-arti-pubienn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dorsale-thoraciq-inf .</text:p>
          </table:table-cell>
          <table:table-cell/>
          <table:table-cell table:style-name="ce49" office:value-type="string">
            <text:p>anat:reg-pelvi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sacrum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v-thoraciq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abdo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iliaqu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paroi-abdo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ileo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lombaire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pubis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avite-abdo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ischio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lombaire-sup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tubT-iliaq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lombaire-inf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surf-arti-sacre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v-lombaire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acetabulum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avite-abdo-sup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labrum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avite-abdo-inf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surf-semi-lunair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pt-bassin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surf-arti-pubienn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pelvis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iliaqu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eint-pelvien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ileo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plancher-pelvien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pubis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dorsale-pelvien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ischion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dos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tubT-iliaq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olone-v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surf-arti-sacree .</text:p>
          </table:table-cell>
          <table:table-cell table:style-name="ce49"/>
          <table:table-cell table:style-name="ce1"/>
          <table:table-cell table:style-name="ce49"/>
          <table:table-cell table:number-columns-repeated="1009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v-cervicale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acetabulum .</text:p>
          </table:table-cell>
          <table:table-cell table:style-name="ce49"/>
          <table:table-cell table:style-name="ce1"/>
          <table:table-cell table:style-name="ce49"/>
          <table:table-cell table:number-columns-repeated="1009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v-thoraciq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labrum .</text:p>
          </table:table-cell>
          <table:table-cell table:style-name="ce49"/>
          <table:table-cell table:style-name="ce1"/>
          <table:table-cell table:style-name="ce49"/>
          <table:table-cell table:number-columns-repeated="1009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v-lombaire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surf-semi-lunaire .</text:p>
          </table:table-cell>
          <table:table-cell table:style-name="ce49"/>
          <table:table-cell table:style-name="ce1"/>
          <table:table-cell table:style-name="ce49"/>
          <table:table-cell table:number-columns-repeated="1009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harn-C-D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surf-arti-pubienne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harn-D-L .</text:p>
          </table:table-cell>
          <table:table-cell/>
          <table:table-cell table:style-name="ce49" office:value-type="string">
            <text:p>anat:reg-ceint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sacrum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harn-L-S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tronc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64" office:value-type="string">
            <text:p>anat:reg-ceint-pelvien-sup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part-contains</text:p>
          </table:table-cell>
          <table:table-cell/>
          <table:table-cell office:value-type="string">
            <text:p>anat:reg-ceint-pelvien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iliaque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part-contains</text:p>
          </table:table-cell>
          <table:table-cell/>
          <table:table-cell office:value-type="string">
            <text:p>anat:R-iliaqu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ileon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ileon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pubis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tubT-iliaq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ischion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surf-arti-sacre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tubT-iliaq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part-contains</text:p>
          </table:table-cell>
          <table:table-cell/>
          <table:table-cell office:value-type="string">
            <text:p>anat:L-iliaqu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surf-arti-sacree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ileon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acetabulum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tubT-iliaq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labrum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surf-arti-sacre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surf-semi-lunaire .</text:p>
          </table:table-cell>
          <table:table-cell/>
          <table:table-cell table:style-name="ce49" office:value-type="string">
            <text:p>anat:reg-dorsale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sacrum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R-surf-arti-pubienne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iliaque.</text:p>
          </table:table-cell>
          <table:table-cell/>
          <table:table-cell table:style-name="ce49" office:value-type="string">
            <text:p>anat:reg-plancher-pelvien</text:p>
          </table:table-cell>
          <table:table-cell/>
          <table:table-cell table:style-name="ce49" office:value-type="string">
            <text:p>anat:part-contains</text:p>
          </table:table-cell>
          <table:table-cell/>
          <table:table-cell office:value-type="string">
            <text:p>anat:reg-ceint-pelvien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ileon .</text:p>
          </table:table-cell>
          <table:table-cell/>
          <table:table-cell table:style-name="ce49" office:value-type="string">
            <text:p>anat:reg-plancher-pelvien</text:p>
          </table:table-cell>
          <table:table-cell/>
          <table:table-cell table:style-name="ce49" office:value-type="string">
            <text:p>anat:part-contains</text:p>
          </table:table-cell>
          <table:table-cell/>
          <table:table-cell office:value-type="string">
            <text:p>anat:R-iliaqu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pubis .</text:p>
          </table:table-cell>
          <table:table-cell/>
          <table:table-cell table:style-name="ce49" office:value-type="string">
            <text:p>anat:reg-plancher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pubis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ischion .</text:p>
          </table:table-cell>
          <table:table-cell/>
          <table:table-cell table:style-name="ce49" office:value-type="string">
            <text:p>anat:reg-plancher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ischion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tubT-iliaq .</text:p>
          </table:table-cell>
          <table:table-cell/>
          <table:table-cell table:style-name="ce49" office:value-type="string">
            <text:p>anat:reg-plancher-pelvien</text:p>
          </table:table-cell>
          <table:table-cell/>
          <table:table-cell table:style-name="ce49" office:value-type="string">
            <text:p>anat:part-contains</text:p>
          </table:table-cell>
          <table:table-cell/>
          <table:table-cell office:value-type="string">
            <text:p>anat:L-iliaqu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surf-arti-sacree .</text:p>
          </table:table-cell>
          <table:table-cell/>
          <table:table-cell table:style-name="ce49" office:value-type="string">
            <text:p>anat:reg-plancher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pubis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acetabulum .</text:p>
          </table:table-cell>
          <table:table-cell/>
          <table:table-cell table:style-name="ce49" office:value-type="string">
            <text:p>anat:reg-plancher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ischion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labrum .</text:p>
          </table:table-cell>
          <table:table-cell/>
          <table:table-cell table:style-name="ce49" office:value-type="string">
            <text:p>anat:reg-plancher-pelvien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sacrum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surf-semi-lunaire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L-surf-arti-pubienne .</text:p>
          </table:table-cell>
          <table:table-cell/>
          <table:table-cell table:style-name="ce170" office:value-type="string">
            <text:p>anat:reg-dos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64"/>
          <table:table-cell table:style-name="ce170" office:value-type="string">
            <text:p>anat:reg-colone-v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C1 .</text:p>
          </table:table-cell>
          <table:table-cell/>
          <table:table-cell table:style-name="ce170" office:value-type="string">
            <text:p>anat:reg-dos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64"/>
          <table:table-cell table:style-name="ce170" office:value-type="string">
            <text:p>anat:reg-cv-cervical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C2 .</text:p>
          </table:table-cell>
          <table:table-cell/>
          <table:table-cell table:style-name="ce170" office:value-type="string">
            <text:p>anat:reg-dos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64"/>
          <table:table-cell table:style-name="ce170" office:value-type="string">
            <text:p>anat:reg-cv-thoraciq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C2-C3 .</text:p>
          </table:table-cell>
          <table:table-cell/>
          <table:table-cell table:style-name="ce170" office:value-type="string">
            <text:p>anat:reg-dos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64"/>
          <table:table-cell table:style-name="ce170" office:value-type="string">
            <text:p>anat:reg-cv-lombair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C3 .</text:p>
          </table:table-cell>
          <table:table-cell/>
          <table:table-cell table:style-name="ce170" office:value-type="string">
            <text:p>anat:reg-dos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64"/>
          <table:table-cell table:style-name="ce170" office:value-type="string">
            <text:p>anat:reg-cervi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C3-C4 .</text:p>
          </table:table-cell>
          <table:table-cell/>
          <table:table-cell table:style-name="ce170" office:value-type="string">
            <text:p>anat:reg-dos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64"/>
          <table:table-cell table:style-name="ce170" office:value-type="string">
            <text:p>anat:reg-dorsale-thoraciq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C4 .</text:p>
          </table:table-cell>
          <table:table-cell/>
          <table:table-cell table:style-name="ce170" office:value-type="string">
            <text:p>anat:reg-dos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ombair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C4-C5 .</text:p>
          </table:table-cell>
          <table:table-cell/>
          <table:table-cell table:style-name="ce170" office:value-type="string">
            <text:p>anat:reg-dos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dorsale-pelvien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C5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part-contains</text:p>
          </table:table-cell>
          <table:table-cell/>
          <table:table-cell office:value-type="string">
            <text:p>anat:R-iliaque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C5-C6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ileon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C6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tubT-iliaq .</text:p>
          </table:table-cell>
          <table:table-cell table:style-name="ce49"/>
          <table:table-cell table:style-name="ce1"/>
          <table:table-cell table:style-name="ce49"/>
          <table:table-cell table:number-columns-repeated="1009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C6-C7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R-surf-arti-sacree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C7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part-contains</text:p>
          </table:table-cell>
          <table:table-cell/>
          <table:table-cell office:value-type="string">
            <text:p>anat:L-iliaque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C7-T1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ileon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tubT-iliaq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-T2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L-surf-arti-sacree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2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1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2-T3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2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3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2-C3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3-T4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3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4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3-C4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4-T5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4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5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4-C5 .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5-T6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5 .</text:p>
          </table:table-cell>
          <table:table-cell table:style-name="ce49"/>
          <table:table-cell table:style-name="ce1"/>
          <table:table-cell table:style-name="ce49"/>
          <table:table-cell table:number-columns-repeated="1009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6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5-C6 .</text:p>
          </table:table-cell>
          <table:table-cell table:style-name="ce49"/>
          <table:table-cell table:style-name="ce1"/>
          <table:table-cell table:style-name="ce49"/>
          <table:table-cell table:number-columns-repeated="1009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6-T7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6 .</text:p>
          </table:table-cell>
          <table:table-cell table:style-name="ce49"/>
          <table:table-cell table:style-name="ce1"/>
          <table:table-cell table:style-name="ce49"/>
          <table:table-cell table:number-columns-repeated="1009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7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6-C7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7-T8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7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8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7-T1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8-T9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1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9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1-T2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9-T10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2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0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2-T3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0-T11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3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1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3-T4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1-T12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4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2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4-T5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2-L1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5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1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5-T6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1-L2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6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2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6-T7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2-L3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7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3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7-T8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3-L4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8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4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8-T9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4-L5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9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5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9-T10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5-S1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10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tronc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sacrum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10-T11 .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11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aroi-thoraciq .</text:p>
          </table:table-cell>
          <table:table-cell/>
          <table:table-cell table:style-name="ce49" office:value-type="string">
            <text:p>anat:reg-dos</text:p>
          </table:table-cell>
          <table:table-cell table:style-name="ce49"/>
          <table:table-cell table:style-name="ce49" office:value-type="string">
            <text:p>anat:contains</text:p>
          </table:table-cell>
          <table:table-cell/>
          <table:table-cell office:value-type="string">
            <text:p>anat:div-T11-T12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avite-thoraciq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12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dorsale-thoraciq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12-L1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aroi-thoraciq-sup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L1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aroi-thoraciq-moy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1-L2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aroi-thoraciq-inf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L2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dorsale-thoraciq-sup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2-L3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dorsale-thoraciq-moy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L3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dorsale-thoraciq-inf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3-L4 .</text:p>
          </table:table-cell>
          <table:table-cell table:number-columns-repeated="1012"/>
        </table:table-row>
        <table:table-row table:style-name="ro1">
          <table:table-cell/>
          <table:table-cell table:style-name="ce170" office:value-type="string">
            <text:p>anat:reg-thorax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v-thoraciq .</text:p>
          </table:table-cell>
          <table:table-cell/>
          <table:table-cell table:style-name="ce49" office:value-type="string">
            <text:p>anat:reg-dos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v-L4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4-L5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-T2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L5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2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5-S1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2-T3 .</text:p>
          </table:table-cell>
          <table:table-cell/>
          <table:table-cell table:style-name="ce49" office:value-type="string">
            <text:p>anat:reg-dos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sacrum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3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3-T4 .</text:p>
          </table:table-cell>
          <table:table-cell/>
          <table:table-cell table:style-name="ce170" office:value-type="string">
            <text:p>anat:reg-colone-v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64"/>
          <table:table-cell table:style-name="ce170" office:value-type="string">
            <text:p>anat:reg-cv-cervicale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4 .</text:p>
          </table:table-cell>
          <table:table-cell/>
          <table:table-cell table:style-name="ce170" office:value-type="string">
            <text:p>anat:reg-colone-v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64"/>
          <table:table-cell table:style-name="ce170" office:value-type="string">
            <text:p>anat:reg-cv-thoraciq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4-T5 .</text:p>
          </table:table-cell>
          <table:table-cell/>
          <table:table-cell table:style-name="ce170" office:value-type="string">
            <text:p>anat:reg-colone-v</text:p>
          </table:table-cell>
          <table:table-cell table:style-name="ce164"/>
          <table:table-cell table:style-name="ce170" office:value-type="string">
            <text:p>anat:contains</text:p>
          </table:table-cell>
          <table:table-cell table:style-name="ce164"/>
          <table:table-cell table:style-name="ce170" office:value-type="string">
            <text:p>anat:reg-cv-lombaire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5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1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5-T6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2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6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2-C3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6-T7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3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7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3-C4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7-T8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4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8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4-C5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8-T9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5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9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5-C6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9-T10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6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0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6-C7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0-T11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C7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1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C7-T1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1-T12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1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2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1-T2 .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anat:reg-thorax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2-L1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2 .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2-T3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3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-T2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3-T4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2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4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2-T3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4-T5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3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5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3-T4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5-T6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4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6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4-T5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6-T7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5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7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5-T6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7-T8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6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8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6-T7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8-T9 .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9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moy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7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9-T10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moy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7-T8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10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moy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8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10-T11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moy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8-T9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11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moy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9 .</text:p>
          </table:table-cell>
          <table:table-cell/>
          <table:table-cell office:value-type="string">
            <text:p>anat:reg-colone-v</text:p>
          </table:table-cell>
          <table:table-cell table:style-name="ce49"/>
          <table:table-cell table:style-name="ce49" office:value-type="string">
            <text:p>anat:contains</text:p>
          </table:table-cell>
          <table:table-cell/>
          <table:table-cell office:value-type="string">
            <text:p>anat:div-T11-T12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moy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9-T10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T12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moy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10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T12-L1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moy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10-T11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L1 .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1-L2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inf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11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L2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inf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11-T12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2-L3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inf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12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L3 .</text:p>
          </table:table-cell>
          <table:table-cell table:number-columns-repeated="1012"/>
        </table:table-row>
        <table:table-row table:style-name="ro1">
          <table:table-cell/>
          <table:table-cell table:style-name="ce169" office:value-type="string">
            <text:p>anat:reg-dorsale-thoraciq-inf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12-L1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3-L4 .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>
            <text:p>anat:reg-colone-v</text:p>
          </table:table-cell>
          <table:table-cell table:style-name="ce1"/>
          <table:table-cell table:style-name="ce49" office:value-type="string">
            <text:p>anat:contains</text:p>
          </table:table-cell>
          <table:table-cell/>
          <table:table-cell office:value-type="string">
            <text:p>anat:v-L4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1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4-L5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1-T2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v-L5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2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div-L5-S1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2-T3 .</text:p>
          </table:table-cell>
          <table:table-cell/>
          <table:table-cell office:value-type="string">
            <text:p>anat:reg-colone-v</text:p>
          </table:table-cell>
          <table:table-cell/>
          <table:table-cell table:style-name="ce49" office:value-type="string">
            <text:p>anat:contains</text:p>
          </table:table-cell>
          <table:table-cell/>
          <table:table-cell office:value-type="string">
            <text:p>anat:sacrum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3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3-T4 .</text:p>
          </table:table-cell>
          <table:table-cell/>
          <table:table-cell table:style-name="ce170" office:value-type="string">
            <text:p>anat:reg-cavite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avite-abdo-sup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4 .</text:p>
          </table:table-cell>
          <table:table-cell/>
          <table:table-cell table:style-name="ce170" office:value-type="string">
            <text:p>anat:reg-cavite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avite-abdo-inf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4-T5 .</text:p>
          </table:table-cell>
          <table:table-cell/>
          <table:table-cell table:style-name="ce170" office:value-type="string">
            <text:p>anat:reg-cavite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t-bassin 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5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5-T6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6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6-T7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7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7-T8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8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8-T9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9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9-T10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10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10-T11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11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11-T12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v-T12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cv-thoraciq</text:p>
          </table:table-cell>
          <table:table-cell/>
          <table:table-cell office:value-type="string">
            <text:p>anat:contains</text:p>
          </table:table-cell>
          <table:table-cell/>
          <table:table-cell table:style-name="ce2" office:value-type="string">
            <text:p>anat:div-T12-L1 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0" office:value-type="string">
            <text:p>anat:reg-paroi-thoraciq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aroi-thoraciq-sup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paroi-thoraciq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aroi-thoraciq-moy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paroi-thoraciq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aroi-thoraciq-inf 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0" office:value-type="string">
            <text:p>anat:reg-dorsale-thoraciq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dorsale-thoraciq-sup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dorsale-thoraciq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dorsale-thoraciq-moy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dorsale-thoraciq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dorsale-thoraciq-inf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dorsale-thoraciq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v-thoraciq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-T2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2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2-T3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3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3-T4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4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4-T5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5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5-T6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6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6-T7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7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7-T8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8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8-T9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9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9-T10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0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0-T11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1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1-T12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T12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dorsale-thoraciq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T12-L1 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0" office:value-type="string">
            <text:p>anat:reg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paroi-abdo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lombaire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abdo</text:p>
          </table:table-cell>
          <table:table-cell table:style-name="ce171"/>
          <table:table-cell table:style-name="ce170" office:value-type="string">
            <text:p>anat:part-contains</text:p>
          </table:table-cell>
          <table:table-cell table:style-name="ce171"/>
          <table:table-cell table:style-name="ce170" office:value-type="string">
            <text:p>anat:reg-cavite-abdo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lombaire-sup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lombaire-inf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v-lombaire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avite-abdo-sup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abdo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avite-abdo-inf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1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1-L2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2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2-L3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3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3-L4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4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4-L5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5 .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at:reg-abdo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5-S1 .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lombaire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lombaire-sup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lombaire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lombaire-inf .</text:p>
          </table:table-cell>
          <table:table-cell table:number-columns-repeated="1018"/>
        </table:table-row>
        <table:table-row table:style-name="ro1">
          <table:table-cell/>
          <table:table-cell table:style-name="ce170" office:value-type="string">
            <text:p>anat:reg-lombaire</text:p>
          </table:table-cell>
          <table:table-cell table:style-name="ce171"/>
          <table:table-cell table:style-name="ce170" office:value-type="string">
            <text:p>anat:contains</text:p>
          </table:table-cell>
          <table:table-cell table:style-name="ce171"/>
          <table:table-cell table:style-name="ce170" office:value-type="string">
            <text:p>anat:reg-cv-lombaire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1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1-L2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2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2-L3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3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3-L4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4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4-L5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5 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anat:reg-lombaire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5-S1 .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lombaire-sup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1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lombaire-sup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1-L2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lombaire-sup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2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lombaire-sup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2-L3 .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lombaire-inf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4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lombaire-inf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4-L5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lombaire-inf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5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lombaire-inf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5-S1 .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1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1-L2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2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2-L3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3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 table:style-name="ce2"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3-L4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4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4-L5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v-L5 .</text:p>
          </table:table-cell>
          <table:table-cell table:number-columns-repeated="1018"/>
        </table:table-row>
        <table:table-row table:style-name="ro1">
          <table:table-cell/>
          <table:table-cell table:style-name="ce169" office:value-type="string">
            <text:p>anat:reg-cv-lombaire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table:style-name="ce2" office:value-type="string">
            <text:p>anat:div-L5-S1 .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 apendi" table:style-name="ta1">
        <table:table-column table:style-name="co41" table:default-cell-style-name="ce49"/>
        <table:table-column table:style-name="co42" table:default-cell-style-name="ce49"/>
        <table:table-column table:style-name="co43" table:default-cell-style-name="ce49"/>
        <table:table-column table:style-name="co12" table:number-columns-repeated="1021" table:default-cell-style-name="ce49"/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arche-ex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pelvis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arche-in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avt-bras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bras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canal-carp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carp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chevill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coud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cuiss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epaul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genou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hanch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jamb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main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mb-inf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mb-sup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medio-pied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pied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pied-an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pied-pos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poigne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rang-I-carp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rang-II-carp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tars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tarse-an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tarse-pos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arche-ex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arche-in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avt-bras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bras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canal-carp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carp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cheville .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coud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cuiss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epaul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genou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hanch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jamb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main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mb-inf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mb-sup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medio-pied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pied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pied-an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pied-pos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poigne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rang-I-carp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rang-II-carp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tars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tarse-an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tarse-post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R-colone-pouc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L-colone-pouce .</text:p>
          </table:table-cell>
          <table:table-cell table:number-columns-repeated="1021"/>
        </table:table-row>
        <table:table-row table:style-name="ro1">
          <table:table-cell table:style-name="ce170" office:value-type="string">
            <text:p>anat:reg-sys-appendi</text:p>
          </table:table-cell>
          <table:table-cell table:style-name="ce170" office:value-type="string">
            <text:p>anat:contains</text:p>
          </table:table-cell>
          <table:table-cell table:style-name="ce170" office:value-type="string">
            <text:p>anat:reg-plancher-pelvien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iliaque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ileon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ubi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ischion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tubT-iliaq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sacree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acetabulum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labrum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semi-lunaire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ubienne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iliaque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ileon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ubi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ischion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tubT-iliaq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Default" office:value-type="string">
            <text:p>anat:L-surf-arti-sacree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acetabulum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labrum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semi-lunaire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ubienne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emur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fem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ol-femur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tete-femur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gd-troc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t-troc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yse-fem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fem-inf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fem-iliaq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fem-tib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fem-tib-l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fem-p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ondyle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ondyle-l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emur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fem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ol-femur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tete-femur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gd-troc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t-troc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yse-fem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fem-inf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fem-iliaq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fem-tib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fem-tib-l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fem-p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ondyle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ondyle-l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atell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orps-patell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at-fem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atell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at-fem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at-fem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tibi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t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tubercule-tib-an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yse-tib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tib-inf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malleole-tib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ib-fem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ib-fem-l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ib-f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ib-tal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ib-tal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menisque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menisque-l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tibi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t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tubercule-tib-an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yse-tib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tib-inf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malleole-tib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ib-fem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ib-fem-l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ib-f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ib-tal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ib-tal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menisque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menisque-la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ibul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f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yse-fib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fib-inf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fib-t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fib-tal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ibul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f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yse-fib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fib-inf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fib-t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fib-tal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talu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tete-talu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ol-talu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orps-talu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al-t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al-tib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al-fib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al-calca-pos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al-calca-moy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al-calca-an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tal-na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talu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tete-talu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ol-talu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orps-talus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al-tib-sup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al-tib-med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al-fib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al-calca-pos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al-calca-moy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al-calca-an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tal-na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dorsale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ant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ost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lantaire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lat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med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alca-tal-an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alca-tal-moy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alca-tal-pos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alca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dorsale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ant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ost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lantaire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lat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med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alca-tal-an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alca-tal-moy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alca-tal-pos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alca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ost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ant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mediale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dorsale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lantaire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bo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bo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bo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bo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bo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ost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ant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mediale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dorsale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lantaire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bo-calca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bo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bo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bo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bo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ost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ant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bord-plantaire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bord-med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bord-lat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navi-tal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navi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navi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navi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navi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ost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ant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bord-plantaire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bord-med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bord-lat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navi-tal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navi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navi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navi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navi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ost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lat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ant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med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lantaire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dorsale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ost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lat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ant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med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lantaire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dorsale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ost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lat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ant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med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lantaire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dorsale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ost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lat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ant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med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lantaire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dorsale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ost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lat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ant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med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plantaire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face-dorsale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I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I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I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I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cune-III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ost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lat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ant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med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plantaire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face-dorsale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I-nav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I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I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I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cune-III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yse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yse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yse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yse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-cune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-cune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yse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I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I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II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yse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I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I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II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yse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V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V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V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V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IV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yse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V-cune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V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V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V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IV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yse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tubercule-du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V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V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meta-V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yse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tubercule-du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V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V-cubo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meta-V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I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I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I-meta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I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dist-I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dist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dist-I-phal-proxi-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I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II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II-meta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II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moy-II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moy-II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moy-II-phal-proxi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moy-II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dist-II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dist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dist-II-phal-moy-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III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III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III-meta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III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moy-III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moy-III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moy-III-phal-proxi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moy-III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dist-III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dist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dist-III-phal-moy-III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IV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IV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IV-meta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IV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moy-IV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moy-IV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moy-IV-phal-proxi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moy-IV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dist-IV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dist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dist-IV-phal-moy-I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V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proxi-V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V-meta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proxi-V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moy-V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moy-V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moy-V-phal-proxi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moy-V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proxi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diaphise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epiphyse-dist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surf-arti-phal-dist-V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proxi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diaphise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epiphyse-dist-phal-dist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surf-arti-phal-dist-V-phal-moy-V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R-arti-chopar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office:value-type="string">
            <text:p>anat:R-arti-lisfranc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table:style-name="ce2" office:value-type="string">
            <text:p>anat:L-arti-chopart .</text:p>
          </table:table-cell>
          <table:table-cell table:number-columns-repeated="1021"/>
        </table:table-row>
        <table:table-row table:style-name="ro1">
          <table:table-cell office:value-type="string">
            <text:p>anat:reg-sys-appendi</text:p>
          </table:table-cell>
          <table:table-cell office:value-type="string">
            <text:p>anat:contains</text:p>
          </table:table-cell>
          <table:table-cell office:value-type="string">
            <text:p>anat:L-arti-lisfranc .</text:p>
          </table:table-cell>
          <table:table-cell table:number-columns-repeated="1021"/>
        </table:table-row>
        <table:table-row table:style-name="ro1" table:number-rows-repeated="104802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b inf G" table:style-name="ta1">
        <table:table-column table:style-name="co44" table:default-cell-style-name="ce49"/>
        <table:table-column table:style-name="co31" table:default-cell-style-name="ce49"/>
        <table:table-column table:style-name="co39" table:default-cell-style-name="ce49"/>
        <table:table-column table:style-name="co31" table:default-cell-style-name="ce49"/>
        <table:table-column table:style-name="co45" table:default-cell-style-name="ce49"/>
        <table:table-column table:style-name="co12" table:default-cell-style-name="ce49"/>
        <table:table-column table:style-name="co17" table:default-cell-style-name="ce49"/>
        <table:table-column table:style-name="co31" table:default-cell-style-name="ce49"/>
        <table:table-column table:style-name="co39" table:default-cell-style-name="ce49"/>
        <table:table-column table:style-name="co31" table:default-cell-style-name="ce49"/>
        <table:table-column table:style-name="co46" table:default-cell-style-name="ce49"/>
        <table:table-column table:style-name="co12" table:number-columns-repeated="1007" table:default-cell-style-name="ce49"/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hanche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part-contains</text:p>
          </table:table-cell>
          <table:table-cell/>
          <table:table-cell office:value-type="string">
            <text:p>anat:L-iliaque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cuisse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part-contains</text:p>
          </table:table-cell>
          <table:table-cell/>
          <table:table-cell office:value-type="string">
            <text:p>anat:L-ileon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genou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part-contains</text:p>
          </table:table-cell>
          <table:table-cell/>
          <table:table-cell office:value-type="string">
            <text:p>anat:L-pubis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jambe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part-contains</text:p>
          </table:table-cell>
          <table:table-cell/>
          <table:table-cell office:value-type="string">
            <text:p>anat:L-ischion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cheville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acetabulum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pied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labrum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pied-post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semi-lunaire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medio-pied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iliaq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pied-ant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part-contains</text:p>
          </table:table-cell>
          <table:table-cell/>
          <table:table-cell office:value-type="string">
            <text:p>anat:L-femur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arche-int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em-sup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arche-ext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l-femur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tarse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ete-femur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tarse-post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gd-troc .</text:p>
          </table:table-cell>
          <table:table-cell table:number-columns-repeated="1007"/>
        </table:table-row>
        <table:table-row table:style-name="ro1">
          <table:table-cell table:style-name="ce170" office:value-type="string">
            <text:p>anat:reg-L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tarse-ant .</text:p>
          </table:table-cell>
          <table:table-cell/>
          <table:table-cell office:value-type="string">
            <text:p>anat:reg-L-hanch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t-troc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iliaque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ileon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emur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ubis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em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ischion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l-femur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tubT-iliaq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ete-femur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sacree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gd-troc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acetabulum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t-troc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labrum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fem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semi-lunaire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em-inf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ubienne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iliaq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emur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tib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fem-sup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tib-l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ol-femur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p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tete-femur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ndyle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gd-troc .</text:p>
          </table:table-cell>
          <table:table-cell/>
          <table:table-cell office:value-type="string">
            <text:p>anat:reg-L-cuiss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ndyle-l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t-troc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yse-fem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part-contains</text:p>
          </table:table-cell>
          <table:table-cell/>
          <table:table-cell office:value-type="string">
            <text:p>anat:R-femur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fem-inf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em-inf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fem-iliaq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tib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fem-tib-med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tib-l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fem-tib-lat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em-p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fem-pat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ndyle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ondyle-med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ndyle-l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ondyle-lat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patell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atella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rps-patell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at-fem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pat-fem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at-fem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part-contains</text:p>
          </table:table-cell>
          <table:table-cell/>
          <table:table-cell office:value-type="string">
            <text:p>anat:L-tibi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tibia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tib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tib-sup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ubercule-tib-an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table:style-name="ce2" office:value-type="string">
            <text:p>anat:L-tubercule-tib-ant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fem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yse-tib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fem-l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tib-inf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fib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malleole-tib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nisque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ib-fem-med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nisque-l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ib-fem-lat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part-contains</text:p>
          </table:table-cell>
          <table:table-cell/>
          <table:table-cell office:value-type="string">
            <text:p>anat:L-fibul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ib-fib-sup .</text:p>
          </table:table-cell>
          <table:table-cell/>
          <table:table-cell office:value-type="string">
            <text:p>anat:reg-L-genou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ib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ib-tal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ib-tal-med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ibi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menisque-med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tib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menisque-lat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ubercule-tib-an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ibula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tib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fib-sup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tib-inf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yse-fib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alleole-tib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fib-inf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fem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fib-tib-sup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fem-l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fib-tal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fib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talus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tal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tete-talus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tal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ol-talus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nisque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orps-talus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enisque-la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al-tib-sup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ibul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al-tib-med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ib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al-fib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diaphyse-fib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al-calca-post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ib-inf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al-calca-moy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ib-tib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al-calca-ant .</text:p>
          </table:table-cell>
          <table:table-cell/>
          <table:table-cell office:value-type="string">
            <text:p>anat:reg-L-jamb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ib-tal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tal-na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alca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part-contains</text:p>
          </table:table-cell>
          <table:table-cell/>
          <table:table-cell office:value-type="string">
            <text:p>anat:L-tibi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dorsale-calca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tib-inf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ant-calca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malleole-tib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ost-calca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tal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lantaire-calca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ib-tal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lat-calca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ibul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med-calca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epiphyse-fib-inf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alca-tal-ant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fib-tal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alca-tal-moy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alus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alca-tal-post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tete-talus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alca-cubo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l-talus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ubo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orps-talus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ost-cubo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tib-sup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ant-cubo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tib-med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mediale-cubo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fib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dorsale-cubo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calca-pos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lantaire-cubo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calca-moy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bo-calca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calca-an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bo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tal-nav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bo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alc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bo-meta-IV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alc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bo-meta-V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alc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alc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ost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alc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ant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lat-calc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bord-plantaire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-calc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bord-med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alca-tal-an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bord-lat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alca-tal-moy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navi-tal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alca-tal-post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navi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alca-cubo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navi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ubo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navi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ubo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navi-cubo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ubo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iale-cubo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ost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ubo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lat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ubo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ant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calca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med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lantaire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dorsale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meta-IV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bo-meta-V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-meta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-meta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bord-plantaire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ost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bord-med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lat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bord-lat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ant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tal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med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cune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lantaire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dorsale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navi-cubo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une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une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-meta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lat-cune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une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ost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-cune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lat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une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ant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une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med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plantaire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face-dorsale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-meta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I-nav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-meta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I-cubo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I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I-meta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lat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I-meta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cune-III-meta-IV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meta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meta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yse-meta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meta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-cune-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-meta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-meta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-phal-proxi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meta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ost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meta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lat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yse-meta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ant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meta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med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-cune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plantaire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-cune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face-dorsale-cune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-cune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nav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-meta-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cubo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-meta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cune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-phal-proxi-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meta-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meta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meta-III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meta-III .</text:p>
          </table:table-cell>
          <table:table-cell/>
          <table:table-cell office:value-type="string">
            <text:p>anat:reg-L-cheville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surf-arti-cune-III-meta-IV .</text:p>
          </table:table-cell>
          <table:table-cell table:number-columns-repeated="1007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yse-meta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meta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I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I-meta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I-meta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II-phal-proxi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meta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meta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yse-meta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meta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V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V-meta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V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V-meta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IV-phal-proxi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meta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meta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yse-meta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meta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tubercule-du-meta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V-meta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V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meta-V-phal-proxi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proxi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proxi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proxi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proxi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I-meta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I-phal-dist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dist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dist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dist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dist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dist-I-phal-proxi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proxi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proxi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proxi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proxi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II-meta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II-phal-moy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moy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moy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moy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moy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moy-II-phal-proxi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moy-II-phal-dist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dist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dist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dist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dist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dist-II-phal-moy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proxi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proxi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proxi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proxi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III-meta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III-phal-moy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moy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moy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moy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moy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moy-III-phal-proxi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moy-III-phal-dist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dist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dist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dist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dist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dist-III-phal-moy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proxi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proxi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proxi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proxi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IV-meta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IV-phal-moy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moy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moy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moy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moy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moy-IV-phal-proxi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moy-IV-phal-dist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dist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dist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dist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dist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dist-IV-phal-moy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proxi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proxi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proxi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proxi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V-meta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proxi-V-phal-moy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moy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moy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moy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moy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moy-V-phal-proxi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moy-V-phal-dist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phal-dist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proxi-phal-dist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diaphise-phal-dist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epiphyse-dist-phal-dist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office:value-type="string">
            <text:p>anat:L-surf-arti-phal-dist-V-phal-moy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Default"/>
          <table:table-cell table:style-name="ce2" office:value-type="string">
            <text:p>anat:L-arti-chopar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L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Default"/>
          <table:table-cell office:value-type="string">
            <text:p>anat:L-arti-lisfranc .</text:p>
          </table:table-cell>
          <table:table-cell table:number-columns-repeated="1013"/>
        </table:table-row>
        <table:table-row table:style-name="ro1" table:number-rows-repeated="13">
          <table:table-cell table:style-name="Default" table:number-columns-repeated="5"/>
          <table:table-cell table:number-columns-repeated="1013"/>
        </table:table-row>
        <table:table-row table:style-name="ro1" table:number-rows-repeated="25">
          <table:table-cell table:number-columns-repeated="1018"/>
        </table:table-row>
        <table:table-row table:style-name="ro1" table:number-rows-repeated="14">
          <table:table-cell table:number-columns-repeated="3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3"/>
          <table:table-cell table:style-name="ce172" table:number-columns-repeated="2"/>
          <table:table-cell table:number-columns-repeated="1013"/>
        </table:table-row>
        <table:table-row table:style-name="ro1" table:number-rows-repeated="49">
          <table:table-cell table:number-columns-repeated="3"/>
          <table:table-cell table:style-name="Default" table:number-columns-repeated="5"/>
          <table:table-cell table:number-columns-repeated="1010"/>
        </table:table-row>
        <table:table-row table:style-name="ro1" table:number-rows-repeated="104821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pied G1" table:style-name="ta1">
        <table:table-column table:style-name="co47" table:default-cell-style-name="ce2"/>
        <table:table-column table:style-name="co37" table:default-cell-style-name="ce2"/>
        <table:table-column table:style-name="co32" table:default-cell-style-name="ce2"/>
        <table:table-column table:style-name="co37" table:default-cell-style-name="ce2"/>
        <table:table-column table:style-name="co34" table:default-cell-style-name="ce2"/>
        <table:table-column table:style-name="co48" table:default-cell-style-name="ce2"/>
        <table:table-column table:style-name="co13" table:default-cell-style-name="ce2"/>
        <table:table-column table:style-name="co31" table:default-cell-style-name="ce2"/>
        <table:table-column table:style-name="co39" table:default-cell-style-name="ce2"/>
        <table:table-column table:style-name="co31" table:default-cell-style-name="ce2"/>
        <table:table-column table:style-name="co34" table:default-cell-style-name="ce2"/>
        <table:table-column table:style-name="co12" table:default-cell-style-name="ce2"/>
        <table:table-column table:style-name="co49" table:default-cell-style-name="ce2"/>
        <table:table-column table:style-name="co12" table:number-columns-repeated="1011" table:default-cell-style-name="ce2"/>
        <table:table-row table:style-name="ro1">
          <table:table-cell table:style-name="ce173" office:value-type="string">
            <text:p>anat:reg-L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pied-post .</text:p>
          </table:table-cell>
          <table:table-cell/>
          <table:table-cell table:style-name="ce173" office:value-type="string">
            <text:p>anat:reg-L-pied-post</text:p>
          </table:table-cell>
          <table:table-cell table:style-name="ce173"/>
          <table:table-cell table:style-name="ce170" office:value-type="string">
            <text:p>anat:part-contains</text:p>
          </table:table-cell>
          <table:table-cell table:style-name="ce170"/>
          <table:table-cell table:style-name="ce170" office:value-type="string">
            <text:p>anat:reg-L-tarse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L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medio-pied .</text:p>
          </table:table-cell>
          <table:table-cell/>
          <table:table-cell table:style-name="ce173" office:value-type="string">
            <text:p>anat:reg-L-pied-pos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tarse-post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L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pied-ant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 table:style-name="Default"/>
          <table:table-cell table:style-name="ce49" office:value-type="string">
            <text:p>anat:L-talus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L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arche-int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 table:style-name="Default"/>
          <table:table-cell table:style-name="ce49" office:value-type="string">
            <text:p>anat:L-tete-talus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L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arche-ext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col-talus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L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tarse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corps-talus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L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tarse-post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tal-tib-sup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L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tarse-ant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tal-tib-med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alus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tal-fib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ete-talus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tal-calca-post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ol-talus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tal-calca-moy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orps-talus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tal-calca-ant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tib-sup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tal-na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tib-med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calca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fib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face-dorsale-calca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post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face-ant-calca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moy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face-post-calca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ant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face-plantaire-calca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nav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face-lat-calca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alca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face-med-calca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alca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calca-tal-ant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alca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calca-tal-moy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alca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calca-tal-post .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alca .</text:p>
          </table:table-cell>
          <table:table-cell/>
          <table:table-cell table:style-name="Default" office:value-type="string">
            <text:p>anat:reg-L-pied-post</text:p>
          </table:table-cell>
          <table:table-cell table:style-name="Default"/>
          <table:table-cell table:style-name="Default" office:value-type="string">
            <text:p>anat:contains</text:p>
          </table:table-cell>
          <table:table-cell/>
          <table:table-cell table:style-name="ce49" office:value-type="string">
            <text:p>anat:L-surf-arti-calca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alca .</text:p>
          </table:table-cell>
          <table:table-cell/>
          <table:table-cell table:style-name="Default" office:value-type="string">
            <text:p>anat:reg-L-pied-post</text:p>
          </table:table-cell>
          <table:table-cell/>
          <table:table-cell table:style-name="ce174" office:value-type="string">
            <text:p>anat:part-contains</text:p>
          </table:table-cell>
          <table:table-cell/>
          <table:table-cell office:value-type="string">
            <text:p>anat:L-arti-chopart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alca .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ant .</text:p>
          </table:table-cell>
          <table:table-cell/>
          <table:table-cell table:style-name="ce170" office:value-type="string">
            <text:p>anat:reg-L-medio-pied</text:p>
          </table:table-cell>
          <table:table-cell table:style-name="ce170"/>
          <table:table-cell table:style-name="ce170" office:value-type="string">
            <text:p>anat:part-contains</text:p>
          </table:table-cell>
          <table:table-cell table:style-name="ce170"/>
          <table:table-cell table:style-name="ce170" office:value-type="string">
            <text:p>anat:reg-L-tarse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moy .</text:p>
          </table:table-cell>
          <table:table-cell/>
          <table:table-cell table:style-name="ce170" office:value-type="string">
            <text:p>anat:reg-L-medio-pied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tarse-ant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post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cubo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bo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bo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iale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bo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iale-cubo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bo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alca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bo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alca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IV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V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plantaire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med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plantaire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lat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med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tal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lat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tal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bo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meta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nav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nav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ne-II .</text:p>
          </table:table-cell>
          <table:table-cell/>
          <table:table-cell table:style-name="ce49"/>
          <table:table-cell table:number-columns-repeated="1011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bo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ne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I .</text:p>
          </table:table-cell>
          <table:table-cell/>
          <table:table-cell table:style-name="ce49"/>
          <table:table-cell table:number-columns-repeated="1011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I .</text:p>
          </table:table-cell>
          <table:table-cell/>
          <table:table-cell office:value-type="string">
            <text:p>anat:reg-L-medio-pied</text:p>
          </table:table-cell>
          <table:table-cell/>
          <table:table-cell office:value-type="string">
            <text:p>anat:part-contains</text:p>
          </table:table-cell>
          <table:table-cell table:style-name="Default"/>
          <table:table-cell office:value-type="string">
            <text:p>anat:L-arti-chopart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V .</text:p>
          </table:table-cell>
          <table:table-cell/>
          <table:table-cell office:value-type="string">
            <text:p>anat:reg-L-medio-pied</text:p>
          </table:table-cell>
          <table:table-cell table:style-name="Default"/>
          <table:table-cell office:value-type="string">
            <text:p>anat:part-contains</text:p>
          </table:table-cell>
          <table:table-cell table:style-name="Default"/>
          <table:table-cell table:style-name="ce49" office:value-type="string">
            <text:p>anat:L-arti-lisfranc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 .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-cune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-meta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-phal-proxi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-phal-proxi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cune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cune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cune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cune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cune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meta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meta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meta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phal-proxi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meta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phal-proxi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cune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meta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meta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phal-proxi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meta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phal-proxi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cune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meta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cune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cubo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meta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meta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phal-proxi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meta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phal-proxi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ubercule-du-meta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V-meta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ubercule-du-meta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V-cubo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V-meta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V-phal-proxi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V-cubo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V-phal-proxi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-meta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-phal-dist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-meta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-phal-dist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-phal-proxi-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-phal-proxi-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-meta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-phal-moy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-meta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-phal-moy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-phal-proxi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-phal-dist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-phal-proxi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-phal-dist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I-phal-moy-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I-phal-moy-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I-meta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I-phal-moy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I-meta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I-phal-moy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I-phal-proxi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I-phal-dist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I-phal-proxi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I-phal-dist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II-phal-moy-III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II-phal-moy-III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V-meta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V-phal-moy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V-meta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V-phal-moy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V-phal-proxi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V-phal-dist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V-phal-proxi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V-phal-dist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V-phal-moy-I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V-phal-moy-I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V-meta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V-phal-moy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V-meta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V-phal-moy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V-phal-proxi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V-phal-dist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V-phal-proxi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V-phal-dist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V-phal-moy-V .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arti-chopart</text:p>
          </table:table-cell>
          <table:table-cell/>
          <table:table-cell office:value-type="string">
            <text:p>anat:reg-L-pied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V-phal-moy-V .</text:p>
          </table:table-cell>
          <table:table-cell table:number-columns-repeated="1013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arti-lisfranc</text:p>
          </table:table-cell>
          <table:table-cell/>
          <table:table-cell office:value-type="string">
            <text:p>anat:reg-L-pied-ant</text:p>
          </table:table-cell>
          <table:table-cell table:style-name="Default"/>
          <table:table-cell office:value-type="string">
            <text:p>anat:part-contains</text:p>
          </table:table-cell>
          <table:table-cell table:style-name="Default"/>
          <table:table-cell table:style-name="ce49" office:value-type="string">
            <text:p>anat:L-arti-lisfranc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L-arti-chopart</text:p>
          </table:table-cell>
          <table:table-cell table:number-columns-repeated="1019"/>
        </table:table-row>
        <table:table-row table:style-name="ro1">
          <table:table-cell office:value-type="string">
            <text:p>anat:reg-L-pied</text:p>
          </table:table-cell>
          <table:table-cell/>
          <table:table-cell office:value-type="string">
            <text:p>anat:contains</text:p>
          </table:table-cell>
          <table:table-cell table:style-name="Default"/>
          <table:table-cell table:style-name="ce49" office:value-type="string">
            <text:p>anat:L-arti-lisfranc</text:p>
          </table:table-cell>
          <table:table-cell table:number-columns-repeated="1019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ed G2" table:style-name="ta1">
        <table:table-column table:style-name="co44" table:default-cell-style-name="ce2"/>
        <table:table-column table:style-name="co37" table:default-cell-style-name="ce2"/>
        <table:table-column table:style-name="co18" table:default-cell-style-name="ce2"/>
        <table:table-column table:style-name="co37" table:default-cell-style-name="ce2"/>
        <table:table-column table:style-name="co50" table:default-cell-style-name="ce2"/>
        <table:table-column table:style-name="co12" table:default-cell-style-name="ce2"/>
        <table:table-column table:style-name="co51" table:default-cell-style-name="ce2"/>
        <table:table-column table:style-name="co37" table:default-cell-style-name="ce2"/>
        <table:table-column table:style-name="co18" table:default-cell-style-name="ce2"/>
        <table:table-column table:style-name="co37" table:default-cell-style-name="ce2"/>
        <table:table-column table:style-name="co52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alus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ete-talus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ete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ol-talus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ol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orps-talus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orps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tib-sup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tib-sup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tib-med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tib-med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fib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fib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post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pos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moy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moy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ant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an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nav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na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nav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nav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nav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plantaire-nav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med-nav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lat-nav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tal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an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moy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pos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bo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ial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nav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I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plantaire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med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la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tal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nav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meta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nav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bo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V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-meta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-phal-proxi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meta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cune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cune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meta-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meta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-phal-proxi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cune-I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meta-II .</text:p>
          </table:table-cell>
          <table:table-cell/>
          <table:table-cell table:style-name="ce1" office:value-type="string">
            <text:p>anat:reg-L-tarse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L-arti-chopar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meta-IV .</text:p>
          </table:table-cell>
          <table:table-cell/>
          <table:table-cell table:style-name="ce1" office:value-type="string">
            <text:p>anat:reg-L-tarse</text:p>
          </table:table-cell>
          <table:table-cell table:style-name="Default"/>
          <table:table-cell office:value-type="string">
            <text:p>anat:part-contains</text:p>
          </table:table-cell>
          <table:table-cell table:style-name="Default"/>
          <table:table-cell table:style-name="ce49" office:value-type="string">
            <text:p>anat:L-arti-lisfranc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II-phal-proxi-III .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ete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ol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orps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-meta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tib-sup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-phal-dist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tib-med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fib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pos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moy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calca-an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-phal-proxi-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tal-na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-meta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-phal-moy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an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moy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pos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-phal-proxi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-phal-dist-II .</text:p>
          </table:table-cell>
          <table:table-cell/>
          <table:table-cell table:style-name="ce3" office:value-type="string">
            <text:p>anat:reg-L-tarse-post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L-arti-chopar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I .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I-phal-moy-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ial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I-meta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II-phal-moy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I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I-phal-proxi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plantaire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II-phal-dist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med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bord-la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tal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II-phal-moy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L-arti-chopart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navi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L-arche-int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L-arti-lisfranc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 .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alca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alca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alca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alca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alca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alca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nav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alca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ant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moy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-meta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tal-post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alca-cubo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bo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bo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bo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iale-cubo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bo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bo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nav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alca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nav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cune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-meta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I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bo-meta-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ost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I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lat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I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ant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I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med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I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plantaire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cune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face-dorsale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meta-III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nav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cubo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bo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meta-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IV-phal-proxi-I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meta-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meta-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cune-III-meta-IV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yse-meta-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L-arti-chopart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meta-V .</text:p>
          </table:table-cell>
          <table:table-cell/>
          <table:table-cell table:style-name="ce3" office:value-type="string">
            <text:p>anat:reg-L-tarse-ant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L-arti-lisfranc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tubercule-du-meta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V-meta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V-cubo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meta-V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V-meta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IV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V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IV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IV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V-meta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proxi-V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V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moy-V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proxi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diaphise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epiphyse-dist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L-surf-arti-phal-dist-V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L-arti-chopart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L-arche-ext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L-arti-lisfranc .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 inf D" table:style-name="ta1">
        <table:table-column table:style-name="co13" table:default-cell-style-name="ce2"/>
        <table:table-column table:style-name="co37" table:default-cell-style-name="ce2"/>
        <table:table-column table:style-name="co39" table:default-cell-style-name="ce2"/>
        <table:table-column table:style-name="co37" table:default-cell-style-name="ce2"/>
        <table:table-column table:style-name="co34" table:default-cell-style-name="ce2"/>
        <table:table-column table:style-name="co12" table:default-cell-style-name="ce2"/>
        <table:table-column table:style-name="co53" table:default-cell-style-name="ce2"/>
        <table:table-column table:style-name="co31" table:default-cell-style-name="ce2"/>
        <table:table-column table:style-name="co54" table:default-cell-style-name="ce2"/>
        <table:table-column table:style-name="co31" table:default-cell-style-name="ce2"/>
        <table:table-column table:style-name="co55" table:default-cell-style-name="ce2"/>
        <table:table-column table:style-name="co12" table:number-columns-repeated="1013" table:default-cell-style-name="ce2"/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hanche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R-iliaque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cuisse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R-ileon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genou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R-pubis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jambe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R-ischion .</text:p>
          </table:table-cell>
          <table:table-cell table:number-columns-repeated="2"/>
          <table:table-cell table:style-name="ce167"/>
          <table:table-cell table:number-columns-repeated="1010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cheville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acetabulum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pied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labrum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pied-post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semi-lunaire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medio-pied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em-iliaq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pied-ant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R-femur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arche-int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fem-sup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arche-ext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ol-femur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tarse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tete-femur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tarse-post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gd-troc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inf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tarse-ant .</text:p>
          </table:table-cell>
          <table:table-cell/>
          <table:table-cell table:style-name="ce49" office:value-type="string">
            <text:p>anat:reg-R-hanch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pt-troc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iliaque .</text:p>
          </table:table-cell>
          <table:table-cell table:number-columns-repeated="3"/>
          <table:table-cell table:style-name="ce169"/>
          <table:table-cell table:number-columns-repeated="1015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ileon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emur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ubis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fem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ischion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ol-femur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tubT-iliaq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tete-femur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sacree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gd-troc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acetabulum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pt-troc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labrum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diaphyse-fem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semi-lunaire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fem-inf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ubienne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em-iliaq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emur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em-tib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fem-sup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em-tib-l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ol-femur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em-p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tete-femur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ondyle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gd-troc .</text:p>
          </table:table-cell>
          <table:table-cell/>
          <table:table-cell table:style-name="ce49" office:value-type="string">
            <text:p>anat:reg-R-cuiss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ondyle-l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t-troc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yse-fem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R-femur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fem-inf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fem-inf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fem-iliaq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em-tib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fem-tib-med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em-tib-l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fem-tib-lat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em-p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fem-pat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ondyle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ondyle-med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ondyle-l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ondyle-lat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patell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atella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orps-patell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orps-patella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pat-fem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at-fem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R-tibi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tibia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tib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tib-sup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office:value-type="string">
            <text:p>anat:R-tubercule-tib-an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office:value-type="string">
            <text:p>anat:R-tubercule-tib-ant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fem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yse-tib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fem-l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tib-inf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fib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malleole-tib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menisque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ib-fem-med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menisque-l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ib-fem-lat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R-fibul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ib-fib-sup .</text:p>
          </table:table-cell>
          <table:table-cell/>
          <table:table-cell table:style-name="ce167" office:value-type="string">
            <text:p>anat:reg-R-genou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fib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ib-tal-sup .</text:p>
          </table:table-cell>
          <table:table-cell table:number-columns-repeated="5"/>
          <table:table-cell table:style-name="ce49"/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ib-tal-med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tibi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menisque-med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tib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menisque-lat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office:value-type="string">
            <text:p>anat:R-tubercule-tib-an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ibula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diaphyse-tib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fib-sup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tib-inf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yse-fib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malleole-tib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fib-inf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fem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fib-tib-sup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fem-l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fib-tal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fib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talus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tal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tete-talus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tal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ol-talus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menisque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orps-talus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menisque-la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al-tib-sup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ibul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al-tib-med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fib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al-fib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diaphyse-fib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al-calca-post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fib-inf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al-calca-moy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ib-tib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al-calca-ant .</text:p>
          </table:table-cell>
          <table:table-cell/>
          <table:table-cell table:style-name="ce167" office:value-type="string">
            <text:p>anat:reg-R-jamb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ib-tal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tal-na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alca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office:value-type="string">
            <text:p>anat:part-contains</text:p>
          </table:table-cell>
          <table:table-cell/>
          <table:table-cell table:style-name="ce49" office:value-type="string">
            <text:p>anat:R-tibi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dorsale-calca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tib-inf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ant-calca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malleole-tib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ost-calca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tal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lantaire-calca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ib-tal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lat-calca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ibul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med-calca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epiphyse-fib-inf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alca-tal-ant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fib-tal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alca-tal-moy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talus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alca-tal-post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tete-talus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alca-cubo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ol-talus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ubo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orps-talus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ost-cubo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al-tib-sup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ant-cubo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al-tib-med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mediale-cubo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al-fib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dorsale-cubo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al-calca-pos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lantaire-cubo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al-calca-moy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bo-calca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al-calca-an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bo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tal-na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bo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alc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bo-meta-IV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dorsale-calc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bo-meta-V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ant-calc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ost-calc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ost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lantaire-calc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ant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lat-calc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bord-plantaire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med-calc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bord-med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alca-tal-an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bord-lat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alca-tal-moy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navi-tal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alca-tal-post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navi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alca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navi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navi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ost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navi-cubo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ant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mediale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ost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dorsale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lat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lantaire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ant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bo-calca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med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bo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lantaire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bo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dorsale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bo-meta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bo-meta-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-meta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ost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-meta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ant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bord-plantaire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ost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bord-med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lat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bord-lat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ant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navi-tal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med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navi-cune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lantaire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navi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dorsale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navi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navi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une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ost-cune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-meta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lat-cune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ant-cune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ost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med-cune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lat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lantaire-cune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ant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dorsale-cune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med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plantaire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face-dorsale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-meta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I-nav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-meta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I-cubo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I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ost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I-meta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lat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I-meta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ant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cune-III-meta-IV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med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meta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lantaire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meta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dorsale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yse-meta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meta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-cune-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-meta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-meta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-phal-proxi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meta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ost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meta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lat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yse-meta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ant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meta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med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-cune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plantaire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-cune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face-dorsale-cune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-cune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I-nav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-meta-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I-cubo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-meta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I-cune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-phal-proxi-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I-meta-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meta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I-meta-III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meta-III .</text:p>
          </table:table-cell>
          <table:table-cell/>
          <table:table-cell table:style-name="ce167" office:value-type="string">
            <text:p>anat:reg-R-cheville</text:p>
          </table:table-cell>
          <table:table-cell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surf-arti-cune-III-meta-IV .</text:p>
          </table:table-cell>
          <table:table-cell table:number-columns-repeated="1013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yse-meta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meta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I-cune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I-meta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I-meta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II-phal-proxi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meta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meta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yse-meta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meta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V-cune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V-meta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V-cubo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V-meta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IV-phal-proxi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meta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meta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yse-meta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meta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tubercule-du-meta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V-meta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V-cubo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meta-V-phal-proxi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proxi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proxi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proxi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proxi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I-meta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I-phal-dist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dist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dist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dist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dist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dist-I-phal-proxi-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proxi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proxi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proxi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proxi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II-meta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II-phal-moy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moy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moy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moy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moy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moy-II-phal-proxi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moy-II-phal-dist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dist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dist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dist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dist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dist-II-phal-moy-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proxi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proxi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proxi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proxi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III-meta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III-phal-moy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moy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moy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moy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moy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moy-III-phal-proxi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moy-III-phal-dist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dist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dist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dist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dist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dist-III-phal-moy-III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proxi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proxi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proxi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proxi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IV-meta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IV-phal-moy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moy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moy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moy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moy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moy-IV-phal-proxi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moy-IV-phal-dist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dist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dist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dist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dist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dist-IV-phal-moy-I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proxi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proxi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proxi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proxi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V-meta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proxi-V-phal-moy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moy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moy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moy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moy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moy-V-phal-proxi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moy-V-phal-dist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phal-dist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proxi-phal-dist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diaphise-phal-dist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epiphyse-dist-phal-dist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surf-arti-phal-dist-V-phal-moy-V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 table:style-name="ce49"/>
          <table:table-cell table:style-name="ce49" office:value-type="string">
            <text:p>anat:R-arti-chopart .</text:p>
          </table:table-cell>
          <table:table-cell table:number-columns-repeated="1019"/>
        </table:table-row>
        <table:table-row table:style-name="ro1">
          <table:table-cell table:style-name="ce169" office:value-type="string">
            <text:p>anat:reg-R-mb-inf</text:p>
          </table:table-cell>
          <table:table-cell table:style-name="ce169"/>
          <table:table-cell table:style-name="ce169" office:value-type="string">
            <text:p>anat:contains</text:p>
          </table:table-cell>
          <table:table-cell/>
          <table:table-cell table:style-name="ce49" office:value-type="string">
            <text:p>anat:R-arti-lisfranc .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9" table:number-columns-repeated="4"/>
          <table:table-cell table:style-name="ce167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9" table:number-columns-repeated="5"/>
          <table:table-cell table:number-columns-repeated="1019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ed D1" table:style-name="ta1">
        <table:table-column table:style-name="co47" table:default-cell-style-name="ce167"/>
        <table:table-column table:style-name="co37" table:default-cell-style-name="Default"/>
        <table:table-column table:style-name="co32" table:default-cell-style-name="ce169"/>
        <table:table-column table:style-name="co37" table:default-cell-style-name="Default"/>
        <table:table-column table:style-name="co34" table:default-cell-style-name="ce49"/>
        <table:table-column table:style-name="co48" table:default-cell-style-name="Default"/>
        <table:table-column table:style-name="co13" table:default-cell-style-name="ce3"/>
        <table:table-column table:style-name="co31" table:default-cell-style-name="Default"/>
        <table:table-column table:style-name="co39" table:default-cell-style-name="ce169"/>
        <table:table-column table:style-name="co31" table:default-cell-style-name="Default"/>
        <table:table-column table:style-name="co34" table:default-cell-style-name="ce49"/>
        <table:table-column table:style-name="co12" table:default-cell-style-name="Default"/>
        <table:table-column table:style-name="co49" table:default-cell-style-name="Default"/>
        <table:table-column table:style-name="co12" table:default-cell-style-name="Default"/>
        <table:table-row table:style-name="ro1">
          <table:table-cell table:style-name="ce173" office:value-type="string">
            <text:p>anat:reg-R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pied-post .</text:p>
          </table:table-cell>
          <table:table-cell/>
          <table:table-cell table:style-name="ce173" office:value-type="string">
            <text:p>anat:reg-R-pied-post</text:p>
          </table:table-cell>
          <table:table-cell table:style-name="ce173"/>
          <table:table-cell table:style-name="ce170" office:value-type="string">
            <text:p>anat:part-contains</text:p>
          </table:table-cell>
          <table:table-cell table:style-name="ce170"/>
          <table:table-cell table:style-name="ce170" office:value-type="string">
            <text:p>anat:reg-R-tarse .</text:p>
          </table:table-cell>
          <table:table-cell table:number-columns-repeated="3"/>
        </table:table-row>
        <table:table-row table:style-name="ro1">
          <table:table-cell table:style-name="ce173" office:value-type="string">
            <text:p>anat:reg-R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medio-pied .</text:p>
          </table:table-cell>
          <table:table-cell/>
          <table:table-cell table:style-name="ce173" office:value-type="string">
            <text:p>anat:reg-R-pied-pos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tarse-post .</text:p>
          </table:table-cell>
          <table:table-cell table:number-columns-repeated="3"/>
        </table:table-row>
        <table:table-row table:style-name="ro1">
          <table:table-cell table:style-name="ce173" office:value-type="string">
            <text:p>anat:reg-R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pied-ant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alus .</text:p>
          </table:table-cell>
          <table:table-cell table:number-columns-repeated="3"/>
        </table:table-row>
        <table:table-row table:style-name="ro1">
          <table:table-cell table:style-name="ce173" office:value-type="string">
            <text:p>anat:reg-R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arche-int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ete-talus .</text:p>
          </table:table-cell>
          <table:table-cell table:number-columns-repeated="3"/>
        </table:table-row>
        <table:table-row table:style-name="ro1">
          <table:table-cell table:style-name="ce173" office:value-type="string">
            <text:p>anat:reg-R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arche-ext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l-talus .</text:p>
          </table:table-cell>
          <table:table-cell table:number-columns-repeated="3"/>
        </table:table-row>
        <table:table-row table:style-name="ro1">
          <table:table-cell table:style-name="ce173" office:value-type="string">
            <text:p>anat:reg-R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tarse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rps-talus .</text:p>
          </table:table-cell>
          <table:table-cell table:number-columns-repeated="3"/>
        </table:table-row>
        <table:table-row table:style-name="ro1">
          <table:table-cell table:style-name="ce173" office:value-type="string">
            <text:p>anat:reg-R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tarse-post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tib-sup .</text:p>
          </table:table-cell>
          <table:table-cell table:number-columns-repeated="3"/>
        </table:table-row>
        <table:table-row table:style-name="ro1">
          <table:table-cell table:style-name="ce173" office:value-type="string">
            <text:p>anat:reg-R-pied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tarse-ant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tib-med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alus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fib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ete-talus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calca-post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l-talus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calca-moy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orps-talus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calca-ant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tib-sup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na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tib-med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alca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fib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alca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calca-post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alca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calca-moy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alca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calca-ant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alca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tal-nav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lat-calca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alca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-calca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alca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tal-ant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alca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tal-moy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alca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tal-post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alca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lat-calca .</text:p>
          </table:table-cell>
          <table:table-cell/>
          <table:table-cell table:style-name="ce2" office:value-type="string">
            <text:p>anat:reg-R-pied-post</text:p>
          </table:table-cell>
          <table:table-cell/>
          <table:table-cell office:value-type="string">
            <text:p>anat:part-contains</text:p>
          </table:table-cell>
          <table:table-cell table:style-name="ce49"/>
          <table:table-cell office:value-type="string">
            <text:p>anat:R-arti-chopart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-calca .</text:p>
          </table:table-cell>
          <table:table-cell/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tal-ant .</text:p>
          </table:table-cell>
          <table:table-cell/>
          <table:table-cell table:style-name="ce170" office:value-type="string">
            <text:p>anat:reg-R-medio-pied</text:p>
          </table:table-cell>
          <table:table-cell table:style-name="ce170"/>
          <table:table-cell table:style-name="ce170" office:value-type="string">
            <text:p>anat:part-contains</text:p>
          </table:table-cell>
          <table:table-cell table:style-name="ce170"/>
          <table:table-cell table:style-name="ce170" office:value-type="string">
            <text:p>anat:reg-R-tarse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tal-moy .</text:p>
          </table:table-cell>
          <table:table-cell/>
          <table:table-cell table:style-name="ce170" office:value-type="string">
            <text:p>anat:reg-R-medio-pied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tarse-ant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tal-post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alca-cubo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post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ubo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ant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ubo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mediale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ubo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dorsale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iale-cubo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plantaire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ubo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bo-calca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ubo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bo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calca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bo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bo-meta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bo-meta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meta-IV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bo-meta-V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post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ant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bord-plantaire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bord-med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bord-plantaire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bord-lat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bord-med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navi-tal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bord-lat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navi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tal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navi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cune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navi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navi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navi-cubo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post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une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lat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une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ant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lat-cune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med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une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plantaire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-cune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dorsale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une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une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-meta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-meta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-meta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post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lat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ant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lat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med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plantaire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dorsale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-cune-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-meta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post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lat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ost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ant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lat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med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ant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plantaire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med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face-dorsale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plantaire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I-nav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face-dorsale-cune-I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I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nav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I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cubo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I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cune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I-meta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meta-II .</text:p>
          </table:table-cell>
          <table:table-cell/>
          <table:table-cell table:style-name="ce169" office:value-type="string">
            <text:p>anat:reg-R-medio-pied</text:p>
          </table:table-cell>
          <table:table-cell table:style-name="ce169"/>
          <table:table-cell office:value-type="string">
            <text:p>anat:contains</text:p>
          </table:table-cell>
          <table:table-cell/>
          <table:table-cell office:value-type="string">
            <text:p>anat:R-surf-arti-cune-III-meta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meta-III .</text:p>
          </table:table-cell>
          <table:table-cell/>
          <table:table-cell table:style-name="ce169" office:value-type="string">
            <text:p>anat:reg-R-medio-pied</text:p>
          </table:table-cell>
          <table:table-cell/>
          <table:table-cell office:value-type="string">
            <text:p>anat:part-contains</text:p>
          </table:table-cell>
          <table:table-cell table:style-name="ce49"/>
          <table:table-cell office:value-type="string">
            <text:p>anat:R-arti-chopart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cune-III-meta-IV .</text:p>
          </table:table-cell>
          <table:table-cell/>
          <table:table-cell table:style-name="ce169" office:value-type="string">
            <text:p>anat:reg-R-medio-pied</text:p>
          </table:table-cell>
          <table:table-cell/>
          <table:table-cell office:value-type="string">
            <text:p>anat:part-contains</text:p>
          </table:table-cell>
          <table:table-cell table:style-name="ce2"/>
          <table:table-cell office:value-type="string">
            <text:p>anat:R-arti-lisfranc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 .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-cune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-meta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-phal-proxi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-phal-proxi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cune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cune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cune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cune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cune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meta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meta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meta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phal-proxi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meta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-phal-proxi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cune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meta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meta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phal-proxi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meta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II-phal-proxi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cune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meta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cune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cubo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meta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meta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phal-proxi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meta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IV-phal-proxi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meta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meta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yse-meta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ubercule-du-meta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meta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V-meta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tubercule-du-meta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V-cubo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V-meta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V-phal-proxi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V-cubo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meta-V-phal-proxi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-meta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-phal-dist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-meta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-phal-dist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-phal-proxi-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-phal-proxi-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-meta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-phal-moy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-meta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-phal-moy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-phal-proxi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-phal-dist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-phal-proxi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-phal-dist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I-phal-moy-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I-phal-moy-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I-meta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I-phal-moy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I-meta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II-phal-moy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I-phal-proxi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I-phal-dist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I-phal-proxi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II-phal-dist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II-phal-moy-III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II-phal-moy-III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V-meta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V-phal-moy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V-meta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IV-phal-moy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V-phal-proxi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V-phal-dist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V-phal-proxi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IV-phal-dist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V-phal-moy-I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IV-phal-moy-I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proxi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proxi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proxi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V-meta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proxi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V-phal-moy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V-meta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proxi-V-phal-moy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moy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moy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moy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V-phal-proxi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moy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V-phal-dist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V-phal-proxi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moy-V-phal-dist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phal-dist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proxi-phal-dist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diaphise-phal-dist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V-phal-moy-V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epiphyse-dist-phal-dist-V .</text:p>
          </table:table-cell>
          <table:table-cell table:number-columns-repeated="3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 table:style-name="ce49"/>
          <table:table-cell office:value-type="string">
            <text:p>anat:R-arti-chopart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contains</text:p>
          </table:table-cell>
          <table:table-cell/>
          <table:table-cell office:value-type="string">
            <text:p>anat:R-surf-arti-phal-dist-V-phal-moy-V .</text:p>
          </table:table-cell>
          <table:table-cell table:style-name="ce169"/>
          <table:table-cell table:style-name="ce49" table:number-columns-repeated="2"/>
        </table:table-row>
        <table:table-row table:style-name="ro1">
          <table:table-cell office:value-type="string">
            <text:p>anat:reg-R-pied</text:p>
          </table:table-cell>
          <table:table-cell/>
          <table:table-cell office:value-type="string">
            <text:p>anat:contains</text:p>
          </table:table-cell>
          <table:table-cell table:style-name="ce2"/>
          <table:table-cell office:value-type="string">
            <text:p>anat:R-arti-lisfranc .</text:p>
          </table:table-cell>
          <table:table-cell/>
          <table:table-cell office:value-type="string">
            <text:p>anat:reg-R-pied-ant</text:p>
          </table:table-cell>
          <table:table-cell/>
          <table:table-cell office:value-type="string">
            <text:p>anat:part-contains</text:p>
          </table:table-cell>
          <table:table-cell table:style-name="ce2"/>
          <table:table-cell office:value-type="string">
            <text:p>anat:R-arti-lisfranc .</text:p>
          </table:table-cell>
          <table:table-cell table:number-columns-repeated="3"/>
        </table:table-row>
      </table:table>
      <table:table table:name="pied D2" table:style-name="ta1">
        <table:table-column table:style-name="co7" table:default-cell-style-name="ce2"/>
        <table:table-column table:style-name="co37" table:default-cell-style-name="ce2"/>
        <table:table-column table:style-name="co18" table:default-cell-style-name="ce2"/>
        <table:table-column table:style-name="co37" table:default-cell-style-name="ce2"/>
        <table:table-column table:style-name="co34" table:default-cell-style-name="ce2"/>
        <table:table-column table:style-name="co12" table:default-cell-style-name="ce2"/>
        <table:table-column table:style-name="co56" table:default-cell-style-name="ce2"/>
        <table:table-column table:style-name="co37" table:default-cell-style-name="ce2"/>
        <table:table-column table:style-name="co18" table:default-cell-style-name="ce2"/>
        <table:table-column table:style-name="co37" table:default-cell-style-name="ce2"/>
        <table:table-column table:style-name="co57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talus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tete-talus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tete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ol-talus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ol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orps-talus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orps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tib-sup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tib-sup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tib-med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tib-med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fib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fib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calca-post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calca-pos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calca-moy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calca-moy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calca-ant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calca-an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nav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na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nav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nav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nav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bord-plantaire-nav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bord-med-nav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bord-lat-nav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tal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ne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tal-an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tal-moy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tal-pos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moy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moy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moy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moy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ne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ial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une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ne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ne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nav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meta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meta-I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meta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meta-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bord-plantaire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bord-med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bord-la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tal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nav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cune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meta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nav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cubo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meta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meta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meta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meta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meta-IV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meta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meta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yse-meta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meta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-cune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-meta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-phal-proxi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meta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meta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meta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yse-meta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meta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-cune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-cune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-meta-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-meta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-phal-proxi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meta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meta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yse-meta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meta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meta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meta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I-cune-I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meta-I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I-meta-II .</text:p>
          </table:table-cell>
          <table:table-cell/>
          <table:table-cell table:style-name="ce1" office:value-type="string">
            <text:p>anat:reg-R-tarse</text:p>
          </table:table-cell>
          <table:table-cell/>
          <table:table-cell table:style-name="ce169" office:value-type="string">
            <text:p>anat:part-contains</text:p>
          </table:table-cell>
          <table:table-cell table:style-name="ce49"/>
          <table:table-cell table:style-name="ce49" office:value-type="string">
            <text:p>anat:R-arti-chopar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I-meta-IV .</text:p>
          </table:table-cell>
          <table:table-cell/>
          <table:table-cell table:style-name="ce1" office:value-type="string">
            <text:p>anat:reg-R-tarse</text:p>
          </table:table-cell>
          <table:table-cell table:style-name="Default"/>
          <table:table-cell table:style-name="ce169" office:value-type="string">
            <text:p>anat:part-contains</text:p>
          </table:table-cell>
          <table:table-cell/>
          <table:table-cell table:style-name="ce49" office:value-type="string">
            <text:p>anat:R-arti-lisfranc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II-phal-proxi-III .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proxi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proxi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tete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proxi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ol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proxi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orps-talus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I-meta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tib-sup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I-phal-dist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tib-med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dist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fib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dist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calca-pos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dist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calca-moy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dist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calca-an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dist-I-phal-proxi-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tal-na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proxi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proxi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proxi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proxi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II-meta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II-phal-moy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moy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moy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tal-an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moy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tal-moy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moy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tal-pos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moy-II-phal-proxi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moy-II-phal-dist-II .</text:p>
          </table:table-cell>
          <table:table-cell/>
          <table:table-cell table:style-name="ce3" office:value-type="string">
            <text:p>anat:reg-R-tarse-post</text:p>
          </table:table-cell>
          <table:table-cell/>
          <table:table-cell table:style-name="ce169" office:value-type="string">
            <text:p>anat:part-contains</text:p>
          </table:table-cell>
          <table:table-cell table:style-name="ce49"/>
          <table:table-cell table:style-name="ce49" office:value-type="string">
            <text:p>anat:R-arti-chopart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dist-II .</text:p>
          </table:table-cell>
          <table:table-cell/>
          <table:table-cell table:style-name="Default" table:number-columns-repeated="2"/>
          <table:table-cell table:style-name="ce169"/>
          <table:table-cell/>
          <table:table-cell table:style-name="ce49"/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dist-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dist-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dist-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dist-II-phal-moy-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ial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proxi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proxi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proxi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calca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proxi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III-meta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III-phal-moy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meta-I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moy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meta-V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moy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moy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moy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moy-III-phal-proxi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bord-plantaire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moy-III-phal-dist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bord-med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dist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bord-lat-nav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dist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tal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dist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ne-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dist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ne-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dist-III-phal-moy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ne-III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/>
          <table:table-cell table:style-name="ce169" office:value-type="string">
            <text:p>anat:part-contains</text:p>
          </table:table-cell>
          <table:table-cell table:style-name="ce49"/>
          <table:table-cell table:style-name="ce49" office:value-type="string">
            <text:p>anat:R-arti-chopart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navi-cubo .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anat:reg-R-arche-int</text:p>
          </table:table-cell>
          <table:table-cell table:style-name="Default"/>
          <table:table-cell table:style-name="ce169" office:value-type="string">
            <text:p>anat:part-contains</text:p>
          </table:table-cell>
          <table:table-cell/>
          <table:table-cell table:style-name="ce49" office:value-type="string">
            <text:p>anat:R-arti-lisfranc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ne-I .</text:p>
          </table:table-cell>
          <table:table-cell table:number-columns-repeated="1013"/>
        </table:table-row>
        <table:table-row table:style-name="ro1">
          <table:table-cell table:style-name="Default" table:number-columns-repeated="5"/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alca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alca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alca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alca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alca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alca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nav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alca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tal-ant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meta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tal-moy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-meta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tal-post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alca-cubo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bo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bo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bo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iale-cubo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bo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bo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nav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calca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cune-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nav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cune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-meta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meta-I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bo-meta-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ost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meta-I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lat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meta-I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ant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yse-meta-I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med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meta-I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plantaire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V-cune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face-dorsale-cune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V-meta-III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nav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V-cubo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cubo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V-meta-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cune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IV-phal-proxi-I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meta-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meta-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meta-III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meta-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cune-III-meta-IV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yse-meta-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table:style-name="ce169" office:value-type="string">
            <text:p>anat:part-contains</text:p>
          </table:table-cell>
          <table:table-cell table:style-name="ce49"/>
          <table:table-cell table:style-name="ce49" office:value-type="string">
            <text:p>anat:R-arti-chopart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meta-V .</text:p>
          </table:table-cell>
          <table:table-cell/>
          <table:table-cell table:style-name="ce3" office:value-type="string">
            <text:p>anat:reg-R-tarse-ant</text:p>
          </table:table-cell>
          <table:table-cell/>
          <table:table-cell table:style-name="ce169" office:value-type="string">
            <text:p>anat:part-contains</text:p>
          </table:table-cell>
          <table:table-cell/>
          <table:table-cell table:style-name="ce49" office:value-type="string">
            <text:p>anat:R-arti-lisfranc 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tubercule-du-meta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V-meta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V-cubo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meta-V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IV-meta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IV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moy-IV-phal-proxi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moy-IV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dist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dist-IV-phal-moy-I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V-meta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proxi-V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moy-V-phal-proxi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moy-V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proxi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diaphise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epiphyse-dist-phal-dist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office:value-type="string">
            <text:p>anat:contains</text:p>
          </table:table-cell>
          <table:table-cell/>
          <table:table-cell table:style-name="ce49" office:value-type="string">
            <text:p>anat:R-surf-arti-phal-dist-V-phal-moy-V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table:style-name="ce169" office:value-type="string">
            <text:p>anat:part-contains</text:p>
          </table:table-cell>
          <table:table-cell table:style-name="ce49"/>
          <table:table-cell table:style-name="ce49" office:value-type="string">
            <text:p>anat:R-arti-chopart 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nat:reg-R-arche-ext</text:p>
          </table:table-cell>
          <table:table-cell/>
          <table:table-cell table:style-name="ce169" office:value-type="string">
            <text:p>anat:part-contains</text:p>
          </table:table-cell>
          <table:table-cell/>
          <table:table-cell table:style-name="ce49" office:value-type="string">
            <text:p>anat:R-arti-lisfranc .</text:p>
          </table:table-cell>
          <table:table-cell table:number-columns-repeated="1019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 sup" table:style-name="ta1">
        <table:table-column table:style-name="co53" table:default-cell-style-name="ce2"/>
        <table:table-column table:style-name="co58" table:default-cell-style-name="ce2"/>
        <table:table-column table:style-name="co32" table:default-cell-style-name="ce2"/>
        <table:table-column table:style-name="co58" table:default-cell-style-name="ce2"/>
        <table:table-column table:style-name="co59" table:default-cell-style-name="ce2"/>
        <table:table-column table:style-name="co12" table:default-cell-style-name="ce2"/>
        <table:table-column table:style-name="co17" table:default-cell-style-name="ce2"/>
        <table:table-column table:style-name="co31" table:default-cell-style-name="ce2"/>
        <table:table-column table:style-name="co32" table:default-cell-style-name="ce2"/>
        <table:table-column table:style-name="co31" table:default-cell-style-name="ce2"/>
        <table:table-column table:style-name="co60" table:default-cell-style-name="ce2"/>
        <table:table-column table:style-name="co12" table:number-columns-repeated="1013" table:default-cell-style-name="ce2"/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epaule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epaule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bras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bras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coude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coude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avt-bras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avt-bras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poignet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poignet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main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main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canal-carp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canal-carp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5" office:value-type="string">
            <text:p>anat:reg-R-carpe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5" office:value-type="string">
            <text:p>anat:reg-L-carpe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colone-pouce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colone-pouce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rang-I-carpe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rang-I-carpe .</text:p>
          </table:table-cell>
          <table:table-cell table:number-columns-repeated="1013"/>
        </table:table-row>
        <table:table-row table:style-name="ro1">
          <table:table-cell table:style-name="ce170" office:value-type="string">
            <text:p>anat:reg-R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rang-II-carpe .</text:p>
          </table:table-cell>
          <table:table-cell table:style-name="Default"/>
          <table:table-cell table:style-name="ce170" office:value-type="string">
            <text:p>anat:reg-L-mb-sup</text:p>
          </table:table-cell>
          <table:table-cell table:style-name="ce170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rang-II-carpe .</text:p>
          </table:table-cell>
          <table:table-cell table:number-columns-repeated="1013"/>
        </table:table-row>
        <table:table-row table:style-name="ro1">
          <table:table-cell table:style-name="ce49" table:number-columns-repeated="5"/>
          <table:table-cell table:style-name="Default"/>
          <table:table-cell table:style-name="ce49" table:number-columns-repeated="5"/>
          <table:table-cell table:number-columns-repeated="1013"/>
        </table:table-row>
        <table:table-row table:style-name="ro1">
          <table:table-cell table:style-name="ce173" office:value-type="string">
            <text:p>anat:reg-R-poigne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canal-carp .</text:p>
          </table:table-cell>
          <table:table-cell table:style-name="Default"/>
          <table:table-cell table:style-name="ce173" office:value-type="string">
            <text:p>anat:reg-L-poigne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canal-carp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R-poigne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5" office:value-type="string">
            <text:p>anat:reg-R-carpe .</text:p>
          </table:table-cell>
          <table:table-cell table:style-name="Default"/>
          <table:table-cell table:style-name="ce173" office:value-type="string">
            <text:p>anat:reg-L-poigne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5" office:value-type="string">
            <text:p>anat:reg-L-carpe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R-poigne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rang-I-carpe .</text:p>
          </table:table-cell>
          <table:table-cell table:style-name="Default"/>
          <table:table-cell table:style-name="ce173" office:value-type="string">
            <text:p>anat:reg-L-poigne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rang-I-carpe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R-poigne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rang-II-carpe .</text:p>
          </table:table-cell>
          <table:table-cell table:style-name="Default"/>
          <table:table-cell table:style-name="ce173" office:value-type="string">
            <text:p>anat:reg-L-poignet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rang-II-carpe .</text:p>
          </table:table-cell>
          <table:table-cell table:style-name="Default" table:number-columns-repeated="1013"/>
        </table:table-row>
        <table:table-row table:style-name="ro1">
          <table:table-cell table:style-name="ce49" table:number-columns-repeated="5"/>
          <table:table-cell table:style-name="Default"/>
          <table:table-cell table:style-name="ce167" table:number-columns-repeated="2"/>
          <table:table-cell table:style-name="ce49" table:number-columns-repeated="3"/>
          <table:table-cell table:number-columns-repeated="1013"/>
        </table:table-row>
        <table:table-row table:style-name="ro1">
          <table:table-cell table:style-name="ce175" office:value-type="string">
            <text:p>anat:reg-R-carpe</text:p>
          </table:table-cell>
          <table:table-cell table:style-name="ce175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rang-I-carpe .</text:p>
          </table:table-cell>
          <table:table-cell table:style-name="Default"/>
          <table:table-cell table:style-name="ce175" office:value-type="string">
            <text:p>anat:reg-L-carpe</text:p>
          </table:table-cell>
          <table:table-cell table:style-name="ce175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rang-I-carpe .</text:p>
          </table:table-cell>
          <table:table-cell table:number-columns-repeated="1013"/>
        </table:table-row>
        <table:table-row table:style-name="ro1">
          <table:table-cell table:style-name="ce175" office:value-type="string">
            <text:p>anat:reg-R-carpe</text:p>
          </table:table-cell>
          <table:table-cell table:style-name="ce175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rang-II-carpe .</text:p>
          </table:table-cell>
          <table:table-cell table:style-name="Default"/>
          <table:table-cell table:style-name="ce175" office:value-type="string">
            <text:p>anat:reg-L-carpe</text:p>
          </table:table-cell>
          <table:table-cell table:style-name="ce175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rang-II-carpe .</text:p>
          </table:table-cell>
          <table:table-cell table:number-columns-repeated="1013"/>
        </table:table-row>
        <table:table-row table:style-name="ro1">
          <table:table-cell table:style-name="ce49" table:number-columns-repeated="5"/>
          <table:table-cell table:style-name="Default"/>
          <table:table-cell table:style-name="ce49" table:number-columns-repeated="5"/>
          <table:table-cell table:number-columns-repeated="1013"/>
        </table:table-row>
        <table:table-row table:style-name="ro1">
          <table:table-cell table:style-name="ce173" office:value-type="string">
            <text:p>anat:reg-R-main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5" office:value-type="string">
            <text:p>anat:reg-R-carpe .</text:p>
          </table:table-cell>
          <table:table-cell table:style-name="Default"/>
          <table:table-cell table:style-name="ce173" office:value-type="string">
            <text:p>anat:reg-L-main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5" office:value-type="string">
            <text:p>anat:reg-L-carpe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R-main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rang-I-carpe .</text:p>
          </table:table-cell>
          <table:table-cell table:style-name="Default"/>
          <table:table-cell table:style-name="ce173" office:value-type="string">
            <text:p>anat:reg-L-main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rang-I-carpe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R-main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R-rang-II-carpe .</text:p>
          </table:table-cell>
          <table:table-cell table:style-name="Default"/>
          <table:table-cell table:style-name="ce173" office:value-type="string">
            <text:p>anat:reg-L-main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3" office:value-type="string">
            <text:p>anat:reg-L-rang-II-carpe .</text:p>
          </table:table-cell>
          <table:table-cell table:number-columns-repeated="1013"/>
        </table:table-row>
        <table:table-row table:style-name="ro1">
          <table:table-cell table:style-name="ce173" office:value-type="string">
            <text:p>anat:reg-R-main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R-colone-pouce .</text:p>
          </table:table-cell>
          <table:table-cell table:style-name="Default"/>
          <table:table-cell table:style-name="ce173" office:value-type="string">
            <text:p>anat:reg-L-main</text:p>
          </table:table-cell>
          <table:table-cell table:style-name="ce173"/>
          <table:table-cell table:style-name="ce170" office:value-type="string">
            <text:p>anat:contains</text:p>
          </table:table-cell>
          <table:table-cell table:style-name="ce170"/>
          <table:table-cell table:style-name="ce170" office:value-type="string">
            <text:p>anat:reg-L-colone-pouce .</text:p>
          </table:table-cell>
          <table:table-cell table:number-columns-repeated="1013"/>
        </table:table-row>
        <table:table-row table:style-name="ro1">
          <table:table-cell table:style-name="ce172" table:number-columns-repeated="2"/>
          <table:table-cell table:style-name="ce49" table:number-columns-repeated="3"/>
          <table:table-cell table:style-name="Default"/>
          <table:table-cell table:number-columns-repeated="1018"/>
        </table:table-row>
        <table:table-row table:style-name="ro1" table:number-rows-repeated="2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30">
          <table:table-cell table:number-columns-repeated="1024"/>
        </table:table-row>
        <table:table-row table:style-name="ro1" table:number-rows-repeated="254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57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h0monculus.B1:h0monculus.F95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'sys apendi'.C1:'sys apendi'.C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gore </meta:initial-creator>
    <meta:creation-date>2013-04-07T00:28:38</meta:creation-date>
    <dc:date>2013-12-02T11:42:19</dc:date>
    <dc:creator>gregorgore </dc:creator>
    <meta:editing-duration>P2DT12H25M32S</meta:editing-duration>
    <meta:editing-cycles>115</meta:editing-cycles>
    <meta:generator>LibreOffice/3.5$Linux_x86 LibreOffice_project/350m1$Build-2</meta:generator>
    <meta:document-statistic meta:table-count="13" meta:cell-count="14710" meta:object-count="0"/>
  </office:meta>
</office:document-meta>
</file>